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5.48mm" svg:height="81.61mm" svg:x="46.16mm" svg:y="2415.45mm">
            <loext:p draw:notify-on-update-of-ranges="Sheet1.A2:Sheet1.A583 Sheet1.B2:Sheet1.B5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4.99993889675" calcext:value-type="float">
            <text:p>-4.9999388968</text:p>
          </table:table-cell>
          <table:table-cell table:style-name="ce1" office:value-type="float" office:value="0.0000548627545966" calcext:value-type="float">
            <text:p>5.49E-05</text:p>
          </table:table-cell>
        </table:table-row>
        <table:table-row table:style-name="ro1">
          <table:table-cell office:value-type="float" office:value="-4.99993884685" calcext:value-type="float">
            <text:p>-4.9999388469</text:p>
          </table:table-cell>
          <table:table-cell office:value-type="float" office:value="0.00049771490697" calcext:value-type="float">
            <text:p>0.0004977149</text:p>
          </table:table-cell>
        </table:table-row>
        <table:table-row table:style-name="ro1">
          <table:table-cell office:value-type="float" office:value="-4.99999110614" calcext:value-type="float">
            <text:p>-4.9999911061</text:p>
          </table:table-cell>
          <table:table-cell office:value-type="float" office:value="0.00189857414807" calcext:value-type="float">
            <text:p>0.0018985741</text:p>
          </table:table-cell>
        </table:table-row>
        <table:table-row table:style-name="ro1">
          <table:table-cell office:value-type="float" office:value="-5.00010887939" calcext:value-type="float">
            <text:p>-5.0001088794</text:p>
          </table:table-cell>
          <table:table-cell office:value-type="float" office:value="0.00483110442142" calcext:value-type="float">
            <text:p>0.0048311044</text:p>
          </table:table-cell>
        </table:table-row>
        <table:table-row table:style-name="ro1">
          <table:table-cell office:value-type="float" office:value="-4.99961619608" calcext:value-type="float">
            <text:p>-4.9996161961</text:p>
          </table:table-cell>
          <table:table-cell office:value-type="float" office:value="0.00956776841688" calcext:value-type="float">
            <text:p>0.0095677684</text:p>
          </table:table-cell>
        </table:table-row>
        <table:table-row table:style-name="ro1">
          <table:table-cell office:value-type="float" office:value="-4.99801796378" calcext:value-type="float">
            <text:p>-4.9980179638</text:p>
          </table:table-cell>
          <table:table-cell office:value-type="float" office:value="0.0162400973718" calcext:value-type="float">
            <text:p>0.0162400974</text:p>
          </table:table-cell>
        </table:table-row>
        <table:table-row table:style-name="ro1">
          <table:table-cell office:value-type="float" office:value="-4.99482289184" calcext:value-type="float">
            <text:p>-4.9948228918</text:p>
          </table:table-cell>
          <table:table-cell office:value-type="float" office:value="0.0251016830604" calcext:value-type="float">
            <text:p>0.0251016831</text:p>
          </table:table-cell>
        </table:table-row>
        <table:table-row table:style-name="ro1">
          <table:table-cell office:value-type="float" office:value="-4.99009125449" calcext:value-type="float">
            <text:p>-4.9900912545</text:p>
          </table:table-cell>
          <table:table-cell office:value-type="float" office:value="0.0362843530483" calcext:value-type="float">
            <text:p>0.036284353</text:p>
          </table:table-cell>
        </table:table-row>
        <table:table-row table:style-name="ro1">
          <table:table-cell office:value-type="float" office:value="-4.98245662269" calcext:value-type="float">
            <text:p>-4.9824566227</text:p>
          </table:table-cell>
          <table:table-cell office:value-type="float" office:value="0.048880193846" calcext:value-type="float">
            <text:p>0.0488801938</text:p>
          </table:table-cell>
        </table:table-row>
        <table:table-row table:style-name="ro1">
          <table:table-cell office:value-type="float" office:value="-4.97090107593" calcext:value-type="float">
            <text:p>-4.9709010759</text:p>
          </table:table-cell>
          <table:table-cell office:value-type="float" office:value="0.0601974988633" calcext:value-type="float">
            <text:p>0.0601974989</text:p>
          </table:table-cell>
        </table:table-row>
        <table:table-row table:style-name="ro1">
          <table:table-cell office:value-type="float" office:value="-4.95585707129" calcext:value-type="float">
            <text:p>-4.9558570713</text:p>
          </table:table-cell>
          <table:table-cell office:value-type="float" office:value="0.069772099119" calcext:value-type="float">
            <text:p>0.0697720991</text:p>
          </table:table-cell>
        </table:table-row>
        <table:table-row table:style-name="ro1">
          <table:table-cell office:value-type="float" office:value="-4.93786796051" calcext:value-type="float">
            <text:p>-4.9378679605</text:p>
          </table:table-cell>
          <table:table-cell office:value-type="float" office:value="0.0776883426567" calcext:value-type="float">
            <text:p>0.0776883427</text:p>
          </table:table-cell>
        </table:table-row>
        <table:table-row table:style-name="ro1">
          <table:table-cell office:value-type="float" office:value="-4.91858790256" calcext:value-type="float">
            <text:p>-4.9185879026</text:p>
          </table:table-cell>
          <table:table-cell office:value-type="float" office:value="0.0833775896946" calcext:value-type="float">
            <text:p>0.0833775897</text:p>
          </table:table-cell>
        </table:table-row>
        <table:table-row table:style-name="ro1">
          <table:table-cell office:value-type="float" office:value="-4.89890489219" calcext:value-type="float">
            <text:p>-4.8989048922</text:p>
          </table:table-cell>
          <table:table-cell office:value-type="float" office:value="0.087047986999" calcext:value-type="float">
            <text:p>0.087047987</text:p>
          </table:table-cell>
        </table:table-row>
        <table:table-row table:style-name="ro1">
          <table:table-cell office:value-type="float" office:value="-4.87963732709" calcext:value-type="float">
            <text:p>-4.8796373271</text:p>
          </table:table-cell>
          <table:table-cell office:value-type="float" office:value="0.0893882705729" calcext:value-type="float">
            <text:p>0.0893882706</text:p>
          </table:table-cell>
        </table:table-row>
        <table:table-row table:style-name="ro1">
          <table:table-cell office:value-type="float" office:value="-4.85810785449" calcext:value-type="float">
            <text:p>-4.8581078545</text:p>
          </table:table-cell>
          <table:table-cell office:value-type="float" office:value="0.0901532071836" calcext:value-type="float">
            <text:p>0.0901532072</text:p>
          </table:table-cell>
        </table:table-row>
        <table:table-row table:style-name="ro1">
          <table:table-cell office:value-type="float" office:value="-4.82891941945" calcext:value-type="float">
            <text:p>-4.8289194195</text:p>
          </table:table-cell>
          <table:table-cell office:value-type="float" office:value="0.0904353349398" calcext:value-type="float">
            <text:p>0.0904353349</text:p>
          </table:table-cell>
        </table:table-row>
        <table:table-row table:style-name="ro1">
          <table:table-cell office:value-type="float" office:value="-4.791933256" calcext:value-type="float">
            <text:p>-4.791933256</text:p>
          </table:table-cell>
          <table:table-cell office:value-type="float" office:value="0.0908317822092" calcext:value-type="float">
            <text:p>0.0908317822</text:p>
          </table:table-cell>
        </table:table-row>
        <table:table-row table:style-name="ro1">
          <table:table-cell office:value-type="float" office:value="-4.74711871605" calcext:value-type="float">
            <text:p>-4.7471187161</text:p>
          </table:table-cell>
          <table:table-cell office:value-type="float" office:value="0.0914027887866" calcext:value-type="float">
            <text:p>0.0914027888</text:p>
          </table:table-cell>
        </table:table-row>
        <table:table-row table:style-name="ro1">
          <table:table-cell office:value-type="float" office:value="-4.69457526812" calcext:value-type="float">
            <text:p>-4.6945752681</text:p>
          </table:table-cell>
          <table:table-cell office:value-type="float" office:value="0.0922231444771" calcext:value-type="float">
            <text:p>0.0922231445</text:p>
          </table:table-cell>
        </table:table-row>
        <table:table-row table:style-name="ro1">
          <table:table-cell office:value-type="float" office:value="-4.64133256723" calcext:value-type="float">
            <text:p>-4.6413325672</text:p>
          </table:table-cell>
          <table:table-cell office:value-type="float" office:value="0.0931947310899" calcext:value-type="float">
            <text:p>0.0931947311</text:p>
          </table:table-cell>
        </table:table-row>
        <table:table-row table:style-name="ro1">
          <table:table-cell office:value-type="float" office:value="-4.60544117305" calcext:value-type="float">
            <text:p>-4.6054411731</text:p>
          </table:table-cell>
          <table:table-cell office:value-type="float" office:value="0.0939310643088" calcext:value-type="float">
            <text:p>0.0939310643</text:p>
          </table:table-cell>
        </table:table-row>
        <table:table-row table:style-name="ro1">
          <table:table-cell office:value-type="float" office:value="-4.58607447011" calcext:value-type="float">
            <text:p>-4.5860744701</text:p>
          </table:table-cell>
          <table:table-cell office:value-type="float" office:value="0.0950773487718" calcext:value-type="float">
            <text:p>0.0950773488</text:p>
          </table:table-cell>
        </table:table-row>
        <table:table-row table:style-name="ro1">
          <table:table-cell office:value-type="float" office:value="-4.58119969127" calcext:value-type="float">
            <text:p>-4.5811996913</text:p>
          </table:table-cell>
          <table:table-cell office:value-type="float" office:value="0.094022993298" calcext:value-type="float">
            <text:p>0.0940229933</text:p>
          </table:table-cell>
        </table:table-row>
        <table:table-row table:style-name="ro1">
          <table:table-cell office:value-type="float" office:value="-4.58845243531" calcext:value-type="float">
            <text:p>-4.5884524353</text:p>
          </table:table-cell>
          <table:table-cell office:value-type="float" office:value="0.0896246041169" calcext:value-type="float">
            <text:p>0.0896246041</text:p>
          </table:table-cell>
        </table:table-row>
        <table:table-row table:style-name="ro1">
          <table:table-cell office:value-type="float" office:value="-4.59039596056" calcext:value-type="float">
            <text:p>-4.5903959606</text:p>
          </table:table-cell>
          <table:table-cell office:value-type="float" office:value="0.0896620871528" calcext:value-type="float">
            <text:p>0.0896620872</text:p>
          </table:table-cell>
        </table:table-row>
        <table:table-row table:style-name="ro1">
          <table:table-cell office:value-type="float" office:value="-4.58781233316" calcext:value-type="float">
            <text:p>-4.5878123332</text:p>
          </table:table-cell>
          <table:table-cell office:value-type="float" office:value="0.0890892591072" calcext:value-type="float">
            <text:p>0.0890892591</text:p>
          </table:table-cell>
        </table:table-row>
        <table:table-row table:style-name="ro1">
          <table:table-cell office:value-type="float" office:value="-4.5777305574" calcext:value-type="float">
            <text:p>-4.5777305574</text:p>
          </table:table-cell>
          <table:table-cell office:value-type="float" office:value="0.0899223127513" calcext:value-type="float">
            <text:p>0.0899223128</text:p>
          </table:table-cell>
        </table:table-row>
        <table:table-row table:style-name="ro1">
          <table:table-cell office:value-type="float" office:value="-4.56631983565" calcext:value-type="float">
            <text:p>-4.5663198357</text:p>
          </table:table-cell>
          <table:table-cell office:value-type="float" office:value="0.0909995974026" calcext:value-type="float">
            <text:p>0.0909995974</text:p>
          </table:table-cell>
        </table:table-row>
        <table:table-row table:style-name="ro1">
          <table:table-cell office:value-type="float" office:value="-4.5551622828" calcext:value-type="float">
            <text:p>-4.5551622828</text:p>
          </table:table-cell>
          <table:table-cell office:value-type="float" office:value="0.0921219034381" calcext:value-type="float">
            <text:p>0.0921219034</text:p>
          </table:table-cell>
        </table:table-row>
        <table:table-row table:style-name="ro1">
          <table:table-cell office:value-type="float" office:value="-4.54416781256" calcext:value-type="float">
            <text:p>-4.5441678126</text:p>
          </table:table-cell>
          <table:table-cell office:value-type="float" office:value="0.0933022212502" calcext:value-type="float">
            <text:p>0.0933022213</text:p>
          </table:table-cell>
        </table:table-row>
        <table:table-row table:style-name="ro1">
          <table:table-cell office:value-type="float" office:value="-4.53336394455" calcext:value-type="float">
            <text:p>-4.5333639446</text:p>
          </table:table-cell>
          <table:table-cell office:value-type="float" office:value="0.0945364970353" calcext:value-type="float">
            <text:p>0.094536497</text:p>
          </table:table-cell>
        </table:table-row>
        <table:table-row table:style-name="ro1">
          <table:table-cell office:value-type="float" office:value="-4.52288843885" calcext:value-type="float">
            <text:p>-4.5228884389</text:p>
          </table:table-cell>
          <table:table-cell office:value-type="float" office:value="0.0956602284065" calcext:value-type="float">
            <text:p>0.0956602284</text:p>
          </table:table-cell>
        </table:table-row>
        <table:table-row table:style-name="ro1">
          <table:table-cell office:value-type="float" office:value="-4.51246081811" calcext:value-type="float">
            <text:p>-4.5124608181</text:p>
          </table:table-cell>
          <table:table-cell office:value-type="float" office:value="0.0969545829741" calcext:value-type="float">
            <text:p>0.096954583</text:p>
          </table:table-cell>
        </table:table-row>
        <table:table-row table:style-name="ro1">
          <table:table-cell office:value-type="float" office:value="-4.50168319749" calcext:value-type="float">
            <text:p>-4.5016831975</text:p>
          </table:table-cell>
          <table:table-cell office:value-type="float" office:value="0.0986855208689" calcext:value-type="float">
            <text:p>0.0986855209</text:p>
          </table:table-cell>
        </table:table-row>
        <table:table-row table:style-name="ro1">
          <table:table-cell office:value-type="float" office:value="-4.49040722355" calcext:value-type="float">
            <text:p>-4.4904072236</text:p>
          </table:table-cell>
          <table:table-cell office:value-type="float" office:value="0.100774923994" calcext:value-type="float">
            <text:p>0.100774924</text:p>
          </table:table-cell>
        </table:table-row>
        <table:table-row table:style-name="ro1">
          <table:table-cell office:value-type="float" office:value="-4.47561505686" calcext:value-type="float">
            <text:p>-4.4756150569</text:p>
          </table:table-cell>
          <table:table-cell office:value-type="float" office:value="0.103714716522" calcext:value-type="float">
            <text:p>0.1037147165</text:p>
          </table:table-cell>
        </table:table-row>
        <table:table-row table:style-name="ro1">
          <table:table-cell office:value-type="float" office:value="-4.46631757736" calcext:value-type="float">
            <text:p>-4.4663175774</text:p>
          </table:table-cell>
          <table:table-cell office:value-type="float" office:value="0.105585281282" calcext:value-type="float">
            <text:p>0.1055852813</text:p>
          </table:table-cell>
        </table:table-row>
        <table:table-row table:style-name="ro1">
          <table:table-cell office:value-type="float" office:value="-4.45338090117" calcext:value-type="float">
            <text:p>-4.4533809012</text:p>
          </table:table-cell>
          <table:table-cell office:value-type="float" office:value="0.108156081481" calcext:value-type="float">
            <text:p>0.1081560815</text:p>
          </table:table-cell>
        </table:table-row>
        <table:table-row table:style-name="ro1">
          <table:table-cell office:value-type="float" office:value="-4.43984305231" calcext:value-type="float">
            <text:p>-4.4398430523</text:p>
          </table:table-cell>
          <table:table-cell office:value-type="float" office:value="0.110773831248" calcext:value-type="float">
            <text:p>0.1107738312</text:p>
          </table:table-cell>
        </table:table-row>
        <table:table-row table:style-name="ro1">
          <table:table-cell office:value-type="float" office:value="-4.42582199487" calcext:value-type="float">
            <text:p>-4.4258219949</text:p>
          </table:table-cell>
          <table:table-cell office:value-type="float" office:value="0.1132233" calcext:value-type="float">
            <text:p>0.1132233</text:p>
          </table:table-cell>
        </table:table-row>
        <table:table-row table:style-name="ro1">
          <table:table-cell office:value-type="float" office:value="-4.41109062764" calcext:value-type="float">
            <text:p>-4.4110906276</text:p>
          </table:table-cell>
          <table:table-cell office:value-type="float" office:value="0.115767776768" calcext:value-type="float">
            <text:p>0.1157677768</text:p>
          </table:table-cell>
        </table:table-row>
        <table:table-row table:style-name="ro1">
          <table:table-cell office:value-type="float" office:value="-4.39572379966" calcext:value-type="float">
            <text:p>-4.3957237997</text:p>
          </table:table-cell>
          <table:table-cell office:value-type="float" office:value="0.118227943379" calcext:value-type="float">
            <text:p>0.1182279434</text:p>
          </table:table-cell>
        </table:table-row>
        <table:table-row table:style-name="ro1">
          <table:table-cell office:value-type="float" office:value="-4.37974327065" calcext:value-type="float">
            <text:p>-4.3797432707</text:p>
          </table:table-cell>
          <table:table-cell office:value-type="float" office:value="0.120579679872" calcext:value-type="float">
            <text:p>0.1205796799</text:p>
          </table:table-cell>
        </table:table-row>
        <table:table-row table:style-name="ro1">
          <table:table-cell office:value-type="float" office:value="-4.3631562306" calcext:value-type="float">
            <text:p>-4.3631562306</text:p>
          </table:table-cell>
          <table:table-cell office:value-type="float" office:value="0.122798232109" calcext:value-type="float">
            <text:p>0.1227982321</text:p>
          </table:table-cell>
        </table:table-row>
        <table:table-row table:style-name="ro1">
          <table:table-cell office:value-type="float" office:value="-4.34597713368" calcext:value-type="float">
            <text:p>-4.3459771337</text:p>
          </table:table-cell>
          <table:table-cell office:value-type="float" office:value="0.124858794883" calcext:value-type="float">
            <text:p>0.1248587949</text:p>
          </table:table-cell>
        </table:table-row>
        <table:table-row table:style-name="ro1">
          <table:table-cell office:value-type="float" office:value="-4.32821992037" calcext:value-type="float">
            <text:p>-4.3282199204</text:p>
          </table:table-cell>
          <table:table-cell office:value-type="float" office:value="0.126771636682" calcext:value-type="float">
            <text:p>0.1267716367</text:p>
          </table:table-cell>
        </table:table-row>
        <table:table-row table:style-name="ro1">
          <table:table-cell office:value-type="float" office:value="-4.30988931107" calcext:value-type="float">
            <text:p>-4.3098893111</text:p>
          </table:table-cell>
          <table:table-cell office:value-type="float" office:value="0.128490729948" calcext:value-type="float">
            <text:p>0.1284907299</text:p>
          </table:table-cell>
        </table:table-row>
        <table:table-row table:style-name="ro1">
          <table:table-cell office:value-type="float" office:value="-4.29103947271" calcext:value-type="float">
            <text:p>-4.2910394727</text:p>
          </table:table-cell>
          <table:table-cell office:value-type="float" office:value="0.130002864826" calcext:value-type="float">
            <text:p>0.1300028648</text:p>
          </table:table-cell>
        </table:table-row>
        <table:table-row table:style-name="ro1">
          <table:table-cell office:value-type="float" office:value="-4.27176913271" calcext:value-type="float">
            <text:p>-4.2717691327</text:p>
          </table:table-cell>
          <table:table-cell office:value-type="float" office:value="0.131251428087" calcext:value-type="float">
            <text:p>0.1312514281</text:p>
          </table:table-cell>
        </table:table-row>
        <table:table-row table:style-name="ro1">
          <table:table-cell office:value-type="float" office:value="-4.25061753389" calcext:value-type="float">
            <text:p>-4.2506175339</text:p>
          </table:table-cell>
          <table:table-cell office:value-type="float" office:value="0.13175643706" calcext:value-type="float">
            <text:p>0.1317564371</text:p>
          </table:table-cell>
        </table:table-row>
        <table:table-row table:style-name="ro1">
          <table:table-cell office:value-type="float" office:value="-4.22186660797" calcext:value-type="float">
            <text:p>-4.221866608</text:p>
          </table:table-cell>
          <table:table-cell office:value-type="float" office:value="0.13199378218" calcext:value-type="float">
            <text:p>0.1319937822</text:p>
          </table:table-cell>
        </table:table-row>
        <table:table-row table:style-name="ro1">
          <table:table-cell office:value-type="float" office:value="-4.18532121353" calcext:value-type="float">
            <text:p>-4.1853212135</text:p>
          </table:table-cell>
          <table:table-cell office:value-type="float" office:value="0.132338016632" calcext:value-type="float">
            <text:p>0.1323380166</text:p>
          </table:table-cell>
        </table:table-row>
        <table:table-row table:style-name="ro1">
          <table:table-cell office:value-type="float" office:value="-4.14100388271" calcext:value-type="float">
            <text:p>-4.1410038827</text:p>
          </table:table-cell>
          <table:table-cell office:value-type="float" office:value="0.132814340552" calcext:value-type="float">
            <text:p>0.1328143406</text:p>
          </table:table-cell>
        </table:table-row>
        <table:table-row table:style-name="ro1">
          <table:table-cell office:value-type="float" office:value="-4.08887471322" calcext:value-type="float">
            <text:p>-4.0888747132</text:p>
          </table:table-cell>
          <table:table-cell office:value-type="float" office:value="0.13349475274" calcext:value-type="float">
            <text:p>0.1334947527</text:p>
          </table:table-cell>
        </table:table-row>
        <table:table-row table:style-name="ro1">
          <table:table-cell office:value-type="float" office:value="-4.03604834505" calcext:value-type="float">
            <text:p>-4.0360483451</text:p>
          </table:table-cell>
          <table:table-cell office:value-type="float" office:value="0.134270385512" calcext:value-type="float">
            <text:p>0.1342703855</text:p>
          </table:table-cell>
        </table:table-row>
        <table:table-row table:style-name="ro1">
          <table:table-cell office:value-type="float" office:value="-4.00056846752" calcext:value-type="float">
            <text:p>-4.0005684675</text:p>
          </table:table-cell>
          <table:table-cell office:value-type="float" office:value="0.134783161954" calcext:value-type="float">
            <text:p>0.134783162</text:p>
          </table:table-cell>
        </table:table-row>
        <table:table-row table:style-name="ro1">
          <table:table-cell office:value-type="float" office:value="-3.98150423548" calcext:value-type="float">
            <text:p>-3.9815042355</text:p>
          </table:table-cell>
          <table:table-cell office:value-type="float" office:value="0.135635125062" calcext:value-type="float">
            <text:p>0.1356351251</text:p>
          </table:table-cell>
        </table:table-row>
        <table:table-row table:style-name="ro1">
          <table:table-cell office:value-type="float" office:value="-3.97709012174" calcext:value-type="float">
            <text:p>-3.9770901217</text:p>
          </table:table-cell>
          <table:table-cell office:value-type="float" office:value="0.134387673371" calcext:value-type="float">
            <text:p>0.1343876734</text:p>
          </table:table-cell>
        </table:table-row>
        <table:table-row table:style-name="ro1">
          <table:table-cell office:value-type="float" office:value="-3.98474814582" calcext:value-type="float">
            <text:p>-3.9847481458</text:p>
          </table:table-cell>
          <table:table-cell office:value-type="float" office:value="0.129931341102" calcext:value-type="float">
            <text:p>0.1299313411</text:p>
          </table:table-cell>
        </table:table-row>
        <table:table-row table:style-name="ro1">
          <table:table-cell office:value-type="float" office:value="-3.98577813059" calcext:value-type="float">
            <text:p>-3.9857781306</text:p>
          </table:table-cell>
          <table:table-cell office:value-type="float" office:value="0.130156175119" calcext:value-type="float">
            <text:p>0.1301561751</text:p>
          </table:table-cell>
        </table:table-row>
        <table:table-row table:style-name="ro1">
          <table:table-cell office:value-type="float" office:value="-3.98334498925" calcext:value-type="float">
            <text:p>-3.9833449893</text:p>
          </table:table-cell>
          <table:table-cell office:value-type="float" office:value="0.129110921713" calcext:value-type="float">
            <text:p>0.1291109217</text:p>
          </table:table-cell>
        </table:table-row>
        <table:table-row table:style-name="ro1">
          <table:table-cell office:value-type="float" office:value="-3.973284138" calcext:value-type="float">
            <text:p>-3.973284138</text:p>
          </table:table-cell>
          <table:table-cell office:value-type="float" office:value="0.130014170825" calcext:value-type="float">
            <text:p>0.1300141708</text:p>
          </table:table-cell>
        </table:table-row>
        <table:table-row table:style-name="ro1">
          <table:table-cell office:value-type="float" office:value="-3.96217411776" calcext:value-type="float">
            <text:p>-3.9621741178</text:p>
          </table:table-cell>
          <table:table-cell office:value-type="float" office:value="0.131121765193" calcext:value-type="float">
            <text:p>0.1311217652</text:p>
          </table:table-cell>
        </table:table-row>
        <table:table-row table:style-name="ro1">
          <table:table-cell office:value-type="float" office:value="-3.95131676883" calcext:value-type="float">
            <text:p>-3.9513167688</text:p>
          </table:table-cell>
          <table:table-cell office:value-type="float" office:value="0.132231388135" calcext:value-type="float">
            <text:p>0.1322313881</text:p>
          </table:table-cell>
        </table:table-row>
        <table:table-row table:style-name="ro1">
          <table:table-cell office:value-type="float" office:value="-3.94071953992" calcext:value-type="float">
            <text:p>-3.9407195399</text:p>
          </table:table-cell>
          <table:table-cell office:value-type="float" office:value="0.133318136002" calcext:value-type="float">
            <text:p>0.133318136</text:p>
          </table:table-cell>
        </table:table-row>
        <table:table-row table:style-name="ro1">
          <table:table-cell office:value-type="float" office:value="-3.93018139445" calcext:value-type="float">
            <text:p>-3.9301813945</text:p>
          </table:table-cell>
          <table:table-cell office:value-type="float" office:value="0.134564969964" calcext:value-type="float">
            <text:p>0.13456497</text:p>
          </table:table-cell>
        </table:table-row>
        <table:table-row table:style-name="ro1">
          <table:table-cell office:value-type="float" office:value="-3.92004389718" calcext:value-type="float">
            <text:p>-3.9200438972</text:p>
          </table:table-cell>
          <table:table-cell office:value-type="float" office:value="0.135677738956" calcext:value-type="float">
            <text:p>0.135677739</text:p>
          </table:table-cell>
        </table:table-row>
        <table:table-row table:style-name="ro1">
          <table:table-cell office:value-type="float" office:value="-3.90994678725" calcext:value-type="float">
            <text:p>-3.9099467873</text:p>
          </table:table-cell>
          <table:table-cell office:value-type="float" office:value="0.136925057535" calcext:value-type="float">
            <text:p>0.1369250575</text:p>
          </table:table-cell>
        </table:table-row>
        <table:table-row table:style-name="ro1">
          <table:table-cell office:value-type="float" office:value="-3.90023054087" calcext:value-type="float">
            <text:p>-3.9002305409</text:p>
          </table:table-cell>
          <table:table-cell office:value-type="float" office:value="0.13802191747" calcext:value-type="float">
            <text:p>0.1380219175</text:p>
          </table:table-cell>
        </table:table-row>
        <table:table-row table:style-name="ro1">
          <table:table-cell office:value-type="float" office:value="-3.89061740923" calcext:value-type="float">
            <text:p>-3.8906174092</text:p>
          </table:table-cell>
          <table:table-cell office:value-type="float" office:value="0.139250507543" calcext:value-type="float">
            <text:p>0.1392505075</text:p>
          </table:table-cell>
        </table:table-row>
        <table:table-row table:style-name="ro1">
          <table:table-cell office:value-type="float" office:value="-3.88052984634" calcext:value-type="float">
            <text:p>-3.8805298463</text:p>
          </table:table-cell>
          <table:table-cell office:value-type="float" office:value="0.141023014203" calcext:value-type="float">
            <text:p>0.1410230142</text:p>
          </table:table-cell>
        </table:table-row>
        <table:table-row table:style-name="ro1">
          <table:table-cell office:value-type="float" office:value="-3.86999538769" calcext:value-type="float">
            <text:p>-3.8699953877</text:p>
          </table:table-cell>
          <table:table-cell office:value-type="float" office:value="0.143118309829" calcext:value-type="float">
            <text:p>0.1431183098</text:p>
          </table:table-cell>
        </table:table-row>
        <table:table-row table:style-name="ro1">
          <table:table-cell office:value-type="float" office:value="-3.85894338201" calcext:value-type="float">
            <text:p>-3.858943382</text:p>
          </table:table-cell>
          <table:table-cell office:value-type="float" office:value="0.145457194856" calcext:value-type="float">
            <text:p>0.1454571949</text:p>
          </table:table-cell>
        </table:table-row>
        <table:table-row table:style-name="ro1">
          <table:table-cell office:value-type="float" office:value="-3.84731557423" calcext:value-type="float">
            <text:p>-3.8473155742</text:p>
          </table:table-cell>
          <table:table-cell office:value-type="float" office:value="0.147960938732" calcext:value-type="float">
            <text:p>0.1479609387</text:p>
          </table:table-cell>
        </table:table-row>
        <table:table-row table:style-name="ro1">
          <table:table-cell office:value-type="float" office:value="-3.83507821315" calcext:value-type="float">
            <text:p>-3.8350782132</text:p>
          </table:table-cell>
          <table:table-cell office:value-type="float" office:value="0.15057171932" calcext:value-type="float">
            <text:p>0.1505717193</text:p>
          </table:table-cell>
        </table:table-row>
        <table:table-row table:style-name="ro1">
          <table:table-cell office:value-type="float" office:value="-3.82223349116" calcext:value-type="float">
            <text:p>-3.8222334912</text:p>
          </table:table-cell>
          <table:table-cell office:value-type="float" office:value="0.153216411486" calcext:value-type="float">
            <text:p>0.1532164115</text:p>
          </table:table-cell>
        </table:table-row>
        <table:table-row table:style-name="ro1">
          <table:table-cell office:value-type="float" office:value="-3.80875389765" calcext:value-type="float">
            <text:p>-3.8087538977</text:p>
          </table:table-cell>
          <table:table-cell office:value-type="float" office:value="0.155853405671" calcext:value-type="float">
            <text:p>0.1558534057</text:p>
          </table:table-cell>
        </table:table-row>
        <table:table-row table:style-name="ro1">
          <table:table-cell office:value-type="float" office:value="-3.79462976975" calcext:value-type="float">
            <text:p>-3.7946297698</text:p>
          </table:table-cell>
          <table:table-cell office:value-type="float" office:value="0.1584327998" calcext:value-type="float">
            <text:p>0.1584327998</text:p>
          </table:table-cell>
        </table:table-row>
        <table:table-row table:style-name="ro1">
          <table:table-cell office:value-type="float" office:value="-3.77986612564" calcext:value-type="float">
            <text:p>-3.7798661256</text:p>
          </table:table-cell>
          <table:table-cell office:value-type="float" office:value="0.160942191291" calcext:value-type="float">
            <text:p>0.1609421913</text:p>
          </table:table-cell>
        </table:table-row>
        <table:table-row table:style-name="ro1">
          <table:table-cell office:value-type="float" office:value="-3.76447615293" calcext:value-type="float">
            <text:p>-3.7644761529</text:p>
          </table:table-cell>
          <table:table-cell office:value-type="float" office:value="0.163350959821" calcext:value-type="float">
            <text:p>0.1633509598</text:p>
          </table:table-cell>
        </table:table-row>
        <table:table-row table:style-name="ro1">
          <table:table-cell office:value-type="float" office:value="-3.74846739889" calcext:value-type="float">
            <text:p>-3.7484673989</text:p>
          </table:table-cell>
          <table:table-cell office:value-type="float" office:value="0.165632588816" calcext:value-type="float">
            <text:p>0.1656325888</text:p>
          </table:table-cell>
        </table:table-row>
        <table:table-row table:style-name="ro1">
          <table:table-cell office:value-type="float" office:value="-3.73185475187" calcext:value-type="float">
            <text:p>-3.7318547519</text:p>
          </table:table-cell>
          <table:table-cell office:value-type="float" office:value="0.167765972383" calcext:value-type="float">
            <text:p>0.1677659724</text:p>
          </table:table-cell>
        </table:table-row>
        <table:table-row table:style-name="ro1">
          <table:table-cell office:value-type="float" office:value="-3.71465208696" calcext:value-type="float">
            <text:p>-3.714652087</text:p>
          </table:table-cell>
          <table:table-cell office:value-type="float" office:value="0.169730799217" calcext:value-type="float">
            <text:p>0.1697307992</text:p>
          </table:table-cell>
        </table:table-row>
        <table:table-row table:style-name="ro1">
          <table:table-cell office:value-type="float" office:value="-3.69688092525" calcext:value-type="float">
            <text:p>-3.6968809253</text:p>
          </table:table-cell>
          <table:table-cell office:value-type="float" office:value="0.171536293943" calcext:value-type="float">
            <text:p>0.1715362939</text:p>
          </table:table-cell>
        </table:table-row>
        <table:table-row table:style-name="ro1">
          <table:table-cell office:value-type="float" office:value="-3.67855579017" calcext:value-type="float">
            <text:p>-3.6785557902</text:p>
          </table:table-cell>
          <table:table-cell office:value-type="float" office:value="0.173133523479" calcext:value-type="float">
            <text:p>0.1731335235</text:p>
          </table:table-cell>
        </table:table-row>
        <table:table-row table:style-name="ro1">
          <table:table-cell office:value-type="float" office:value="-3.65968166634" calcext:value-type="float">
            <text:p>-3.6596816663</text:p>
          </table:table-cell>
          <table:table-cell office:value-type="float" office:value="0.1745440681" calcext:value-type="float">
            <text:p>0.1745440681</text:p>
          </table:table-cell>
        </table:table-row>
        <table:table-row table:style-name="ro1">
          <table:table-cell office:value-type="float" office:value="-3.6406735167" calcext:value-type="float">
            <text:p>-3.6406735167</text:p>
          </table:table-cell>
          <table:table-cell office:value-type="float" office:value="0.175623306302" calcext:value-type="float">
            <text:p>0.1756233063</text:p>
          </table:table-cell>
        </table:table-row>
        <table:table-row table:style-name="ro1">
          <table:table-cell office:value-type="float" office:value="-3.61952293255" calcext:value-type="float">
            <text:p>-3.6195229326</text:p>
          </table:table-cell>
          <table:table-cell office:value-type="float" office:value="0.17589930469" calcext:value-type="float">
            <text:p>0.1758993047</text:p>
          </table:table-cell>
        </table:table-row>
        <table:table-row table:style-name="ro1">
          <table:table-cell office:value-type="float" office:value="-3.59069081971" calcext:value-type="float">
            <text:p>-3.5906908197</text:p>
          </table:table-cell>
          <table:table-cell office:value-type="float" office:value="0.176046033549" calcext:value-type="float">
            <text:p>0.1760460335</text:p>
          </table:table-cell>
        </table:table-row>
        <table:table-row table:style-name="ro1">
          <table:table-cell office:value-type="float" office:value="-3.55410732779" calcext:value-type="float">
            <text:p>-3.5541073278</text:p>
          </table:table-cell>
          <table:table-cell office:value-type="float" office:value="0.176257893303" calcext:value-type="float">
            <text:p>0.1762578933</text:p>
          </table:table-cell>
        </table:table-row>
        <table:table-row table:style-name="ro1">
          <table:table-cell office:value-type="float" office:value="-3.50971773063" calcext:value-type="float">
            <text:p>-3.5097177306</text:p>
          </table:table-cell>
          <table:table-cell office:value-type="float" office:value="0.176557923958" calcext:value-type="float">
            <text:p>0.176557924</text:p>
          </table:table-cell>
        </table:table-row>
        <table:table-row table:style-name="ro1">
          <table:table-cell office:value-type="float" office:value="-3.45749820016" calcext:value-type="float">
            <text:p>-3.4574982002</text:p>
          </table:table-cell>
          <table:table-cell office:value-type="float" office:value="0.176997555099" calcext:value-type="float">
            <text:p>0.1769975551</text:p>
          </table:table-cell>
        </table:table-row>
        <table:table-row table:style-name="ro1">
          <table:table-cell office:value-type="float" office:value="-3.40452010541" calcext:value-type="float">
            <text:p>-3.4045201054</text:p>
          </table:table-cell>
          <table:table-cell office:value-type="float" office:value="0.177519539014" calcext:value-type="float">
            <text:p>0.177519539</text:p>
          </table:table-cell>
        </table:table-row>
        <table:table-row table:style-name="ro1">
          <table:table-cell office:value-type="float" office:value="-3.36896518112" calcext:value-type="float">
            <text:p>-3.3689651811</text:p>
          </table:table-cell>
          <table:table-cell office:value-type="float" office:value="0.177869673755" calcext:value-type="float">
            <text:p>0.1778696738</text:p>
          </table:table-cell>
        </table:table-row>
        <table:table-row table:style-name="ro1">
          <table:table-cell office:value-type="float" office:value="-3.34995025296" calcext:value-type="float">
            <text:p>-3.349950253</text:p>
          </table:table-cell>
          <table:table-cell office:value-type="float" office:value="0.178510942065" calcext:value-type="float">
            <text:p>0.1785109421</text:p>
          </table:table-cell>
        </table:table-row>
        <table:table-row table:style-name="ro1">
          <table:table-cell office:value-type="float" office:value="-3.34551765855" calcext:value-type="float">
            <text:p>-3.3455176586</text:p>
          </table:table-cell>
          <table:table-cell office:value-type="float" office:value="0.177114984052" calcext:value-type="float">
            <text:p>0.1771149841</text:p>
          </table:table-cell>
        </table:table-row>
        <table:table-row table:style-name="ro1">
          <table:table-cell office:value-type="float" office:value="-3.3531748911" calcext:value-type="float">
            <text:p>-3.3531748911</text:p>
          </table:table-cell>
          <table:table-cell office:value-type="float" office:value="0.172698893325" calcext:value-type="float">
            <text:p>0.1726988933</text:p>
          </table:table-cell>
        </table:table-row>
        <table:table-row table:style-name="ro1">
          <table:table-cell office:value-type="float" office:value="-3.35489758822" calcext:value-type="float">
            <text:p>-3.3548975882</text:p>
          </table:table-cell>
          <table:table-cell office:value-type="float" office:value="0.172622856295" calcext:value-type="float">
            <text:p>0.1726228563</text:p>
          </table:table-cell>
        </table:table-row>
        <table:table-row table:style-name="ro1">
          <table:table-cell office:value-type="float" office:value="-3.35538874304" calcext:value-type="float">
            <text:p>-3.355388743</text:p>
          </table:table-cell>
          <table:table-cell office:value-type="float" office:value="0.169206077596" calcext:value-type="float">
            <text:p>0.1692060776</text:p>
          </table:table-cell>
        </table:table-row>
        <table:table-row table:style-name="ro1">
          <table:table-cell office:value-type="float" office:value="-3.35282644759" calcext:value-type="float">
            <text:p>-3.3528264476</text:p>
          </table:table-cell>
          <table:table-cell office:value-type="float" office:value="0.168316755404" calcext:value-type="float">
            <text:p>0.1683167554</text:p>
          </table:table-cell>
        </table:table-row>
        <table:table-row table:style-name="ro1">
          <table:table-cell office:value-type="float" office:value="-3.34361156032" calcext:value-type="float">
            <text:p>-3.3436115603</text:p>
          </table:table-cell>
          <table:table-cell office:value-type="float" office:value="0.169330628455" calcext:value-type="float">
            <text:p>0.1693306285</text:p>
          </table:table-cell>
        </table:table-row>
        <table:table-row table:style-name="ro1">
          <table:table-cell office:value-type="float" office:value="-3.33426663216" calcext:value-type="float">
            <text:p>-3.3342666322</text:p>
          </table:table-cell>
          <table:table-cell office:value-type="float" office:value="0.170390532806" calcext:value-type="float">
            <text:p>0.1703905328</text:p>
          </table:table-cell>
        </table:table-row>
        <table:table-row table:style-name="ro1">
          <table:table-cell office:value-type="float" office:value="-3.32499862349" calcext:value-type="float">
            <text:p>-3.3249986235</text:p>
          </table:table-cell>
          <table:table-cell office:value-type="float" office:value="0.171625134291" calcext:value-type="float">
            <text:p>0.1716251343</text:p>
          </table:table-cell>
        </table:table-row>
        <table:table-row table:style-name="ro1">
          <table:table-cell office:value-type="float" office:value="-3.31612008549" calcext:value-type="float">
            <text:p>-3.3161200855</text:p>
          </table:table-cell>
          <table:table-cell office:value-type="float" office:value="0.172695921043" calcext:value-type="float">
            <text:p>0.172695921</text:p>
          </table:table-cell>
        </table:table-row>
        <table:table-row table:style-name="ro1">
          <table:table-cell office:value-type="float" office:value="-3.30719379651" calcext:value-type="float">
            <text:p>-3.3071937965</text:p>
          </table:table-cell>
          <table:table-cell office:value-type="float" office:value="0.173948175334" calcext:value-type="float">
            <text:p>0.1739481753</text:p>
          </table:table-cell>
        </table:table-row>
        <table:table-row table:style-name="ro1">
          <table:table-cell office:value-type="float" office:value="-3.29849002971" calcext:value-type="float">
            <text:p>-3.2984900297</text:p>
          </table:table-cell>
          <table:table-cell office:value-type="float" office:value="0.175191089733" calcext:value-type="float">
            <text:p>0.1751910897</text:p>
          </table:table-cell>
        </table:table-row>
        <table:table-row table:style-name="ro1">
          <table:table-cell office:value-type="float" office:value="-3.29017320202" calcext:value-type="float">
            <text:p>-3.290173202</text:p>
          </table:table-cell>
          <table:table-cell office:value-type="float" office:value="0.176255746651" calcext:value-type="float">
            <text:p>0.1762557467</text:p>
          </table:table-cell>
        </table:table-row>
        <table:table-row table:style-name="ro1">
          <table:table-cell office:value-type="float" office:value="-3.28181759012" calcext:value-type="float">
            <text:p>-3.2818175901</text:p>
          </table:table-cell>
          <table:table-cell office:value-type="float" office:value="0.177509514906" calcext:value-type="float">
            <text:p>0.1775095149</text:p>
          </table:table-cell>
        </table:table-row>
        <table:table-row table:style-name="ro1">
          <table:table-cell office:value-type="float" office:value="-3.27372752741" calcext:value-type="float">
            <text:p>-3.2737275274</text:p>
          </table:table-cell>
          <table:table-cell office:value-type="float" office:value="0.178689649257" calcext:value-type="float">
            <text:p>0.1786896493</text:p>
          </table:table-cell>
        </table:table-row>
        <table:table-row table:style-name="ro1">
          <table:table-cell office:value-type="float" office:value="-3.26584521897" calcext:value-type="float">
            <text:p>-3.265845219</text:p>
          </table:table-cell>
          <table:table-cell office:value-type="float" office:value="0.179884339707" calcext:value-type="float">
            <text:p>0.1798843397</text:p>
          </table:table-cell>
        </table:table-row>
        <table:table-row table:style-name="ro1">
          <table:table-cell office:value-type="float" office:value="-3.25740558057" calcext:value-type="float">
            <text:p>-3.2574055806</text:p>
          </table:table-cell>
          <table:table-cell office:value-type="float" office:value="0.18166513288" calcext:value-type="float">
            <text:p>0.1816651329</text:p>
          </table:table-cell>
        </table:table-row>
        <table:table-row table:style-name="ro1">
          <table:table-cell office:value-type="float" office:value="-3.24848722404" calcext:value-type="float">
            <text:p>-3.248487224</text:p>
          </table:table-cell>
          <table:table-cell office:value-type="float" office:value="0.18380970677" calcext:value-type="float">
            <text:p>0.1838097068</text:p>
          </table:table-cell>
        </table:table-row>
        <table:table-row table:style-name="ro1">
          <table:table-cell office:value-type="float" office:value="-3.23901151749" calcext:value-type="float">
            <text:p>-3.2390115175</text:p>
          </table:table-cell>
          <table:table-cell office:value-type="float" office:value="0.186233105733" calcext:value-type="float">
            <text:p>0.1862331057</text:p>
          </table:table-cell>
        </table:table-row>
        <table:table-row table:style-name="ro1">
          <table:table-cell office:value-type="float" office:value="-3.22886210813" calcext:value-type="float">
            <text:p>-3.2288621081</text:p>
          </table:table-cell>
          <table:table-cell office:value-type="float" office:value="0.188823262319" calcext:value-type="float">
            <text:p>0.1888232623</text:p>
          </table:table-cell>
        </table:table-row>
        <table:table-row table:style-name="ro1">
          <table:table-cell office:value-type="float" office:value="-3.21807084815" calcext:value-type="float">
            <text:p>-3.2180708482</text:p>
          </table:table-cell>
          <table:table-cell office:value-type="float" office:value="0.191528697767" calcext:value-type="float">
            <text:p>0.1915286978</text:p>
          </table:table-cell>
        </table:table-row>
        <table:table-row table:style-name="ro1">
          <table:table-cell office:value-type="float" office:value="-3.20671066825" calcext:value-type="float">
            <text:p>-3.2067106683</text:p>
          </table:table-cell>
          <table:table-cell office:value-type="float" office:value="0.194205557165" calcext:value-type="float">
            <text:p>0.1942055572</text:p>
          </table:table-cell>
        </table:table-row>
        <table:table-row table:style-name="ro1">
          <table:table-cell office:value-type="float" office:value="-3.19471683625" calcext:value-type="float">
            <text:p>-3.1947168363</text:p>
          </table:table-cell>
          <table:table-cell office:value-type="float" office:value="0.19686337474" calcext:value-type="float">
            <text:p>0.1968633747</text:p>
          </table:table-cell>
        </table:table-row>
        <table:table-row table:style-name="ro1">
          <table:table-cell office:value-type="float" office:value="-3.18189831225" calcext:value-type="float">
            <text:p>-3.1818983123</text:p>
          </table:table-cell>
          <table:table-cell office:value-type="float" office:value="0.199637554235" calcext:value-type="float">
            <text:p>0.1996375542</text:p>
          </table:table-cell>
        </table:table-row>
        <table:table-row table:style-name="ro1">
          <table:table-cell office:value-type="float" office:value="-3.1683685106" calcext:value-type="float">
            <text:p>-3.1683685106</text:p>
          </table:table-cell>
          <table:table-cell office:value-type="float" office:value="0.202381385727" calcext:value-type="float">
            <text:p>0.2023813857</text:p>
          </table:table-cell>
        </table:table-row>
        <table:table-row table:style-name="ro1">
          <table:table-cell office:value-type="float" office:value="-3.15416537861" calcext:value-type="float">
            <text:p>-3.1541653786</text:p>
          </table:table-cell>
          <table:table-cell office:value-type="float" office:value="0.205022067495" calcext:value-type="float">
            <text:p>0.2050220675</text:p>
          </table:table-cell>
        </table:table-row>
        <table:table-row table:style-name="ro1">
          <table:table-cell office:value-type="float" office:value="-3.13941704816" calcext:value-type="float">
            <text:p>-3.1394170482</text:p>
          </table:table-cell>
          <table:table-cell office:value-type="float" office:value="0.207422547712" calcext:value-type="float">
            <text:p>0.2074225477</text:p>
          </table:table-cell>
        </table:table-row>
        <table:table-row table:style-name="ro1">
          <table:table-cell office:value-type="float" office:value="-3.12391372734" calcext:value-type="float">
            <text:p>-3.1239137273</text:p>
          </table:table-cell>
          <table:table-cell office:value-type="float" office:value="0.209795395039" calcext:value-type="float">
            <text:p>0.209795395</text:p>
          </table:table-cell>
        </table:table-row>
        <table:table-row table:style-name="ro1">
          <table:table-cell office:value-type="float" office:value="-3.10779289694" calcext:value-type="float">
            <text:p>-3.1077928969</text:p>
          </table:table-cell>
          <table:table-cell office:value-type="float" office:value="0.211997757761" calcext:value-type="float">
            <text:p>0.2119977578</text:p>
          </table:table-cell>
        </table:table-row>
        <table:table-row table:style-name="ro1">
          <table:table-cell office:value-type="float" office:value="-3.0910556589" calcext:value-type="float">
            <text:p>-3.0910556589</text:p>
          </table:table-cell>
          <table:table-cell office:value-type="float" office:value="0.214028470991" calcext:value-type="float">
            <text:p>0.214028471</text:p>
          </table:table-cell>
        </table:table-row>
        <table:table-row table:style-name="ro1">
          <table:table-cell office:value-type="float" office:value="-3.07372118218" calcext:value-type="float">
            <text:p>-3.0737211822</text:p>
          </table:table-cell>
          <table:table-cell office:value-type="float" office:value="0.215877023736" calcext:value-type="float">
            <text:p>0.2158770237</text:p>
          </table:table-cell>
        </table:table-row>
        <table:table-row table:style-name="ro1">
          <table:table-cell office:value-type="float" office:value="-3.05581655236" calcext:value-type="float">
            <text:p>-3.0558165524</text:p>
          </table:table-cell>
          <table:table-cell office:value-type="float" office:value="0.217529391234" calcext:value-type="float">
            <text:p>0.2175293912</text:p>
          </table:table-cell>
        </table:table-row>
        <table:table-row table:style-name="ro1">
          <table:table-cell office:value-type="float" office:value="-3.0373720759" calcext:value-type="float">
            <text:p>-3.0373720759</text:p>
          </table:table-cell>
          <table:table-cell office:value-type="float" office:value="0.218974517224" calcext:value-type="float">
            <text:p>0.2189745172</text:p>
          </table:table-cell>
        </table:table-row>
        <table:table-row table:style-name="ro1">
          <table:table-cell office:value-type="float" office:value="-3.0188082962" calcext:value-type="float">
            <text:p>-3.0188082962</text:p>
          </table:table-cell>
          <table:table-cell office:value-type="float" office:value="0.220085796399" calcext:value-type="float">
            <text:p>0.2200857964</text:p>
          </table:table-cell>
        </table:table-row>
        <table:table-row table:style-name="ro1">
          <table:table-cell office:value-type="float" office:value="-2.99994957801" calcext:value-type="float">
            <text:p>-2.999949578</text:p>
          </table:table-cell>
          <table:table-cell office:value-type="float" office:value="0.221048920744" calcext:value-type="float">
            <text:p>0.2210489207</text:p>
          </table:table-cell>
        </table:table-row>
        <table:table-row table:style-name="ro1">
          <table:table-cell office:value-type="float" office:value="-2.97883087449" calcext:value-type="float">
            <text:p>-2.9788308745</text:p>
          </table:table-cell>
          <table:table-cell office:value-type="float" office:value="0.221285175552" calcext:value-type="float">
            <text:p>0.2212851756</text:p>
          </table:table-cell>
        </table:table-row>
        <table:table-row table:style-name="ro1">
          <table:table-cell office:value-type="float" office:value="-2.9502347609" calcext:value-type="float">
            <text:p>-2.9502347609</text:p>
          </table:table-cell>
          <table:table-cell office:value-type="float" office:value="0.221266920056" calcext:value-type="float">
            <text:p>0.2212669201</text:p>
          </table:table-cell>
        </table:table-row>
        <table:table-row table:style-name="ro1">
          <table:table-cell office:value-type="float" office:value="-2.91380890683" calcext:value-type="float">
            <text:p>-2.9138089068</text:p>
          </table:table-cell>
          <table:table-cell office:value-type="float" office:value="0.221271165669" calcext:value-type="float">
            <text:p>0.2212711657</text:p>
          </table:table-cell>
        </table:table-row>
        <table:table-row table:style-name="ro1">
          <table:table-cell office:value-type="float" office:value="-2.86962533455" calcext:value-type="float">
            <text:p>-2.8696253346</text:p>
          </table:table-cell>
          <table:table-cell office:value-type="float" office:value="0.221246588018" calcext:value-type="float">
            <text:p>0.221246588</text:p>
          </table:table-cell>
        </table:table-row>
        <table:table-row table:style-name="ro1">
          <table:table-cell office:value-type="float" office:value="-2.81758490234" calcext:value-type="float">
            <text:p>-2.8175849023</text:p>
          </table:table-cell>
          <table:table-cell office:value-type="float" office:value="0.221201369655" calcext:value-type="float">
            <text:p>0.2212013697</text:p>
          </table:table-cell>
        </table:table-row>
        <table:table-row table:style-name="ro1">
          <table:table-cell office:value-type="float" office:value="-2.75775727643" calcext:value-type="float">
            <text:p>-2.7577572764</text:p>
          </table:table-cell>
          <table:table-cell office:value-type="float" office:value="0.22113568882" calcext:value-type="float">
            <text:p>0.2211356888</text:p>
          </table:table-cell>
        </table:table-row>
        <table:table-row table:style-name="ro1">
          <table:table-cell office:value-type="float" office:value="-2.69021080879" calcext:value-type="float">
            <text:p>-2.6902108088</text:p>
          </table:table-cell>
          <table:table-cell office:value-type="float" office:value="0.221046927568" calcext:value-type="float">
            <text:p>0.2210469276</text:p>
          </table:table-cell>
        </table:table-row>
        <table:table-row table:style-name="ro1">
          <table:table-cell office:value-type="float" office:value="-2.6148543796" calcext:value-type="float">
            <text:p>-2.6148543796</text:p>
          </table:table-cell>
          <table:table-cell office:value-type="float" office:value="0.220972409219" calcext:value-type="float">
            <text:p>0.2209724092</text:p>
          </table:table-cell>
        </table:table-row>
        <table:table-row table:style-name="ro1">
          <table:table-cell office:value-type="float" office:value="-2.53182579311" calcext:value-type="float">
            <text:p>-2.5318257931</text:p>
          </table:table-cell>
          <table:table-cell office:value-type="float" office:value="0.220862574931" calcext:value-type="float">
            <text:p>0.2208625749</text:p>
          </table:table-cell>
        </table:table-row>
        <table:table-row table:style-name="ro1">
          <table:table-cell office:value-type="float" office:value="-2.44100327444" calcext:value-type="float">
            <text:p>-2.4410032744</text:p>
          </table:table-cell>
          <table:table-cell office:value-type="float" office:value="0.220604398853" calcext:value-type="float">
            <text:p>0.2206043989</text:p>
          </table:table-cell>
        </table:table-row>
        <table:table-row table:style-name="ro1">
          <table:table-cell office:value-type="float" office:value="-2.34287844953" calcext:value-type="float">
            <text:p>-2.3428784495</text:p>
          </table:table-cell>
          <table:table-cell office:value-type="float" office:value="0.220017991281" calcext:value-type="float">
            <text:p>0.2200179913</text:p>
          </table:table-cell>
        </table:table-row>
        <table:table-row table:style-name="ro1">
          <table:table-cell office:value-type="float" office:value="-2.24336022832" calcext:value-type="float">
            <text:p>-2.2433602283</text:p>
          </table:table-cell>
          <table:table-cell office:value-type="float" office:value="0.219177858048" calcext:value-type="float">
            <text:p>0.219177858</text:p>
          </table:table-cell>
        </table:table-row>
        <table:table-row table:style-name="ro1">
          <table:table-cell office:value-type="float" office:value="-2.14411511931" calcext:value-type="float">
            <text:p>-2.1441151193</text:p>
          </table:table-cell>
          <table:table-cell office:value-type="float" office:value="0.218018384723" calcext:value-type="float">
            <text:p>0.2180183847</text:p>
          </table:table-cell>
        </table:table-row>
        <table:table-row table:style-name="ro1">
          <table:table-cell office:value-type="float" office:value="-2.04515202053" calcext:value-type="float">
            <text:p>-2.0451520205</text:p>
          </table:table-cell>
          <table:table-cell office:value-type="float" office:value="0.216292448962" calcext:value-type="float">
            <text:p>0.216292449</text:p>
          </table:table-cell>
        </table:table-row>
        <table:table-row table:style-name="ro1">
          <table:table-cell office:value-type="float" office:value="-1.94594107955" calcext:value-type="float">
            <text:p>-1.9459410796</text:p>
          </table:table-cell>
          <table:table-cell office:value-type="float" office:value="0.213652292554" calcext:value-type="float">
            <text:p>0.2136522926</text:p>
          </table:table-cell>
        </table:table-row>
        <table:table-row table:style-name="ro1">
          <table:table-cell office:value-type="float" office:value="-1.84648217839" calcext:value-type="float">
            <text:p>-1.8464821784</text:p>
          </table:table-cell>
          <table:table-cell office:value-type="float" office:value="0.210483235061" calcext:value-type="float">
            <text:p>0.2104832351</text:p>
          </table:table-cell>
        </table:table-row>
        <table:table-row table:style-name="ro1">
          <table:table-cell office:value-type="float" office:value="-1.74696081626" calcext:value-type="float">
            <text:p>-1.7469608163</text:p>
          </table:table-cell>
          <table:table-cell office:value-type="float" office:value="0.206983718854" calcext:value-type="float">
            <text:p>0.2069837189</text:p>
          </table:table-cell>
        </table:table-row>
        <table:table-row table:style-name="ro1">
          <table:table-cell office:value-type="float" office:value="-1.64771504164" calcext:value-type="float">
            <text:p>-1.6477150416</text:p>
          </table:table-cell>
          <table:table-cell office:value-type="float" office:value="0.203310970162" calcext:value-type="float">
            <text:p>0.2033109702</text:p>
          </table:table-cell>
        </table:table-row>
        <table:table-row table:style-name="ro1">
          <table:table-cell office:value-type="float" office:value="-1.54922412711" calcext:value-type="float">
            <text:p>-1.5492241271</text:p>
          </table:table-cell>
          <table:table-cell office:value-type="float" office:value="0.199350141354" calcext:value-type="float">
            <text:p>0.1993501414</text:p>
          </table:table-cell>
        </table:table-row>
        <table:table-row table:style-name="ro1">
          <table:table-cell office:value-type="float" office:value="-1.45146334243" calcext:value-type="float">
            <text:p>-1.4514633424</text:p>
          </table:table-cell>
          <table:table-cell office:value-type="float" office:value="0.194493225422" calcext:value-type="float">
            <text:p>0.1944932254</text:p>
          </table:table-cell>
        </table:table-row>
        <table:table-row table:style-name="ro1">
          <table:table-cell office:value-type="float" office:value="-1.3592840063" calcext:value-type="float">
            <text:p>-1.3592840063</text:p>
          </table:table-cell>
          <table:table-cell office:value-type="float" office:value="0.188188258044" calcext:value-type="float">
            <text:p>0.188188258</text:p>
          </table:table-cell>
        </table:table-row>
        <table:table-row table:style-name="ro1">
          <table:table-cell office:value-type="float" office:value="-1.28482233415" calcext:value-type="float">
            <text:p>-1.2848223342</text:p>
          </table:table-cell>
          <table:table-cell office:value-type="float" office:value="0.182265643876" calcext:value-type="float">
            <text:p>0.1822656439</text:p>
          </table:table-cell>
        </table:table-row>
        <table:table-row table:style-name="ro1">
          <table:table-cell office:value-type="float" office:value="-1.22826778012" calcext:value-type="float">
            <text:p>-1.2282677801</text:p>
          </table:table-cell>
          <table:table-cell office:value-type="float" office:value="0.177296815267" calcext:value-type="float">
            <text:p>0.1772968153</text:p>
          </table:table-cell>
        </table:table-row>
        <table:table-row table:style-name="ro1">
          <table:table-cell office:value-type="float" office:value="-1.18839535485" calcext:value-type="float">
            <text:p>-1.1883953549</text:p>
          </table:table-cell>
          <table:table-cell office:value-type="float" office:value="0.173628892012" calcext:value-type="float">
            <text:p>0.173628892</text:p>
          </table:table-cell>
        </table:table-row>
        <table:table-row table:style-name="ro1">
          <table:table-cell office:value-type="float" office:value="-1.16001538948" calcext:value-type="float">
            <text:p>-1.1600153895</text:p>
          </table:table-cell>
          <table:table-cell office:value-type="float" office:value="0.169443539529" calcext:value-type="float">
            <text:p>0.1694435395</text:p>
          </table:table-cell>
        </table:table-row>
        <table:table-row table:style-name="ro1">
          <table:table-cell office:value-type="float" office:value="-1.13775802097" calcext:value-type="float">
            <text:p>-1.137758021</text:p>
          </table:table-cell>
          <table:table-cell office:value-type="float" office:value="0.163758399773" calcext:value-type="float">
            <text:p>0.1637583998</text:p>
          </table:table-cell>
        </table:table-row>
        <table:table-row table:style-name="ro1">
          <table:table-cell office:value-type="float" office:value="-1.12007569982" calcext:value-type="float">
            <text:p>-1.1200756998</text:p>
          </table:table-cell>
          <table:table-cell office:value-type="float" office:value="0.160052136377" calcext:value-type="float">
            <text:p>0.1600521364</text:p>
          </table:table-cell>
        </table:table-row>
        <table:table-row table:style-name="ro1">
          <table:table-cell office:value-type="float" office:value="-1.11734005691" calcext:value-type="float">
            <text:p>-1.1173400569</text:p>
          </table:table-cell>
          <table:table-cell office:value-type="float" office:value="0.159852566684" calcext:value-type="float">
            <text:p>0.1598525667</text:p>
          </table:table-cell>
        </table:table-row>
        <table:table-row table:style-name="ro1">
          <table:table-cell office:value-type="float" office:value="-1.13136829368" calcext:value-type="float">
            <text:p>-1.1313682937</text:p>
          </table:table-cell>
          <table:table-cell office:value-type="float" office:value="0.159999842281" calcext:value-type="float">
            <text:p>0.1599998423</text:p>
          </table:table-cell>
        </table:table-row>
        <table:table-row table:style-name="ro1">
          <table:table-cell office:value-type="float" office:value="-1.15231485818" calcext:value-type="float">
            <text:p>-1.1523148582</text:p>
          </table:table-cell>
          <table:table-cell office:value-type="float" office:value="0.157500191994" calcext:value-type="float">
            <text:p>0.157500192</text:p>
          </table:table-cell>
        </table:table-row>
        <table:table-row table:style-name="ro1">
          <table:table-cell office:value-type="float" office:value="-1.17803811785" calcext:value-type="float">
            <text:p>-1.1780381179</text:p>
          </table:table-cell>
          <table:table-cell office:value-type="float" office:value="0.154202859642" calcext:value-type="float">
            <text:p>0.1542028596</text:p>
          </table:table-cell>
        </table:table-row>
        <table:table-row table:style-name="ro1">
          <table:table-cell office:value-type="float" office:value="-1.20816293802" calcext:value-type="float">
            <text:p>-1.208162938</text:p>
          </table:table-cell>
          <table:table-cell office:value-type="float" office:value="0.149632868074" calcext:value-type="float">
            <text:p>0.1496328681</text:p>
          </table:table-cell>
        </table:table-row>
        <table:table-row table:style-name="ro1">
          <table:table-cell office:value-type="float" office:value="-1.21232634264" calcext:value-type="float">
            <text:p>-1.2123263426</text:p>
          </table:table-cell>
          <table:table-cell office:value-type="float" office:value="0.152340982166" calcext:value-type="float">
            <text:p>0.1523409822</text:p>
          </table:table-cell>
        </table:table-row>
        <table:table-row table:style-name="ro1">
          <table:table-cell office:value-type="float" office:value="-1.2151813469" calcext:value-type="float">
            <text:p>-1.2151813469</text:p>
          </table:table-cell>
          <table:table-cell office:value-type="float" office:value="0.151075438924" calcext:value-type="float">
            <text:p>0.1510754389</text:p>
          </table:table-cell>
        </table:table-row>
        <table:table-row table:style-name="ro1">
          <table:table-cell office:value-type="float" office:value="-1.21274884747" calcext:value-type="float">
            <text:p>-1.2127488475</text:p>
          </table:table-cell>
          <table:table-cell office:value-type="float" office:value="0.149914987631" calcext:value-type="float">
            <text:p>0.1499149876</text:p>
          </table:table-cell>
        </table:table-row>
        <table:table-row table:style-name="ro1">
          <table:table-cell office:value-type="float" office:value="-1.20285138351" calcext:value-type="float">
            <text:p>-1.2028513835</text:p>
          </table:table-cell>
          <table:table-cell office:value-type="float" office:value="0.150627152661" calcext:value-type="float">
            <text:p>0.1506271527</text:p>
          </table:table-cell>
        </table:table-row>
        <table:table-row table:style-name="ro1">
          <table:table-cell office:value-type="float" office:value="-1.19038099575" calcext:value-type="float">
            <text:p>-1.1903809958</text:p>
          </table:table-cell>
          <table:table-cell office:value-type="float" office:value="0.152050655228" calcext:value-type="float">
            <text:p>0.1520506552</text:p>
          </table:table-cell>
        </table:table-row>
        <table:table-row table:style-name="ro1">
          <table:table-cell office:value-type="float" office:value="-1.17751617928" calcext:value-type="float">
            <text:p>-1.1775161793</text:p>
          </table:table-cell>
          <table:table-cell office:value-type="float" office:value="0.153761123063" calcext:value-type="float">
            <text:p>0.1537611231</text:p>
          </table:table-cell>
        </table:table-row>
        <table:table-row table:style-name="ro1">
          <table:table-cell office:value-type="float" office:value="-1.16439007221" calcext:value-type="float">
            <text:p>-1.1643900722</text:p>
          </table:table-cell>
          <table:table-cell office:value-type="float" office:value="0.155566525214" calcext:value-type="float">
            <text:p>0.1555665252</text:p>
          </table:table-cell>
        </table:table-row>
        <table:table-row table:style-name="ro1">
          <table:table-cell office:value-type="float" office:value="-1.15128342865" calcext:value-type="float">
            <text:p>-1.1512834287</text:p>
          </table:table-cell>
          <table:table-cell office:value-type="float" office:value="0.157170464563" calcext:value-type="float">
            <text:p>0.1571704646</text:p>
          </table:table-cell>
        </table:table-row>
        <table:table-row table:style-name="ro1">
          <table:table-cell office:value-type="float" office:value="-1.13766479377" calcext:value-type="float">
            <text:p>-1.1376647938</text:p>
          </table:table-cell>
          <table:table-cell office:value-type="float" office:value="0.159111024157" calcext:value-type="float">
            <text:p>0.1591110242</text:p>
          </table:table-cell>
        </table:table-row>
        <table:table-row table:style-name="ro1">
          <table:table-cell office:value-type="float" office:value="-1.12364546617" calcext:value-type="float">
            <text:p>-1.1236454662</text:p>
          </table:table-cell>
          <table:table-cell office:value-type="float" office:value="0.161078251508" calcext:value-type="float">
            <text:p>0.1610782515</text:p>
          </table:table-cell>
        </table:table-row>
        <table:table-row table:style-name="ro1">
          <table:table-cell office:value-type="float" office:value="-1.1093866164" calcext:value-type="float">
            <text:p>-1.1093866164</text:p>
          </table:table-cell>
          <table:table-cell office:value-type="float" office:value="0.162787133736" calcext:value-type="float">
            <text:p>0.1627871337</text:p>
          </table:table-cell>
        </table:table-row>
        <table:table-row table:style-name="ro1">
          <table:table-cell office:value-type="float" office:value="-1.09480615827" calcext:value-type="float">
            <text:p>-1.0948061583</text:p>
          </table:table-cell>
          <table:table-cell office:value-type="float" office:value="0.164393735851" calcext:value-type="float">
            <text:p>0.1643937359</text:p>
          </table:table-cell>
        </table:table-row>
        <table:table-row table:style-name="ro1">
          <table:table-cell office:value-type="float" office:value="-1.07964262065" calcext:value-type="float">
            <text:p>-1.0796426207</text:p>
          </table:table-cell>
          <table:table-cell office:value-type="float" office:value="0.166201140458" calcext:value-type="float">
            <text:p>0.1662011405</text:p>
          </table:table-cell>
        </table:table-row>
        <table:table-row table:style-name="ro1">
          <table:table-cell office:value-type="float" office:value="-1.06422949378" calcext:value-type="float">
            <text:p>-1.0642294938</text:p>
          </table:table-cell>
          <table:table-cell office:value-type="float" office:value="0.167687408294" calcext:value-type="float">
            <text:p>0.1676874083</text:p>
          </table:table-cell>
        </table:table-row>
        <table:table-row table:style-name="ro1">
          <table:table-cell office:value-type="float" office:value="-1.04870994733" calcext:value-type="float">
            <text:p>-1.0487099473</text:p>
          </table:table-cell>
          <table:table-cell office:value-type="float" office:value="0.168904765079" calcext:value-type="float">
            <text:p>0.1689047651</text:p>
          </table:table-cell>
        </table:table-row>
        <table:table-row table:style-name="ro1">
          <table:table-cell office:value-type="float" office:value="-1.03360836194" calcext:value-type="float">
            <text:p>-1.0336083619</text:p>
          </table:table-cell>
          <table:table-cell office:value-type="float" office:value="0.169579341719" calcext:value-type="float">
            <text:p>0.1695793417</text:p>
          </table:table-cell>
        </table:table-row>
        <table:table-row table:style-name="ro1">
          <table:table-cell office:value-type="float" office:value="-1.01868419488" calcext:value-type="float">
            <text:p>-1.0186841949</text:p>
          </table:table-cell>
          <table:table-cell office:value-type="float" office:value="0.170166679442" calcext:value-type="float">
            <text:p>0.1701666794</text:p>
          </table:table-cell>
        </table:table-row>
        <table:table-row table:style-name="ro1">
          <table:table-cell office:value-type="float" office:value="-1.00390521811" calcext:value-type="float">
            <text:p>-1.0039052181</text:p>
          </table:table-cell>
          <table:table-cell office:value-type="float" office:value="0.170784861802" calcext:value-type="float">
            <text:p>0.1707848618</text:p>
          </table:table-cell>
        </table:table-row>
        <table:table-row table:style-name="ro1">
          <table:table-cell office:value-type="float" office:value="-0.989274733189" calcext:value-type="float">
            <text:p>-0.9892747332</text:p>
          </table:table-cell>
          <table:table-cell office:value-type="float" office:value="0.171462758435" calcext:value-type="float">
            <text:p>0.1714627584</text:p>
          </table:table-cell>
        </table:table-row>
        <table:table-row table:style-name="ro1">
          <table:table-cell office:value-type="float" office:value="-0.974857360031" calcext:value-type="float">
            <text:p>-0.97485736</text:p>
          </table:table-cell>
          <table:table-cell office:value-type="float" office:value="0.172107787401" calcext:value-type="float">
            <text:p>0.1721077874</text:p>
          </table:table-cell>
        </table:table-row>
        <table:table-row table:style-name="ro1">
          <table:table-cell office:value-type="float" office:value="-0.960622831823" calcext:value-type="float">
            <text:p>-0.9606228318</text:p>
          </table:table-cell>
          <table:table-cell office:value-type="float" office:value="0.172780267322" calcext:value-type="float">
            <text:p>0.1727802673</text:p>
          </table:table-cell>
        </table:table-row>
        <table:table-row table:style-name="ro1">
          <table:table-cell office:value-type="float" office:value="-0.946591145286" calcext:value-type="float">
            <text:p>-0.9465911453</text:p>
          </table:table-cell>
          <table:table-cell office:value-type="float" office:value="0.173473077918" calcext:value-type="float">
            <text:p>0.1734730779</text:p>
          </table:table-cell>
        </table:table-row>
        <table:table-row table:style-name="ro1">
          <table:table-cell office:value-type="float" office:value="-0.932787134618" calcext:value-type="float">
            <text:p>-0.9327871346</text:p>
          </table:table-cell>
          <table:table-cell office:value-type="float" office:value="0.174174637455" calcext:value-type="float">
            <text:p>0.1741746375</text:p>
          </table:table-cell>
        </table:table-row>
        <table:table-row table:style-name="ro1">
          <table:table-cell office:value-type="float" office:value="-0.919203927175" calcext:value-type="float">
            <text:p>-0.9192039272</text:p>
          </table:table-cell>
          <table:table-cell office:value-type="float" office:value="0.174896283082" calcext:value-type="float">
            <text:p>0.1748962831</text:p>
          </table:table-cell>
        </table:table-row>
        <table:table-row table:style-name="ro1">
          <table:table-cell office:value-type="float" office:value="-0.905850648619" calcext:value-type="float">
            <text:p>-0.9058506486</text:p>
          </table:table-cell>
          <table:table-cell office:value-type="float" office:value="0.175637289212" calcext:value-type="float">
            <text:p>0.1756372892</text:p>
          </table:table-cell>
        </table:table-row>
        <table:table-row table:style-name="ro1">
          <table:table-cell office:value-type="float" office:value="-0.89271224121" calcext:value-type="float">
            <text:p>-0.8927122412</text:p>
          </table:table-cell>
          <table:table-cell office:value-type="float" office:value="0.176409376169" calcext:value-type="float">
            <text:p>0.1764093762</text:p>
          </table:table-cell>
        </table:table-row>
        <table:table-row table:style-name="ro1">
          <table:table-cell office:value-type="float" office:value="-0.879713950276" calcext:value-type="float">
            <text:p>-0.8797139503</text:p>
          </table:table-cell>
          <table:table-cell office:value-type="float" office:value="0.177274146374" calcext:value-type="float">
            <text:p>0.1772741464</text:p>
          </table:table-cell>
        </table:table-row>
        <table:table-row table:style-name="ro1">
          <table:table-cell office:value-type="float" office:value="-0.866818505671" calcext:value-type="float">
            <text:p>-0.8668185057</text:p>
          </table:table-cell>
          <table:table-cell office:value-type="float" office:value="0.178300132956" calcext:value-type="float">
            <text:p>0.178300133</text:p>
          </table:table-cell>
        </table:table-row>
        <table:table-row table:style-name="ro1">
          <table:table-cell office:value-type="float" office:value="-0.854237767921" calcext:value-type="float">
            <text:p>-0.8542377679</text:p>
          </table:table-cell>
          <table:table-cell office:value-type="float" office:value="0.179212603248" calcext:value-type="float">
            <text:p>0.1792126032</text:p>
          </table:table-cell>
        </table:table-row>
        <table:table-row table:style-name="ro1">
          <table:table-cell office:value-type="float" office:value="-0.841862286693" calcext:value-type="float">
            <text:p>-0.8418622867</text:p>
          </table:table-cell>
          <table:table-cell office:value-type="float" office:value="0.180119654278" calcext:value-type="float">
            <text:p>0.1801196543</text:p>
          </table:table-cell>
        </table:table-row>
        <table:table-row table:style-name="ro1">
          <table:table-cell office:value-type="float" office:value="-0.829538734664" calcext:value-type="float">
            <text:p>-0.8295387347</text:p>
          </table:table-cell>
          <table:table-cell office:value-type="float" office:value="0.181094666834" calcext:value-type="float">
            <text:p>0.1810946668</text:p>
          </table:table-cell>
        </table:table-row>
        <table:table-row table:style-name="ro1">
          <table:table-cell office:value-type="float" office:value="-0.817463525341" calcext:value-type="float">
            <text:p>-0.8174635253</text:p>
          </table:table-cell>
          <table:table-cell office:value-type="float" office:value="0.182075723828" calcext:value-type="float">
            <text:p>0.1820757238</text:p>
          </table:table-cell>
        </table:table-row>
        <table:table-row table:style-name="ro1">
          <table:table-cell office:value-type="float" office:value="-0.805636158156" calcext:value-type="float">
            <text:p>-0.8056361582</text:p>
          </table:table-cell>
          <table:table-cell office:value-type="float" office:value="0.18302133361" calcext:value-type="float">
            <text:p>0.1830213336</text:p>
          </table:table-cell>
        </table:table-row>
        <table:table-row table:style-name="ro1">
          <table:table-cell office:value-type="float" office:value="-0.793969671893" calcext:value-type="float">
            <text:p>-0.7939696719</text:p>
          </table:table-cell>
          <table:table-cell office:value-type="float" office:value="0.183994589279" calcext:value-type="float">
            <text:p>0.1839945893</text:p>
          </table:table-cell>
        </table:table-row>
        <table:table-row table:style-name="ro1">
          <table:table-cell office:value-type="float" office:value="-0.782374513454" calcext:value-type="float">
            <text:p>-0.7823745135</text:p>
          </table:table-cell>
          <table:table-cell office:value-type="float" office:value="0.184970320878" calcext:value-type="float">
            <text:p>0.1849703209</text:p>
          </table:table-cell>
        </table:table-row>
        <table:table-row table:style-name="ro1">
          <table:table-cell office:value-type="float" office:value="-0.770851226001" calcext:value-type="float">
            <text:p>-0.770851226</text:p>
          </table:table-cell>
          <table:table-cell office:value-type="float" office:value="0.186117718772" calcext:value-type="float">
            <text:p>0.1861177188</text:p>
          </table:table-cell>
        </table:table-row>
        <table:table-row table:style-name="ro1">
          <table:table-cell office:value-type="float" office:value="-0.7597256852" calcext:value-type="float">
            <text:p>-0.7597256852</text:p>
          </table:table-cell>
          <table:table-cell office:value-type="float" office:value="0.187104431368" calcext:value-type="float">
            <text:p>0.1871044314</text:p>
          </table:table-cell>
        </table:table-row>
        <table:table-row table:style-name="ro1">
          <table:table-cell office:value-type="float" office:value="-0.748593337325" calcext:value-type="float">
            <text:p>-0.7485933373</text:p>
          </table:table-cell>
          <table:table-cell office:value-type="float" office:value="0.188204845289" calcext:value-type="float">
            <text:p>0.1882048453</text:p>
          </table:table-cell>
        </table:table-row>
        <table:table-row table:style-name="ro1">
          <table:table-cell office:value-type="float" office:value="-0.73710979935" calcext:value-type="float">
            <text:p>-0.7371097994</text:p>
          </table:table-cell>
          <table:table-cell office:value-type="float" office:value="0.189698726282" calcext:value-type="float">
            <text:p>0.1896987263</text:p>
          </table:table-cell>
        </table:table-row>
        <table:table-row table:style-name="ro1">
          <table:table-cell office:value-type="float" office:value="-0.725087554396" calcext:value-type="float">
            <text:p>-0.7250875544</text:p>
          </table:table-cell>
          <table:table-cell office:value-type="float" office:value="0.191572578624" calcext:value-type="float">
            <text:p>0.1915725786</text:p>
          </table:table-cell>
        </table:table-row>
        <table:table-row table:style-name="ro1">
          <table:table-cell office:value-type="float" office:value="-0.71259451109" calcext:value-type="float">
            <text:p>-0.7125945111</text:p>
          </table:table-cell>
          <table:table-cell office:value-type="float" office:value="0.193605610745" calcext:value-type="float">
            <text:p>0.1936056107</text:p>
          </table:table-cell>
        </table:table-row>
        <table:table-row table:style-name="ro1">
          <table:table-cell office:value-type="float" office:value="-0.69958439118" calcext:value-type="float">
            <text:p>-0.6995843912</text:p>
          </table:table-cell>
          <table:table-cell office:value-type="float" office:value="0.195727459025" calcext:value-type="float">
            <text:p>0.195727459</text:p>
          </table:table-cell>
        </table:table-row>
        <table:table-row table:style-name="ro1">
          <table:table-cell office:value-type="float" office:value="-0.686033632825" calcext:value-type="float">
            <text:p>-0.6860336328</text:p>
          </table:table-cell>
          <table:table-cell office:value-type="float" office:value="0.197891542471" calcext:value-type="float">
            <text:p>0.1978915425</text:p>
          </table:table-cell>
        </table:table-row>
        <table:table-row table:style-name="ro1">
          <table:table-cell office:value-type="float" office:value="-0.671927052324" calcext:value-type="float">
            <text:p>-0.6719270523</text:p>
          </table:table-cell>
          <table:table-cell office:value-type="float" office:value="0.200052154642" calcext:value-type="float">
            <text:p>0.2000521546</text:p>
          </table:table-cell>
        </table:table-row>
        <table:table-row table:style-name="ro1">
          <table:table-cell office:value-type="float" office:value="-0.657310587191" calcext:value-type="float">
            <text:p>-0.6573105872</text:p>
          </table:table-cell>
          <table:table-cell office:value-type="float" office:value="0.202129437205" calcext:value-type="float">
            <text:p>0.2021294372</text:p>
          </table:table-cell>
        </table:table-row>
        <table:table-row table:style-name="ro1">
          <table:table-cell office:value-type="float" office:value="-0.642132498463" calcext:value-type="float">
            <text:p>-0.6421324985</text:p>
          </table:table-cell>
          <table:table-cell office:value-type="float" office:value="0.204135361387" calcext:value-type="float">
            <text:p>0.2041353614</text:p>
          </table:table-cell>
        </table:table-row>
        <table:table-row table:style-name="ro1">
          <table:table-cell office:value-type="float" office:value="-0.626382781277" calcext:value-type="float">
            <text:p>-0.6263827813</text:p>
          </table:table-cell>
          <table:table-cell office:value-type="float" office:value="0.206055451718" calcext:value-type="float">
            <text:p>0.2060554517</text:p>
          </table:table-cell>
        </table:table-row>
        <table:table-row table:style-name="ro1">
          <table:table-cell office:value-type="float" office:value="-0.610081169408" calcext:value-type="float">
            <text:p>-0.6100811694</text:p>
          </table:table-cell>
          <table:table-cell office:value-type="float" office:value="0.207852429488" calcext:value-type="float">
            <text:p>0.2078524295</text:p>
          </table:table-cell>
        </table:table-row>
        <table:table-row table:style-name="ro1">
          <table:table-cell office:value-type="float" office:value="-0.593313261366" calcext:value-type="float">
            <text:p>-0.5933132614</text:p>
          </table:table-cell>
          <table:table-cell office:value-type="float" office:value="0.209436192606" calcext:value-type="float">
            <text:p>0.2094361926</text:p>
          </table:table-cell>
        </table:table-row>
        <table:table-row table:style-name="ro1">
          <table:table-cell office:value-type="float" office:value="-0.575957884134" calcext:value-type="float">
            <text:p>-0.5759578841</text:p>
          </table:table-cell>
          <table:table-cell office:value-type="float" office:value="0.210920162988" calcext:value-type="float">
            <text:p>0.210920163</text:p>
          </table:table-cell>
        </table:table-row>
        <table:table-row table:style-name="ro1">
          <table:table-cell office:value-type="float" office:value="-0.558048893232" calcext:value-type="float">
            <text:p>-0.5580488932</text:p>
          </table:table-cell>
          <table:table-cell office:value-type="float" office:value="0.212286684613" calcext:value-type="float">
            <text:p>0.2122866846</text:p>
          </table:table-cell>
        </table:table-row>
        <table:table-row table:style-name="ro1">
          <table:table-cell office:value-type="float" office:value="-0.539675109129" calcext:value-type="float">
            <text:p>-0.5396751091</text:p>
          </table:table-cell>
          <table:table-cell office:value-type="float" office:value="0.213423170608" calcext:value-type="float">
            <text:p>0.2134231706</text:p>
          </table:table-cell>
        </table:table-row>
        <table:table-row table:style-name="ro1">
          <table:table-cell office:value-type="float" office:value="-0.521083650678" calcext:value-type="float">
            <text:p>-0.5210836507</text:p>
          </table:table-cell>
          <table:table-cell office:value-type="float" office:value="0.214330400696" calcext:value-type="float">
            <text:p>0.2143304007</text:p>
          </table:table-cell>
        </table:table-row>
        <table:table-row table:style-name="ro1">
          <table:table-cell office:value-type="float" office:value="-0.502424561274" calcext:value-type="float">
            <text:p>-0.5024245613</text:p>
          </table:table-cell>
          <table:table-cell office:value-type="float" office:value="0.214929621262" calcext:value-type="float">
            <text:p>0.2149296213</text:p>
          </table:table-cell>
        </table:table-row>
        <table:table-row table:style-name="ro1">
          <table:table-cell office:value-type="float" office:value="-0.481552668752" calcext:value-type="float">
            <text:p>-0.4815526688</text:p>
          </table:table-cell>
          <table:table-cell office:value-type="float" office:value="0.21502746254" calcext:value-type="float">
            <text:p>0.2150274625</text:p>
          </table:table-cell>
        </table:table-row>
        <table:table-row table:style-name="ro1">
          <table:table-cell office:value-type="float" office:value="-0.453029356791" calcext:value-type="float">
            <text:p>-0.4530293568</text:p>
          </table:table-cell>
          <table:table-cell office:value-type="float" office:value="0.214828325031" calcext:value-type="float">
            <text:p>0.214828325</text:p>
          </table:table-cell>
        </table:table-row>
        <table:table-row table:style-name="ro1">
          <table:table-cell office:value-type="float" office:value="-0.416683275297" calcext:value-type="float">
            <text:p>-0.4166832753</text:p>
          </table:table-cell>
          <table:table-cell office:value-type="float" office:value="0.214528784021" calcext:value-type="float">
            <text:p>0.214528784</text:p>
          </table:table-cell>
        </table:table-row>
        <table:table-row table:style-name="ro1">
          <table:table-cell office:value-type="float" office:value="-0.372528647433" calcext:value-type="float">
            <text:p>-0.3725286474</text:p>
          </table:table-cell>
          <table:table-cell office:value-type="float" office:value="0.214105915271" calcext:value-type="float">
            <text:p>0.2141059153</text:p>
          </table:table-cell>
        </table:table-row>
        <table:table-row table:style-name="ro1">
          <table:table-cell office:value-type="float" office:value="-0.320556301261" calcext:value-type="float">
            <text:p>-0.3205563013</text:p>
          </table:table-cell>
          <table:table-cell office:value-type="float" office:value="0.213495980055" calcext:value-type="float">
            <text:p>0.2134959801</text:p>
          </table:table-cell>
        </table:table-row>
        <table:table-row table:style-name="ro1">
          <table:table-cell office:value-type="float" office:value="-0.260762846831" calcext:value-type="float">
            <text:p>-0.2607628468</text:p>
          </table:table-cell>
          <table:table-cell office:value-type="float" office:value="0.212625474862" calcext:value-type="float">
            <text:p>0.2126254749</text:p>
          </table:table-cell>
        </table:table-row>
        <table:table-row table:style-name="ro1">
          <table:table-cell office:value-type="float" office:value="-0.193051945471" calcext:value-type="float">
            <text:p>-0.1930519455</text:p>
          </table:table-cell>
          <table:table-cell office:value-type="float" office:value="0.211346494763" calcext:value-type="float">
            <text:p>0.2113464948</text:p>
          </table:table-cell>
        </table:table-row>
        <table:table-row table:style-name="ro1">
          <table:table-cell office:value-type="float" office:value="-0.117454442849" calcext:value-type="float">
            <text:p>-0.1174544428</text:p>
          </table:table-cell>
          <table:table-cell office:value-type="float" office:value="0.209425960705" calcext:value-type="float">
            <text:p>0.2094259607</text:p>
          </table:table-cell>
        </table:table-row>
        <table:table-row table:style-name="ro1">
          <table:table-cell office:value-type="float" office:value="-0.0343267600412" calcext:value-type="float">
            <text:p>-0.03432676</text:p>
          </table:table-cell>
          <table:table-cell office:value-type="float" office:value="0.206551835889" calcext:value-type="float">
            <text:p>0.2065518359</text:p>
          </table:table-cell>
        </table:table-row>
        <table:table-row table:style-name="ro1">
          <table:table-cell office:value-type="float" office:value="0.0564652678627" calcext:value-type="float">
            <text:p>0.0564652679</text:p>
          </table:table-cell>
          <table:table-cell office:value-type="float" office:value="0.202206265633" calcext:value-type="float">
            <text:p>0.2022062656</text:p>
          </table:table-cell>
        </table:table-row>
        <table:table-row table:style-name="ro1">
          <table:table-cell office:value-type="float" office:value="0.145273874232" calcext:value-type="float">
            <text:p>0.1452738742</text:p>
          </table:table-cell>
          <table:table-cell office:value-type="float" office:value="0.19592954618" calcext:value-type="float">
            <text:p>0.1959295462</text:p>
          </table:table-cell>
        </table:table-row>
        <table:table-row table:style-name="ro1">
          <table:table-cell office:value-type="float" office:value="0.216758301632" calcext:value-type="float">
            <text:p>0.2167583016</text:p>
          </table:table-cell>
          <table:table-cell office:value-type="float" office:value="0.189467476388" calcext:value-type="float">
            <text:p>0.1894674764</text:p>
          </table:table-cell>
        </table:table-row>
        <table:table-row table:style-name="ro1">
          <table:table-cell office:value-type="float" office:value="0.2703373145" calcext:value-type="float">
            <text:p>0.2703373145</text:p>
          </table:table-cell>
          <table:table-cell office:value-type="float" office:value="0.183581661262" calcext:value-type="float">
            <text:p>0.1835816613</text:p>
          </table:table-cell>
        </table:table-row>
        <table:table-row table:style-name="ro1">
          <table:table-cell office:value-type="float" office:value="0.307247684616" calcext:value-type="float">
            <text:p>0.3072476846</text:p>
          </table:table-cell>
          <table:table-cell office:value-type="float" office:value="0.179265830163" calcext:value-type="float">
            <text:p>0.1792658302</text:p>
          </table:table-cell>
        </table:table-row>
        <table:table-row table:style-name="ro1">
          <table:table-cell office:value-type="float" office:value="0.332572993681" calcext:value-type="float">
            <text:p>0.3325729937</text:p>
          </table:table-cell>
          <table:table-cell office:value-type="float" office:value="0.174125895855" calcext:value-type="float">
            <text:p>0.1741258959</text:p>
          </table:table-cell>
        </table:table-row>
        <table:table-row table:style-name="ro1">
          <table:table-cell office:value-type="float" office:value="0.349521539072" calcext:value-type="float">
            <text:p>0.3495215391</text:p>
          </table:table-cell>
          <table:table-cell office:value-type="float" office:value="0.166786940103" calcext:value-type="float">
            <text:p>0.1667869401</text:p>
          </table:table-cell>
        </table:table-row>
        <table:table-row table:style-name="ro1">
          <table:table-cell office:value-type="float" office:value="0.360748604346" calcext:value-type="float">
            <text:p>0.3607486043</text:p>
          </table:table-cell>
          <table:table-cell office:value-type="float" office:value="0.160081563093" calcext:value-type="float">
            <text:p>0.1600815631</text:p>
          </table:table-cell>
        </table:table-row>
        <table:table-row table:style-name="ro1">
          <table:table-cell office:value-type="float" office:value="0.367714165121" calcext:value-type="float">
            <text:p>0.3677141651</text:p>
          </table:table-cell>
          <table:table-cell office:value-type="float" office:value="0.154778122867" calcext:value-type="float">
            <text:p>0.1547781229</text:p>
          </table:table-cell>
        </table:table-row>
        <table:table-row table:style-name="ro1">
          <table:table-cell office:value-type="float" office:value="0.371079895802" calcext:value-type="float">
            <text:p>0.3710798958</text:p>
          </table:table-cell>
          <table:table-cell office:value-type="float" office:value="0.150283018088" calcext:value-type="float">
            <text:p>0.1502830181</text:p>
          </table:table-cell>
        </table:table-row>
        <table:table-row table:style-name="ro1">
          <table:table-cell office:value-type="float" office:value="0.371210507712" calcext:value-type="float">
            <text:p>0.3712105077</text:p>
          </table:table-cell>
          <table:table-cell office:value-type="float" office:value="0.146123809407" calcext:value-type="float">
            <text:p>0.1461238094</text:p>
          </table:table-cell>
        </table:table-row>
        <table:table-row table:style-name="ro1">
          <table:table-cell office:value-type="float" office:value="0.368097681318" calcext:value-type="float">
            <text:p>0.3680976813</text:p>
          </table:table-cell>
          <table:table-cell office:value-type="float" office:value="0.141905516322" calcext:value-type="float">
            <text:p>0.1419055163</text:p>
          </table:table-cell>
        </table:table-row>
        <table:table-row table:style-name="ro1">
          <table:table-cell office:value-type="float" office:value="0.361345915848" calcext:value-type="float">
            <text:p>0.3613459158</text:p>
          </table:table-cell>
          <table:table-cell office:value-type="float" office:value="0.137184490271" calcext:value-type="float">
            <text:p>0.1371844903</text:p>
          </table:table-cell>
        </table:table-row>
        <table:table-row table:style-name="ro1">
          <table:table-cell office:value-type="float" office:value="0.350314763233" calcext:value-type="float">
            <text:p>0.3503147632</text:p>
          </table:table-cell>
          <table:table-cell office:value-type="float" office:value="0.131428676349" calcext:value-type="float">
            <text:p>0.1314286763</text:p>
          </table:table-cell>
        </table:table-row>
        <table:table-row table:style-name="ro1">
          <table:table-cell office:value-type="float" office:value="0.33419954125" calcext:value-type="float">
            <text:p>0.3341995413</text:p>
          </table:table-cell>
          <table:table-cell office:value-type="float" office:value="0.123965695892" calcext:value-type="float">
            <text:p>0.1239656959</text:p>
          </table:table-cell>
        </table:table-row>
        <table:table-row table:style-name="ro1">
          <table:table-cell office:value-type="float" office:value="0.312565431844" calcext:value-type="float">
            <text:p>0.3125654318</text:p>
          </table:table-cell>
          <table:table-cell office:value-type="float" office:value="0.114091482212" calcext:value-type="float">
            <text:p>0.1140914822</text:p>
          </table:table-cell>
        </table:table-row>
        <table:table-row table:style-name="ro1">
          <table:table-cell office:value-type="float" office:value="0.289958739574" calcext:value-type="float">
            <text:p>0.2899587396</text:p>
          </table:table-cell>
          <table:table-cell office:value-type="float" office:value="0.104922187593" calcext:value-type="float">
            <text:p>0.1049221876</text:p>
          </table:table-cell>
        </table:table-row>
        <table:table-row table:style-name="ro1">
          <table:table-cell office:value-type="float" office:value="0.287400103368" calcext:value-type="float">
            <text:p>0.2874001034</text:p>
          </table:table-cell>
          <table:table-cell office:value-type="float" office:value="0.106146017525" calcext:value-type="float">
            <text:p>0.1061460175</text:p>
          </table:table-cell>
        </table:table-row>
        <table:table-row table:style-name="ro1">
          <table:table-cell office:value-type="float" office:value="0.289747142976" calcext:value-type="float">
            <text:p>0.289747143</text:p>
          </table:table-cell>
          <table:table-cell office:value-type="float" office:value="0.106907529123" calcext:value-type="float">
            <text:p>0.1069075291</text:p>
          </table:table-cell>
        </table:table-row>
        <table:table-row table:style-name="ro1">
          <table:table-cell office:value-type="float" office:value="0.296354752885" calcext:value-type="float">
            <text:p>0.2963547529</text:p>
          </table:table-cell>
          <table:table-cell office:value-type="float" office:value="0.10987224589" calcext:value-type="float">
            <text:p>0.1098722459</text:p>
          </table:table-cell>
        </table:table-row>
        <table:table-row table:style-name="ro1">
          <table:table-cell office:value-type="float" office:value="0.299705299985" calcext:value-type="float">
            <text:p>0.2997053</text:p>
          </table:table-cell>
          <table:table-cell office:value-type="float" office:value="0.114494420325" calcext:value-type="float">
            <text:p>0.1144944203</text:p>
          </table:table-cell>
        </table:table-row>
        <table:table-row table:style-name="ro1">
          <table:table-cell office:value-type="float" office:value="0.303872641515" calcext:value-type="float">
            <text:p>0.3038726415</text:p>
          </table:table-cell>
          <table:table-cell office:value-type="float" office:value="0.118422613728" calcext:value-type="float">
            <text:p>0.1184226137</text:p>
          </table:table-cell>
        </table:table-row>
        <table:table-row table:style-name="ro1">
          <table:table-cell office:value-type="float" office:value="0.308785034497" calcext:value-type="float">
            <text:p>0.3087850345</text:p>
          </table:table-cell>
          <table:table-cell office:value-type="float" office:value="0.121402302047" calcext:value-type="float">
            <text:p>0.121402302</text:p>
          </table:table-cell>
        </table:table-row>
        <table:table-row table:style-name="ro1">
          <table:table-cell office:value-type="float" office:value="0.314208336517" calcext:value-type="float">
            <text:p>0.3142083365</text:p>
          </table:table-cell>
          <table:table-cell office:value-type="float" office:value="0.12372008587" calcext:value-type="float">
            <text:p>0.1237200859</text:p>
          </table:table-cell>
        </table:table-row>
        <table:table-row table:style-name="ro1">
          <table:table-cell office:value-type="float" office:value="0.319981835566" calcext:value-type="float">
            <text:p>0.3199818356</text:p>
          </table:table-cell>
          <table:table-cell office:value-type="float" office:value="0.125743365634" calcext:value-type="float">
            <text:p>0.1257433656</text:p>
          </table:table-cell>
        </table:table-row>
        <table:table-row table:style-name="ro1">
          <table:table-cell office:value-type="float" office:value="0.325839299375" calcext:value-type="float">
            <text:p>0.3258392994</text:p>
          </table:table-cell>
          <table:table-cell office:value-type="float" office:value="0.127430758137" calcext:value-type="float">
            <text:p>0.1274307581</text:p>
          </table:table-cell>
        </table:table-row>
        <table:table-row table:style-name="ro1">
          <table:table-cell office:value-type="float" office:value="0.331584825223" calcext:value-type="float">
            <text:p>0.3315848252</text:p>
          </table:table-cell>
          <table:table-cell office:value-type="float" office:value="0.128743332601" calcext:value-type="float">
            <text:p>0.1287433326</text:p>
          </table:table-cell>
        </table:table-row>
        <table:table-row table:style-name="ro1">
          <table:table-cell office:value-type="float" office:value="0.337115808759" calcext:value-type="float">
            <text:p>0.3371158088</text:p>
          </table:table-cell>
          <table:table-cell office:value-type="float" office:value="0.129759022878" calcext:value-type="float">
            <text:p>0.1297590229</text:p>
          </table:table-cell>
        </table:table-row>
        <table:table-row table:style-name="ro1">
          <table:table-cell office:value-type="float" office:value="0.342553921082" calcext:value-type="float">
            <text:p>0.3425539211</text:p>
          </table:table-cell>
          <table:table-cell office:value-type="float" office:value="0.130776543236" calcext:value-type="float">
            <text:p>0.1307765432</text:p>
          </table:table-cell>
        </table:table-row>
        <table:table-row table:style-name="ro1">
          <table:table-cell office:value-type="float" office:value="0.347799721969" calcext:value-type="float">
            <text:p>0.347799722</text:p>
          </table:table-cell>
          <table:table-cell office:value-type="float" office:value="0.131698073782" calcext:value-type="float">
            <text:p>0.1316980738</text:p>
          </table:table-cell>
        </table:table-row>
        <table:table-row table:style-name="ro1">
          <table:table-cell office:value-type="float" office:value="0.35293011001" calcext:value-type="float">
            <text:p>0.35293011</text:p>
          </table:table-cell>
          <table:table-cell office:value-type="float" office:value="0.132688983097" calcext:value-type="float">
            <text:p>0.1326889831</text:p>
          </table:table-cell>
        </table:table-row>
        <table:table-row table:style-name="ro1">
          <table:table-cell office:value-type="float" office:value="0.357886028138" calcext:value-type="float">
            <text:p>0.3578860281</text:p>
          </table:table-cell>
          <table:table-cell office:value-type="float" office:value="0.133638737918" calcext:value-type="float">
            <text:p>0.1336387379</text:p>
          </table:table-cell>
        </table:table-row>
        <table:table-row table:style-name="ro1">
          <table:table-cell office:value-type="float" office:value="0.362898088881" calcext:value-type="float">
            <text:p>0.3628980889</text:p>
          </table:table-cell>
          <table:table-cell office:value-type="float" office:value="0.134822165141" calcext:value-type="float">
            <text:p>0.1348221651</text:p>
          </table:table-cell>
        </table:table-row>
        <table:table-row table:style-name="ro1">
          <table:table-cell office:value-type="float" office:value="0.367778485614" calcext:value-type="float">
            <text:p>0.3677784856</text:p>
          </table:table-cell>
          <table:table-cell office:value-type="float" office:value="0.135860401194" calcext:value-type="float">
            <text:p>0.1358604012</text:p>
          </table:table-cell>
        </table:table-row>
        <table:table-row table:style-name="ro1">
          <table:table-cell office:value-type="float" office:value="0.37268405339" calcext:value-type="float">
            <text:p>0.3726840534</text:p>
          </table:table-cell>
          <table:table-cell office:value-type="float" office:value="0.137000645451" calcext:value-type="float">
            <text:p>0.1370006455</text:p>
          </table:table-cell>
        </table:table-row>
        <table:table-row table:style-name="ro1">
          <table:table-cell office:value-type="float" office:value="0.378579520496" calcext:value-type="float">
            <text:p>0.3785795205</text:p>
          </table:table-cell>
          <table:table-cell office:value-type="float" office:value="0.138272364829" calcext:value-type="float">
            <text:p>0.1382723648</text:p>
          </table:table-cell>
        </table:table-row>
        <table:table-row table:style-name="ro1">
          <table:table-cell office:value-type="float" office:value="0.381969442977" calcext:value-type="float">
            <text:p>0.381969443</text:p>
          </table:table-cell>
          <table:table-cell office:value-type="float" office:value="0.138942570306" calcext:value-type="float">
            <text:p>0.1389425703</text:p>
          </table:table-cell>
        </table:table-row>
        <table:table-row table:style-name="ro1">
          <table:table-cell office:value-type="float" office:value="0.386303947223" calcext:value-type="float">
            <text:p>0.3863039472</text:p>
          </table:table-cell>
          <table:table-cell office:value-type="float" office:value="0.139745932083" calcext:value-type="float">
            <text:p>0.1397459321</text:p>
          </table:table-cell>
        </table:table-row>
        <table:table-row table:style-name="ro1">
          <table:table-cell office:value-type="float" office:value="0.390810488571" calcext:value-type="float">
            <text:p>0.3908104886</text:p>
          </table:table-cell>
          <table:table-cell office:value-type="float" office:value="0.140756916017" calcext:value-type="float">
            <text:p>0.140756916</text:p>
          </table:table-cell>
        </table:table-row>
        <table:table-row table:style-name="ro1">
          <table:table-cell office:value-type="float" office:value="0.395174597474" calcext:value-type="float">
            <text:p>0.3951745975</text:p>
          </table:table-cell>
          <table:table-cell office:value-type="float" office:value="0.141756760507" calcext:value-type="float">
            <text:p>0.1417567605</text:p>
          </table:table-cell>
        </table:table-row>
        <table:table-row table:style-name="ro1">
          <table:table-cell office:value-type="float" office:value="0.399362457087" calcext:value-type="float">
            <text:p>0.3993624571</text:p>
          </table:table-cell>
          <table:table-cell office:value-type="float" office:value="0.142638297204" calcext:value-type="float">
            <text:p>0.1426382972</text:p>
          </table:table-cell>
        </table:table-row>
        <table:table-row table:style-name="ro1">
          <table:table-cell office:value-type="float" office:value="0.403364839018" calcext:value-type="float">
            <text:p>0.403364839</text:p>
          </table:table-cell>
          <table:table-cell office:value-type="float" office:value="0.14341645543" calcext:value-type="float">
            <text:p>0.1434164554</text:p>
          </table:table-cell>
        </table:table-row>
        <table:table-row table:style-name="ro1">
          <table:table-cell office:value-type="float" office:value="0.407506297232" calcext:value-type="float">
            <text:p>0.4075062972</text:p>
          </table:table-cell>
          <table:table-cell office:value-type="float" office:value="0.144364293403" calcext:value-type="float">
            <text:p>0.1443642934</text:p>
          </table:table-cell>
        </table:table-row>
        <table:table-row table:style-name="ro1">
          <table:table-cell office:value-type="float" office:value="0.411597505388" calcext:value-type="float">
            <text:p>0.4115975054</text:p>
          </table:table-cell>
          <table:table-cell office:value-type="float" office:value="0.145381673431" calcext:value-type="float">
            <text:p>0.1453816734</text:p>
          </table:table-cell>
        </table:table-row>
        <table:table-row table:style-name="ro1">
          <table:table-cell office:value-type="float" office:value="0.415535423884" calcext:value-type="float">
            <text:p>0.4155354239</text:p>
          </table:table-cell>
          <table:table-cell office:value-type="float" office:value="0.146280135267" calcext:value-type="float">
            <text:p>0.1462801353</text:p>
          </table:table-cell>
        </table:table-row>
        <table:table-row table:style-name="ro1">
          <table:table-cell office:value-type="float" office:value="0.419312758526" calcext:value-type="float">
            <text:p>0.4193127585</text:p>
          </table:table-cell>
          <table:table-cell office:value-type="float" office:value="0.147071430226" calcext:value-type="float">
            <text:p>0.1470714302</text:p>
          </table:table-cell>
        </table:table-row>
        <table:table-row table:style-name="ro1">
          <table:table-cell office:value-type="float" office:value="0.422945771189" calcext:value-type="float">
            <text:p>0.4229457712</text:p>
          </table:table-cell>
          <table:table-cell office:value-type="float" office:value="0.147780908214" calcext:value-type="float">
            <text:p>0.1477809082</text:p>
          </table:table-cell>
        </table:table-row>
        <table:table-row table:style-name="ro1">
          <table:table-cell office:value-type="float" office:value="0.42681042331" calcext:value-type="float">
            <text:p>0.4268104233</text:p>
          </table:table-cell>
          <table:table-cell office:value-type="float" office:value="0.148797779721" calcext:value-type="float">
            <text:p>0.1487977797</text:p>
          </table:table-cell>
        </table:table-row>
        <table:table-row table:style-name="ro1">
          <table:table-cell office:value-type="float" office:value="0.430669171517" calcext:value-type="float">
            <text:p>0.4306691715</text:p>
          </table:table-cell>
          <table:table-cell office:value-type="float" office:value="0.149857236434" calcext:value-type="float">
            <text:p>0.1498572364</text:p>
          </table:table-cell>
        </table:table-row>
        <table:table-row table:style-name="ro1">
          <table:table-cell office:value-type="float" office:value="0.434405383971" calcext:value-type="float">
            <text:p>0.434405384</text:p>
          </table:table-cell>
          <table:table-cell office:value-type="float" office:value="0.150788153247" calcext:value-type="float">
            <text:p>0.1507881532</text:p>
          </table:table-cell>
        </table:table-row>
        <table:table-row table:style-name="ro1">
          <table:table-cell office:value-type="float" office:value="0.438005402438" calcext:value-type="float">
            <text:p>0.4380054024</text:p>
          </table:table-cell>
          <table:table-cell office:value-type="float" office:value="0.151604846819" calcext:value-type="float">
            <text:p>0.1516048468</text:p>
          </table:table-cell>
        </table:table-row>
        <table:table-row table:style-name="ro1">
          <table:table-cell office:value-type="float" office:value="0.441453096139" calcext:value-type="float">
            <text:p>0.4414530961</text:p>
          </table:table-cell>
          <table:table-cell office:value-type="float" office:value="0.152325514881" calcext:value-type="float">
            <text:p>0.1523255149</text:p>
          </table:table-cell>
        </table:table-row>
        <table:table-row table:style-name="ro1">
          <table:table-cell office:value-type="float" office:value="0.444976041581" calcext:value-type="float">
            <text:p>0.4449760416</text:p>
          </table:table-cell>
          <table:table-cell office:value-type="float" office:value="0.15317818783" calcext:value-type="float">
            <text:p>0.1531781878</text:p>
          </table:table-cell>
        </table:table-row>
        <table:table-row table:style-name="ro1">
          <table:table-cell office:value-type="float" office:value="0.44848023991" calcext:value-type="float">
            <text:p>0.4484802399</text:p>
          </table:table-cell>
          <table:table-cell office:value-type="float" office:value="0.154074249361" calcext:value-type="float">
            <text:p>0.1540742494</text:p>
          </table:table-cell>
        </table:table-row>
        <table:table-row table:style-name="ro1">
          <table:table-cell office:value-type="float" office:value="0.451852707105" calcext:value-type="float">
            <text:p>0.4518527071</text:p>
          </table:table-cell>
          <table:table-cell office:value-type="float" office:value="0.154867109692" calcext:value-type="float">
            <text:p>0.1548671097</text:p>
          </table:table-cell>
        </table:table-row>
        <table:table-row table:style-name="ro1">
          <table:table-cell office:value-type="float" office:value="0.455086311632" calcext:value-type="float">
            <text:p>0.4550863116</text:p>
          </table:table-cell>
          <table:table-cell office:value-type="float" office:value="0.15556719336" calcext:value-type="float">
            <text:p>0.1555671934</text:p>
          </table:table-cell>
        </table:table-row>
        <table:table-row table:style-name="ro1">
          <table:table-cell office:value-type="float" office:value="0.458315903602" calcext:value-type="float">
            <text:p>0.4583159036</text:p>
          </table:table-cell>
          <table:table-cell office:value-type="float" office:value="0.156298204094" calcext:value-type="float">
            <text:p>0.1562982041</text:p>
          </table:table-cell>
        </table:table-row>
        <table:table-row table:style-name="ro1">
          <table:table-cell office:value-type="float" office:value="0.461733125209" calcext:value-type="float">
            <text:p>0.4617331252</text:p>
          </table:table-cell>
          <table:table-cell office:value-type="float" office:value="0.15731329359" calcext:value-type="float">
            <text:p>0.1573132936</text:p>
          </table:table-cell>
        </table:table-row>
        <table:table-row table:style-name="ro1">
          <table:table-cell office:value-type="float" office:value="0.465064269774" calcext:value-type="float">
            <text:p>0.4650642698</text:p>
          </table:table-cell>
          <table:table-cell office:value-type="float" office:value="0.158219523694" calcext:value-type="float">
            <text:p>0.1582195237</text:p>
          </table:table-cell>
        </table:table-row>
        <table:table-row table:style-name="ro1">
          <table:table-cell office:value-type="float" office:value="0.468287202481" calcext:value-type="float">
            <text:p>0.4682872025</text:p>
          </table:table-cell>
          <table:table-cell office:value-type="float" office:value="0.159013505452" calcext:value-type="float">
            <text:p>0.1590135055</text:p>
          </table:table-cell>
        </table:table-row>
        <table:table-row table:style-name="ro1">
          <table:table-cell office:value-type="float" office:value="0.471384688721" calcext:value-type="float">
            <text:p>0.4713846887</text:p>
          </table:table-cell>
          <table:table-cell office:value-type="float" office:value="0.159712196276" calcext:value-type="float">
            <text:p>0.1597121963</text:p>
          </table:table-cell>
        </table:table-row>
        <table:table-row table:style-name="ro1">
          <table:table-cell office:value-type="float" office:value="0.474367344582" calcext:value-type="float">
            <text:p>0.4743673446</text:p>
          </table:table-cell>
          <table:table-cell office:value-type="float" office:value="0.160340704046" calcext:value-type="float">
            <text:p>0.160340704</text:p>
          </table:table-cell>
        </table:table-row>
        <table:table-row table:style-name="ro1">
          <table:table-cell office:value-type="float" office:value="0.477699210086" calcext:value-type="float">
            <text:p>0.4776992101</text:p>
          </table:table-cell>
          <table:table-cell office:value-type="float" office:value="0.161330226739" calcext:value-type="float">
            <text:p>0.1613302267</text:p>
          </table:table-cell>
        </table:table-row>
        <table:table-row table:style-name="ro1">
          <table:table-cell office:value-type="float" office:value="0.481029780936" calcext:value-type="float">
            <text:p>0.4810297809</text:p>
          </table:table-cell>
          <table:table-cell office:value-type="float" office:value="0.162371495984" calcext:value-type="float">
            <text:p>0.162371496</text:p>
          </table:table-cell>
        </table:table-row>
        <table:table-row table:style-name="ro1">
          <table:table-cell office:value-type="float" office:value="0.484276005635" calcext:value-type="float">
            <text:p>0.4842760056</text:p>
          </table:table-cell>
          <table:table-cell office:value-type="float" office:value="0.163283892324" calcext:value-type="float">
            <text:p>0.1632838923</text:p>
          </table:table-cell>
        </table:table-row>
        <table:table-row table:style-name="ro1">
          <table:table-cell office:value-type="float" office:value="0.487422865833" calcext:value-type="float">
            <text:p>0.4874228658</text:p>
          </table:table-cell>
          <table:table-cell office:value-type="float" office:value="0.164079203445" calcext:value-type="float">
            <text:p>0.1640792034</text:p>
          </table:table-cell>
        </table:table-row>
        <table:table-row table:style-name="ro1">
          <table:table-cell office:value-type="float" office:value="0.490450085613" calcext:value-type="float">
            <text:p>0.4904500856</text:p>
          </table:table-cell>
          <table:table-cell office:value-type="float" office:value="0.164775977074" calcext:value-type="float">
            <text:p>0.1647759771</text:p>
          </table:table-cell>
        </table:table-row>
        <table:table-row table:style-name="ro1">
          <table:table-cell office:value-type="float" office:value="0.493352406766" calcext:value-type="float">
            <text:p>0.4933524068</text:p>
          </table:table-cell>
          <table:table-cell office:value-type="float" office:value="0.165395519942" calcext:value-type="float">
            <text:p>0.1653955199</text:p>
          </table:table-cell>
        </table:table-row>
        <table:table-row table:style-name="ro1">
          <table:table-cell office:value-type="float" office:value="0.496585221309" calcext:value-type="float">
            <text:p>0.4965852213</text:p>
          </table:table-cell>
          <table:table-cell office:value-type="float" office:value="0.166344685749" calcext:value-type="float">
            <text:p>0.1663446857</text:p>
          </table:table-cell>
        </table:table-row>
        <table:table-row table:style-name="ro1">
          <table:table-cell office:value-type="float" office:value="0.499774127758" calcext:value-type="float">
            <text:p>0.4997741278</text:p>
          </table:table-cell>
          <table:table-cell office:value-type="float" office:value="0.167308427024" calcext:value-type="float">
            <text:p>0.167308427</text:p>
          </table:table-cell>
        </table:table-row>
        <table:table-row table:style-name="ro1">
          <table:table-cell office:value-type="float" office:value="0.502872675933" calcext:value-type="float">
            <text:p>0.5028726759</text:p>
          </table:table-cell>
          <table:table-cell office:value-type="float" office:value="0.168151721887" calcext:value-type="float">
            <text:p>0.1681517219</text:p>
          </table:table-cell>
        </table:table-row>
        <table:table-row table:style-name="ro1">
          <table:table-cell office:value-type="float" office:value="0.505866412466" calcext:value-type="float">
            <text:p>0.5058664125</text:p>
          </table:table-cell>
          <table:table-cell office:value-type="float" office:value="0.168886793189" calcext:value-type="float">
            <text:p>0.1688867932</text:p>
          </table:table-cell>
        </table:table-row>
        <table:table-row table:style-name="ro1">
          <table:table-cell office:value-type="float" office:value="0.508737861965" calcext:value-type="float">
            <text:p>0.508737862</text:p>
          </table:table-cell>
          <table:table-cell office:value-type="float" office:value="0.169530380014" calcext:value-type="float">
            <text:p>0.16953038</text:p>
          </table:table-cell>
        </table:table-row>
        <table:table-row table:style-name="ro1">
          <table:table-cell office:value-type="float" office:value="0.51153288625" calcext:value-type="float">
            <text:p>0.5115328863</text:p>
          </table:table-cell>
          <table:table-cell office:value-type="float" office:value="0.170209474235" calcext:value-type="float">
            <text:p>0.1702094742</text:p>
          </table:table-cell>
        </table:table-row>
        <table:table-row table:style-name="ro1">
          <table:table-cell office:value-type="float" office:value="0.514501326938" calcext:value-type="float">
            <text:p>0.5145013269</text:p>
          </table:table-cell>
          <table:table-cell office:value-type="float" office:value="0.171035062139" calcext:value-type="float">
            <text:p>0.1710350621</text:p>
          </table:table-cell>
        </table:table-row>
        <table:table-row table:style-name="ro1">
          <table:table-cell office:value-type="float" office:value="0.518069745308" calcext:value-type="float">
            <text:p>0.5180697453</text:p>
          </table:table-cell>
          <table:table-cell office:value-type="float" office:value="0.17248511146" calcext:value-type="float">
            <text:p>0.1724851115</text:p>
          </table:table-cell>
        </table:table-row>
        <table:table-row table:style-name="ro1">
          <table:table-cell office:value-type="float" office:value="0.522262194509" calcext:value-type="float">
            <text:p>0.5222621945</text:p>
          </table:table-cell>
          <table:table-cell office:value-type="float" office:value="0.174344826782" calcext:value-type="float">
            <text:p>0.1743448268</text:p>
          </table:table-cell>
        </table:table-row>
        <table:table-row table:style-name="ro1">
          <table:table-cell office:value-type="float" office:value="0.527148553541" calcext:value-type="float">
            <text:p>0.5271485535</text:p>
          </table:table-cell>
          <table:table-cell office:value-type="float" office:value="0.176518763275" calcext:value-type="float">
            <text:p>0.1765187633</text:p>
          </table:table-cell>
        </table:table-row>
        <table:table-row table:style-name="ro1">
          <table:table-cell office:value-type="float" office:value="0.532791856091" calcext:value-type="float">
            <text:p>0.5327918561</text:p>
          </table:table-cell>
          <table:table-cell office:value-type="float" office:value="0.17899827241" calcext:value-type="float">
            <text:p>0.1789982724</text:p>
          </table:table-cell>
        </table:table-row>
        <table:table-row table:style-name="ro1">
          <table:table-cell office:value-type="float" office:value="0.539355943722" calcext:value-type="float">
            <text:p>0.5393559437</text:p>
          </table:table-cell>
          <table:table-cell office:value-type="float" office:value="0.181823919275" calcext:value-type="float">
            <text:p>0.1818239193</text:p>
          </table:table-cell>
        </table:table-row>
        <table:table-row table:style-name="ro1">
          <table:table-cell office:value-type="float" office:value="0.546810641252" calcext:value-type="float">
            <text:p>0.5468106413</text:p>
          </table:table-cell>
          <table:table-cell office:value-type="float" office:value="0.184856806609" calcext:value-type="float">
            <text:p>0.1848568066</text:p>
          </table:table-cell>
        </table:table-row>
        <table:table-row table:style-name="ro1">
          <table:table-cell office:value-type="float" office:value="0.555200718092" calcext:value-type="float">
            <text:p>0.5552007181</text:p>
          </table:table-cell>
          <table:table-cell office:value-type="float" office:value="0.188066177992" calcext:value-type="float">
            <text:p>0.188066178</text:p>
          </table:table-cell>
        </table:table-row>
        <table:table-row table:style-name="ro1">
          <table:table-cell office:value-type="float" office:value="0.564496376338" calcext:value-type="float">
            <text:p>0.5644963763</text:p>
          </table:table-cell>
          <table:table-cell office:value-type="float" office:value="0.191302482953" calcext:value-type="float">
            <text:p>0.191302483</text:p>
          </table:table-cell>
        </table:table-row>
        <table:table-row table:style-name="ro1">
          <table:table-cell office:value-type="float" office:value="0.574677706973" calcext:value-type="float">
            <text:p>0.574677707</text:p>
          </table:table-cell>
          <table:table-cell office:value-type="float" office:value="0.194518013093" calcext:value-type="float">
            <text:p>0.1945180131</text:p>
          </table:table-cell>
        </table:table-row>
        <table:table-row table:style-name="ro1">
          <table:table-cell office:value-type="float" office:value="0.585707104887" calcext:value-type="float">
            <text:p>0.5857071049</text:p>
          </table:table-cell>
          <table:table-cell office:value-type="float" office:value="0.197672537184" calcext:value-type="float">
            <text:p>0.1976725372</text:p>
          </table:table-cell>
        </table:table-row>
        <table:table-row table:style-name="ro1">
          <table:table-cell office:value-type="float" office:value="0.597549764833" calcext:value-type="float">
            <text:p>0.5975497648</text:p>
          </table:table-cell>
          <table:table-cell office:value-type="float" office:value="0.200729386758" calcext:value-type="float">
            <text:p>0.2007293868</text:p>
          </table:table-cell>
        </table:table-row>
        <table:table-row table:style-name="ro1">
          <table:table-cell office:value-type="float" office:value="0.610177946548" calcext:value-type="float">
            <text:p>0.6101779465</text:p>
          </table:table-cell>
          <table:table-cell office:value-type="float" office:value="0.203655813105" calcext:value-type="float">
            <text:p>0.2036558131</text:p>
          </table:table-cell>
        </table:table-row>
        <table:table-row table:style-name="ro1">
          <table:table-cell office:value-type="float" office:value="0.623554531347" calcext:value-type="float">
            <text:p>0.6235545313</text:p>
          </table:table-cell>
          <table:table-cell office:value-type="float" office:value="0.20642677258" calcext:value-type="float">
            <text:p>0.2064267726</text:p>
          </table:table-cell>
        </table:table-row>
        <table:table-row table:style-name="ro1">
          <table:table-cell office:value-type="float" office:value="0.637649347031" calcext:value-type="float">
            <text:p>0.637649347</text:p>
          </table:table-cell>
          <table:table-cell office:value-type="float" office:value="0.209020856809" calcext:value-type="float">
            <text:p>0.2090208568</text:p>
          </table:table-cell>
        </table:table-row>
        <table:table-row table:style-name="ro1">
          <table:table-cell office:value-type="float" office:value="0.652412516669" calcext:value-type="float">
            <text:p>0.6524125167</text:p>
          </table:table-cell>
          <table:table-cell office:value-type="float" office:value="0.21141547458" calcext:value-type="float">
            <text:p>0.2114154746</text:p>
          </table:table-cell>
        </table:table-row>
        <table:table-row table:style-name="ro1">
          <table:table-cell office:value-type="float" office:value="0.667797393122" calcext:value-type="float">
            <text:p>0.6677973931</text:p>
          </table:table-cell>
          <table:table-cell office:value-type="float" office:value="0.21356428984" calcext:value-type="float">
            <text:p>0.2135642898</text:p>
          </table:table-cell>
        </table:table-row>
        <table:table-row table:style-name="ro1">
          <table:table-cell office:value-type="float" office:value="0.683770809335" calcext:value-type="float">
            <text:p>0.6837708093</text:p>
          </table:table-cell>
          <table:table-cell office:value-type="float" office:value="0.215490387925" calcext:value-type="float">
            <text:p>0.2154903879</text:p>
          </table:table-cell>
        </table:table-row>
        <table:table-row table:style-name="ro1">
          <table:table-cell office:value-type="float" office:value="0.700354186052" calcext:value-type="float">
            <text:p>0.7003541861</text:p>
          </table:table-cell>
          <table:table-cell office:value-type="float" office:value="0.217223457448" calcext:value-type="float">
            <text:p>0.2172234574</text:p>
          </table:table-cell>
        </table:table-row>
        <table:table-row table:style-name="ro1">
          <table:table-cell office:value-type="float" office:value="0.717496089618" calcext:value-type="float">
            <text:p>0.7174960896</text:p>
          </table:table-cell>
          <table:table-cell office:value-type="float" office:value="0.218740346734" calcext:value-type="float">
            <text:p>0.2187403467</text:p>
          </table:table-cell>
        </table:table-row>
        <table:table-row table:style-name="ro1">
          <table:table-cell office:value-type="float" office:value="0.734857009805" calcext:value-type="float">
            <text:p>0.7348570098</text:p>
          </table:table-cell>
          <table:table-cell office:value-type="float" office:value="0.220019250134" calcext:value-type="float">
            <text:p>0.2200192501</text:p>
          </table:table-cell>
        </table:table-row>
        <table:table-row table:style-name="ro1">
          <table:table-cell office:value-type="float" office:value="0.752290020912" calcext:value-type="float">
            <text:p>0.7522900209</text:p>
          </table:table-cell>
          <table:table-cell office:value-type="float" office:value="0.220893572037" calcext:value-type="float">
            <text:p>0.220893572</text:p>
          </table:table-cell>
        </table:table-row>
        <table:table-row table:style-name="ro1">
          <table:table-cell office:value-type="float" office:value="0.770156573493" calcext:value-type="float">
            <text:p>0.7701565735</text:p>
          </table:table-cell>
          <table:table-cell office:value-type="float" office:value="0.221618166309" calcext:value-type="float">
            <text:p>0.2216181663</text:p>
          </table:table-cell>
        </table:table-row>
        <table:table-row table:style-name="ro1">
          <table:table-cell office:value-type="float" office:value="0.788194416131" calcext:value-type="float">
            <text:p>0.7881944161</text:p>
          </table:table-cell>
          <table:table-cell office:value-type="float" office:value="0.221964552298" calcext:value-type="float">
            <text:p>0.2219645523</text:p>
          </table:table-cell>
        </table:table-row>
        <table:table-row table:style-name="ro1">
          <table:table-cell office:value-type="float" office:value="0.806202273209" calcext:value-type="float">
            <text:p>0.8062022732</text:p>
          </table:table-cell>
          <table:table-cell office:value-type="float" office:value="0.221995899062" calcext:value-type="float">
            <text:p>0.2219958991</text:p>
          </table:table-cell>
        </table:table-row>
        <table:table-row table:style-name="ro1">
          <table:table-cell office:value-type="float" office:value="0.824570541" calcext:value-type="float">
            <text:p>0.824570541</text:p>
          </table:table-cell>
          <table:table-cell office:value-type="float" office:value="0.222057935258" calcext:value-type="float">
            <text:p>0.2220579353</text:p>
          </table:table-cell>
        </table:table-row>
        <table:table-row table:style-name="ro1">
          <table:table-cell office:value-type="float" office:value="0.844857421264" calcext:value-type="float">
            <text:p>0.8448574213</text:p>
          </table:table-cell>
          <table:table-cell office:value-type="float" office:value="0.221839532" calcext:value-type="float">
            <text:p>0.221839532</text:p>
          </table:table-cell>
        </table:table-row>
        <table:table-row table:style-name="ro1">
          <table:table-cell office:value-type="float" office:value="0.87260919252" calcext:value-type="float">
            <text:p>0.8726091925</text:p>
          </table:table-cell>
          <table:table-cell office:value-type="float" office:value="0.221476076225" calcext:value-type="float">
            <text:p>0.2214760762</text:p>
          </table:table-cell>
        </table:table-row>
        <table:table-row table:style-name="ro1">
          <table:table-cell office:value-type="float" office:value="0.908208020458" calcext:value-type="float">
            <text:p>0.9082080205</text:p>
          </table:table-cell>
          <table:table-cell office:value-type="float" office:value="0.220951328054" calcext:value-type="float">
            <text:p>0.2209513281</text:p>
          </table:table-cell>
        </table:table-row>
        <table:table-row table:style-name="ro1">
          <table:table-cell office:value-type="float" office:value="0.951593880406" calcext:value-type="float">
            <text:p>0.9515938804</text:p>
          </table:table-cell>
          <table:table-cell office:value-type="float" office:value="0.220203946611" calcext:value-type="float">
            <text:p>0.2202039466</text:p>
          </table:table-cell>
        </table:table-row>
        <table:table-row table:style-name="ro1">
          <table:table-cell office:value-type="float" office:value="1.00287560861" calcext:value-type="float">
            <text:p>1.0028756086</text:p>
          </table:table-cell>
          <table:table-cell office:value-type="float" office:value="0.219160082921" calcext:value-type="float">
            <text:p>0.2191600829</text:p>
          </table:table-cell>
        </table:table-row>
        <table:table-row table:style-name="ro1">
          <table:table-cell office:value-type="float" office:value="1.06201375659" calcext:value-type="float">
            <text:p>1.0620137566</text:p>
          </table:table-cell>
          <table:table-cell office:value-type="float" office:value="0.217607954237" calcext:value-type="float">
            <text:p>0.2176079542</text:p>
          </table:table-cell>
        </table:table-row>
        <table:table-row table:style-name="ro1">
          <table:table-cell office:value-type="float" office:value="1.12875929153" calcext:value-type="float">
            <text:p>1.1287592915</text:p>
          </table:table-cell>
          <table:table-cell office:value-type="float" office:value="0.215294302918" calcext:value-type="float">
            <text:p>0.2152943029</text:p>
          </table:table-cell>
        </table:table-row>
        <table:table-row table:style-name="ro1">
          <table:table-cell office:value-type="float" office:value="1.20322465831" calcext:value-type="float">
            <text:p>1.2032246583</text:p>
          </table:table-cell>
          <table:table-cell office:value-type="float" office:value="0.211931082026" calcext:value-type="float">
            <text:p>0.211931082</text:p>
          </table:table-cell>
        </table:table-row>
        <table:table-row table:style-name="ro1">
          <table:table-cell office:value-type="float" office:value="1.27812465113" calcext:value-type="float">
            <text:p>1.2781246511</text:p>
          </table:table-cell>
          <table:table-cell office:value-type="float" office:value="0.207380124695" calcext:value-type="float">
            <text:p>0.2073801247</text:p>
          </table:table-cell>
        </table:table-row>
        <table:table-row table:style-name="ro1">
          <table:table-cell office:value-type="float" office:value="1.3356281842" calcext:value-type="float">
            <text:p>1.3356281842</text:p>
          </table:table-cell>
          <table:table-cell office:value-type="float" office:value="0.202990748701" calcext:value-type="float">
            <text:p>0.2029907487</text:p>
          </table:table-cell>
        </table:table-row>
        <table:table-row table:style-name="ro1">
          <table:table-cell office:value-type="float" office:value="1.37528879606" calcext:value-type="float">
            <text:p>1.3752887961</text:p>
          </table:table-cell>
          <table:table-cell office:value-type="float" office:value="0.199795710363" calcext:value-type="float">
            <text:p>0.1997957104</text:p>
          </table:table-cell>
        </table:table-row>
        <table:table-row table:style-name="ro1">
          <table:table-cell office:value-type="float" office:value="1.39917786097" calcext:value-type="float">
            <text:p>1.399177861</text:p>
          </table:table-cell>
          <table:table-cell office:value-type="float" office:value="0.197922843448" calcext:value-type="float">
            <text:p>0.1979228434</text:p>
          </table:table-cell>
        </table:table-row>
        <table:table-row table:style-name="ro1">
          <table:table-cell office:value-type="float" office:value="1.41184165724" calcext:value-type="float">
            <text:p>1.4118416572</text:p>
          </table:table-cell>
          <table:table-cell office:value-type="float" office:value="0.194318147137" calcext:value-type="float">
            <text:p>0.1943181471</text:p>
          </table:table-cell>
        </table:table-row>
        <table:table-row table:style-name="ro1">
          <table:table-cell office:value-type="float" office:value="1.41424066083" calcext:value-type="float">
            <text:p>1.4142406608</text:p>
          </table:table-cell>
          <table:table-cell office:value-type="float" office:value="0.189274744959" calcext:value-type="float">
            <text:p>0.189274745</text:p>
          </table:table-cell>
        </table:table-row>
        <table:table-row table:style-name="ro1">
          <table:table-cell office:value-type="float" office:value="1.40768514599" calcext:value-type="float">
            <text:p>1.407685146</text:p>
          </table:table-cell>
          <table:table-cell office:value-type="float" office:value="0.184966407695" calcext:value-type="float">
            <text:p>0.1849664077</text:p>
          </table:table-cell>
        </table:table-row>
        <table:table-row table:style-name="ro1">
          <table:table-cell office:value-type="float" office:value="1.39248230744" calcext:value-type="float">
            <text:p>1.3924823074</text:p>
          </table:table-cell>
          <table:table-cell office:value-type="float" office:value="0.180740660769" calcext:value-type="float">
            <text:p>0.1807406608</text:p>
          </table:table-cell>
        </table:table-row>
        <table:table-row table:style-name="ro1">
          <table:table-cell office:value-type="float" office:value="1.3774581033" calcext:value-type="float">
            <text:p>1.3774581033</text:p>
          </table:table-cell>
          <table:table-cell office:value-type="float" office:value="0.179317092328" calcext:value-type="float">
            <text:p>0.1793170923</text:p>
          </table:table-cell>
        </table:table-row>
        <table:table-row table:style-name="ro1">
          <table:table-cell office:value-type="float" office:value="1.37608990889" calcext:value-type="float">
            <text:p>1.3760899089</text:p>
          </table:table-cell>
          <table:table-cell office:value-type="float" office:value="0.179879859813" calcext:value-type="float">
            <text:p>0.1798798598</text:p>
          </table:table-cell>
        </table:table-row>
        <table:table-row table:style-name="ro1">
          <table:table-cell office:value-type="float" office:value="1.37658292479" calcext:value-type="float">
            <text:p>1.3765829248</text:p>
          </table:table-cell>
          <table:table-cell office:value-type="float" office:value="0.177301192506" calcext:value-type="float">
            <text:p>0.1773011925</text:p>
          </table:table-cell>
        </table:table-row>
        <table:table-row table:style-name="ro1">
          <table:table-cell office:value-type="float" office:value="1.37748333615" calcext:value-type="float">
            <text:p>1.3774833362</text:p>
          </table:table-cell>
          <table:table-cell office:value-type="float" office:value="0.17383915017" calcext:value-type="float">
            <text:p>0.1738391502</text:p>
          </table:table-cell>
        </table:table-row>
        <table:table-row table:style-name="ro1">
          <table:table-cell office:value-type="float" office:value="1.37803110126" calcext:value-type="float">
            <text:p>1.3780311013</text:p>
          </table:table-cell>
          <table:table-cell office:value-type="float" office:value="0.170247126712" calcext:value-type="float">
            <text:p>0.1702471267</text:p>
          </table:table-cell>
        </table:table-row>
        <table:table-row table:style-name="ro1">
          <table:table-cell office:value-type="float" office:value="1.37798637667" calcext:value-type="float">
            <text:p>1.3779863767</text:p>
          </table:table-cell>
          <table:table-cell office:value-type="float" office:value="0.167143193539" calcext:value-type="float">
            <text:p>0.1671431935</text:p>
          </table:table-cell>
        </table:table-row>
        <table:table-row table:style-name="ro1">
          <table:table-cell office:value-type="float" office:value="1.3785696085" calcext:value-type="float">
            <text:p>1.3785696085</text:p>
          </table:table-cell>
          <table:table-cell office:value-type="float" office:value="0.164535222283" calcext:value-type="float">
            <text:p>0.1645352223</text:p>
          </table:table-cell>
        </table:table-row>
        <table:table-row table:style-name="ro1">
          <table:table-cell office:value-type="float" office:value="1.37932499002" calcext:value-type="float">
            <text:p>1.37932499</text:p>
          </table:table-cell>
          <table:table-cell office:value-type="float" office:value="0.161618240092" calcext:value-type="float">
            <text:p>0.1616182401</text:p>
          </table:table-cell>
        </table:table-row>
        <table:table-row table:style-name="ro1">
          <table:table-cell office:value-type="float" office:value="1.38008037997" calcext:value-type="float">
            <text:p>1.38008038</text:p>
          </table:table-cell>
          <table:table-cell office:value-type="float" office:value="0.15886652265" calcext:value-type="float">
            <text:p>0.1588665227</text:p>
          </table:table-cell>
        </table:table-row>
        <table:table-row table:style-name="ro1">
          <table:table-cell office:value-type="float" office:value="1.38071736411" calcext:value-type="float">
            <text:p>1.3807173641</text:p>
          </table:table-cell>
          <table:table-cell office:value-type="float" office:value="0.156272700554" calcext:value-type="float">
            <text:p>0.1562727006</text:p>
          </table:table-cell>
        </table:table-row>
        <table:table-row table:style-name="ro1">
          <table:table-cell office:value-type="float" office:value="1.38133917449" calcext:value-type="float">
            <text:p>1.3813391745</text:p>
          </table:table-cell>
          <table:table-cell office:value-type="float" office:value="0.153981488321" calcext:value-type="float">
            <text:p>0.1539814883</text:p>
          </table:table-cell>
        </table:table-row>
        <table:table-row table:style-name="ro1">
          <table:table-cell office:value-type="float" office:value="1.3819295177" calcext:value-type="float">
            <text:p>1.3819295177</text:p>
          </table:table-cell>
          <table:table-cell office:value-type="float" office:value="0.151356447762" calcext:value-type="float">
            <text:p>0.1513564478</text:p>
          </table:table-cell>
        </table:table-row>
        <table:table-row table:style-name="ro1">
          <table:table-cell office:value-type="float" office:value="1.38252092743" calcext:value-type="float">
            <text:p>1.3825209274</text:p>
          </table:table-cell>
          <table:table-cell office:value-type="float" office:value="0.149228405196" calcext:value-type="float">
            <text:p>0.1492284052</text:p>
          </table:table-cell>
        </table:table-row>
        <table:table-row table:style-name="ro1">
          <table:table-cell office:value-type="float" office:value="1.38345591792" calcext:value-type="float">
            <text:p>1.3834559179</text:p>
          </table:table-cell>
          <table:table-cell office:value-type="float" office:value="0.146860307898" calcext:value-type="float">
            <text:p>0.1468603079</text:p>
          </table:table-cell>
        </table:table-row>
        <table:table-row table:style-name="ro1">
          <table:table-cell office:value-type="float" office:value="1.38416419364" calcext:value-type="float">
            <text:p>1.3841641936</text:p>
          </table:table-cell>
          <table:table-cell office:value-type="float" office:value="0.144854271667" calcext:value-type="float">
            <text:p>0.1448542717</text:p>
          </table:table-cell>
        </table:table-row>
        <table:table-row table:style-name="ro1">
          <table:table-cell office:value-type="float" office:value="1.38492837676" calcext:value-type="float">
            <text:p>1.3849283768</text:p>
          </table:table-cell>
          <table:table-cell office:value-type="float" office:value="0.142765965012" calcext:value-type="float">
            <text:p>0.142765965</text:p>
          </table:table-cell>
        </table:table-row>
        <table:table-row table:style-name="ro1">
          <table:table-cell office:value-type="float" office:value="1.38572370048" calcext:value-type="float">
            <text:p>1.3857237005</text:p>
          </table:table-cell>
          <table:table-cell office:value-type="float" office:value="0.140694663728" calcext:value-type="float">
            <text:p>0.1406946637</text:p>
          </table:table-cell>
        </table:table-row>
        <table:table-row table:style-name="ro1">
          <table:table-cell office:value-type="float" office:value="1.38675326845" calcext:value-type="float">
            <text:p>1.3867532685</text:p>
          </table:table-cell>
          <table:table-cell office:value-type="float" office:value="0.139112561386" calcext:value-type="float">
            <text:p>0.1391125614</text:p>
          </table:table-cell>
        </table:table-row>
        <table:table-row table:style-name="ro1">
          <table:table-cell office:value-type="float" office:value="1.38758711872" calcext:value-type="float">
            <text:p>1.3875871187</text:p>
          </table:table-cell>
          <table:table-cell office:value-type="float" office:value="0.136930002737" calcext:value-type="float">
            <text:p>0.1369300027</text:p>
          </table:table-cell>
        </table:table-row>
        <table:table-row table:style-name="ro1">
          <table:table-cell office:value-type="float" office:value="1.38830606624" calcext:value-type="float">
            <text:p>1.3883060662</text:p>
          </table:table-cell>
          <table:table-cell office:value-type="float" office:value="0.134986361755" calcext:value-type="float">
            <text:p>0.1349863618</text:p>
          </table:table-cell>
        </table:table-row>
        <table:table-row table:style-name="ro1">
          <table:table-cell office:value-type="float" office:value="1.38898852587" calcext:value-type="float">
            <text:p>1.3889885259</text:p>
          </table:table-cell>
          <table:table-cell office:value-type="float" office:value="0.133289099759" calcext:value-type="float">
            <text:p>0.1332890998</text:p>
          </table:table-cell>
        </table:table-row>
        <table:table-row table:style-name="ro1">
          <table:table-cell office:value-type="float" office:value="1.38983080616" calcext:value-type="float">
            <text:p>1.3898308062</text:p>
          </table:table-cell>
          <table:table-cell office:value-type="float" office:value="0.131614608433" calcext:value-type="float">
            <text:p>0.1316146084</text:p>
          </table:table-cell>
        </table:table-row>
        <table:table-row table:style-name="ro1">
          <table:table-cell office:value-type="float" office:value="1.3908379902" calcext:value-type="float">
            <text:p>1.3908379902</text:p>
          </table:table-cell>
          <table:table-cell office:value-type="float" office:value="0.130083716976" calcext:value-type="float">
            <text:p>0.130083717</text:p>
          </table:table-cell>
        </table:table-row>
        <table:table-row table:style-name="ro1">
          <table:table-cell office:value-type="float" office:value="1.3919217863" calcext:value-type="float">
            <text:p>1.3919217863</text:p>
          </table:table-cell>
          <table:table-cell office:value-type="float" office:value="0.129238488936" calcext:value-type="float">
            <text:p>0.1292384889</text:p>
          </table:table-cell>
        </table:table-row>
        <table:table-row table:style-name="ro1">
          <table:table-cell office:value-type="float" office:value="1.3934330807" calcext:value-type="float">
            <text:p>1.3934330807</text:p>
          </table:table-cell>
          <table:table-cell office:value-type="float" office:value="0.12774217903" calcext:value-type="float">
            <text:p>0.127742179</text:p>
          </table:table-cell>
        </table:table-row>
        <table:table-row table:style-name="ro1">
          <table:table-cell office:value-type="float" office:value="1.39525387112" calcext:value-type="float">
            <text:p>1.3952538711</text:p>
          </table:table-cell>
          <table:table-cell office:value-type="float" office:value="0.126234403005" calcext:value-type="float">
            <text:p>0.126234403</text:p>
          </table:table-cell>
        </table:table-row>
        <table:table-row table:style-name="ro1">
          <table:table-cell office:value-type="float" office:value="1.39715350284" calcext:value-type="float">
            <text:p>1.3971535028</text:p>
          </table:table-cell>
          <table:table-cell office:value-type="float" office:value="0.125119651545" calcext:value-type="float">
            <text:p>0.1251196515</text:p>
          </table:table-cell>
        </table:table-row>
        <table:table-row table:style-name="ro1">
          <table:table-cell office:value-type="float" office:value="1.3994406099" calcext:value-type="float">
            <text:p>1.3994406099</text:p>
          </table:table-cell>
          <table:table-cell office:value-type="float" office:value="0.124060109322" calcext:value-type="float">
            <text:p>0.1240601093</text:p>
          </table:table-cell>
        </table:table-row>
        <table:table-row table:style-name="ro1">
          <table:table-cell office:value-type="float" office:value="1.40191555121" calcext:value-type="float">
            <text:p>1.4019155512</text:p>
          </table:table-cell>
          <table:table-cell office:value-type="float" office:value="0.123152712845" calcext:value-type="float">
            <text:p>0.1231527128</text:p>
          </table:table-cell>
        </table:table-row>
        <table:table-row table:style-name="ro1">
          <table:table-cell office:value-type="float" office:value="1.40457337845" calcext:value-type="float">
            <text:p>1.4045733785</text:p>
          </table:table-cell>
          <table:table-cell office:value-type="float" office:value="0.122411211469" calcext:value-type="float">
            <text:p>0.1224112115</text:p>
          </table:table-cell>
        </table:table-row>
        <table:table-row table:style-name="ro1">
          <table:table-cell office:value-type="float" office:value="1.40717091844" calcext:value-type="float">
            <text:p>1.4071709184</text:p>
          </table:table-cell>
          <table:table-cell office:value-type="float" office:value="0.121890012952" calcext:value-type="float">
            <text:p>0.121890013</text:p>
          </table:table-cell>
        </table:table-row>
        <table:table-row table:style-name="ro1">
          <table:table-cell office:value-type="float" office:value="1.4098014744" calcext:value-type="float">
            <text:p>1.4098014744</text:p>
          </table:table-cell>
          <table:table-cell office:value-type="float" office:value="0.121565897982" calcext:value-type="float">
            <text:p>0.121565898</text:p>
          </table:table-cell>
        </table:table-row>
        <table:table-row table:style-name="ro1">
          <table:table-cell office:value-type="float" office:value="1.41249793072" calcext:value-type="float">
            <text:p>1.4124979307</text:p>
          </table:table-cell>
          <table:table-cell office:value-type="float" office:value="0.121399651726" calcext:value-type="float">
            <text:p>0.1213996517</text:p>
          </table:table-cell>
        </table:table-row>
        <table:table-row table:style-name="ro1">
          <table:table-cell office:value-type="float" office:value="1.41531311621" calcext:value-type="float">
            <text:p>1.4153131162</text:p>
          </table:table-cell>
          <table:table-cell office:value-type="float" office:value="0.121182673767" calcext:value-type="float">
            <text:p>0.1211826738</text:p>
          </table:table-cell>
        </table:table-row>
        <table:table-row table:style-name="ro1">
          <table:table-cell office:value-type="float" office:value="1.41836735927" calcext:value-type="float">
            <text:p>1.4183673593</text:p>
          </table:table-cell>
          <table:table-cell office:value-type="float" office:value="0.120976429191" calcext:value-type="float">
            <text:p>0.1209764292</text:p>
          </table:table-cell>
        </table:table-row>
        <table:table-row table:style-name="ro1">
          <table:table-cell office:value-type="float" office:value="1.42128049733" calcext:value-type="float">
            <text:p>1.4212804973</text:p>
          </table:table-cell>
          <table:table-cell office:value-type="float" office:value="0.120924296503" calcext:value-type="float">
            <text:p>0.1209242965</text:p>
          </table:table-cell>
        </table:table-row>
        <table:table-row table:style-name="ro1">
          <table:table-cell office:value-type="float" office:value="1.42411286542" calcext:value-type="float">
            <text:p>1.4241128654</text:p>
          </table:table-cell>
          <table:table-cell office:value-type="float" office:value="0.121033708964" calcext:value-type="float">
            <text:p>0.121033709</text:p>
          </table:table-cell>
        </table:table-row>
        <table:table-row table:style-name="ro1">
          <table:table-cell office:value-type="float" office:value="1.42701513471" calcext:value-type="float">
            <text:p>1.4270151347</text:p>
          </table:table-cell>
          <table:table-cell office:value-type="float" office:value="0.121203411598" calcext:value-type="float">
            <text:p>0.1212034116</text:p>
          </table:table-cell>
        </table:table-row>
        <table:table-row table:style-name="ro1">
          <table:table-cell office:value-type="float" office:value="1.42994411611" calcext:value-type="float">
            <text:p>1.4299441161</text:p>
          </table:table-cell>
          <table:table-cell office:value-type="float" office:value="0.121464906205" calcext:value-type="float">
            <text:p>0.1214649062</text:p>
          </table:table-cell>
        </table:table-row>
        <table:table-row table:style-name="ro1">
          <table:table-cell office:value-type="float" office:value="1.43245099669" calcext:value-type="float">
            <text:p>1.4324509967</text:p>
          </table:table-cell>
          <table:table-cell office:value-type="float" office:value="0.12389350004" calcext:value-type="float">
            <text:p>0.1238935</text:p>
          </table:table-cell>
        </table:table-row>
        <table:table-row table:style-name="ro1">
          <table:table-cell office:value-type="float" office:value="1.4351455247" calcext:value-type="float">
            <text:p>1.4351455247</text:p>
          </table:table-cell>
          <table:table-cell office:value-type="float" office:value="0.132261311283" calcext:value-type="float">
            <text:p>0.1322613113</text:p>
          </table:table-cell>
        </table:table-row>
        <table:table-row table:style-name="ro1">
          <table:table-cell office:value-type="float" office:value="1.43983151564" calcext:value-type="float">
            <text:p>1.4398315156</text:p>
          </table:table-cell>
          <table:table-cell office:value-type="float" office:value="0.146629645364" calcext:value-type="float">
            <text:p>0.1466296454</text:p>
          </table:table-cell>
        </table:table-row>
        <table:table-row table:style-name="ro1">
          <table:table-cell office:value-type="float" office:value="1.44671378765" calcext:value-type="float">
            <text:p>1.4467137877</text:p>
          </table:table-cell>
          <table:table-cell office:value-type="float" office:value="0.166627255978" calcext:value-type="float">
            <text:p>0.166627256</text:p>
          </table:table-cell>
        </table:table-row>
        <table:table-row table:style-name="ro1">
          <table:table-cell office:value-type="float" office:value="1.45620449744" calcext:value-type="float">
            <text:p>1.4562044974</text:p>
          </table:table-cell>
          <table:table-cell office:value-type="float" office:value="0.191682520942" calcext:value-type="float">
            <text:p>0.1916825209</text:p>
          </table:table-cell>
        </table:table-row>
        <table:table-row table:style-name="ro1">
          <table:table-cell office:value-type="float" office:value="1.46926054589" calcext:value-type="float">
            <text:p>1.4692605459</text:p>
          </table:table-cell>
          <table:table-cell office:value-type="float" office:value="0.220449076336" calcext:value-type="float">
            <text:p>0.2204490763</text:p>
          </table:table-cell>
        </table:table-row>
        <table:table-row table:style-name="ro1">
          <table:table-cell office:value-type="float" office:value="1.48724633918" calcext:value-type="float">
            <text:p>1.4872463392</text:p>
          </table:table-cell>
          <table:table-cell office:value-type="float" office:value="0.249206339441" calcext:value-type="float">
            <text:p>0.2492063394</text:p>
          </table:table-cell>
        </table:table-row>
        <table:table-row table:style-name="ro1">
          <table:table-cell office:value-type="float" office:value="1.50700430429" calcext:value-type="float">
            <text:p>1.5070043043</text:p>
          </table:table-cell>
          <table:table-cell office:value-type="float" office:value="0.274083868562" calcext:value-type="float">
            <text:p>0.2740838686</text:p>
          </table:table-cell>
        </table:table-row>
        <table:table-row table:style-name="ro1">
          <table:table-cell office:value-type="float" office:value="1.51629342387" calcext:value-type="float">
            <text:p>1.5162934239</text:p>
          </table:table-cell>
          <table:table-cell office:value-type="float" office:value="0.287813718095" calcext:value-type="float">
            <text:p>0.2878137181</text:p>
          </table:table-cell>
        </table:table-row>
        <table:table-row table:style-name="ro1">
          <table:table-cell office:value-type="float" office:value="1.52024132958" calcext:value-type="float">
            <text:p>1.5202413296</text:p>
          </table:table-cell>
          <table:table-cell office:value-type="float" office:value="0.290815789507" calcext:value-type="float">
            <text:p>0.2908157895</text:p>
          </table:table-cell>
        </table:table-row>
        <table:table-row table:style-name="ro1">
          <table:table-cell office:value-type="float" office:value="1.52278107585" calcext:value-type="float">
            <text:p>1.5227810759</text:p>
          </table:table-cell>
          <table:table-cell office:value-type="float" office:value="0.289736305179" calcext:value-type="float">
            <text:p>0.2897363052</text:p>
          </table:table-cell>
        </table:table-row>
        <table:table-row table:style-name="ro1">
          <table:table-cell office:value-type="float" office:value="1.52440439021" calcext:value-type="float">
            <text:p>1.5244043902</text:p>
          </table:table-cell>
          <table:table-cell office:value-type="float" office:value="0.286789079624" calcext:value-type="float">
            <text:p>0.2867890796</text:p>
          </table:table-cell>
        </table:table-row>
        <table:table-row table:style-name="ro1">
          <table:table-cell office:value-type="float" office:value="1.52626261105" calcext:value-type="float">
            <text:p>1.5262626111</text:p>
          </table:table-cell>
          <table:table-cell office:value-type="float" office:value="0.28418873538" calcext:value-type="float">
            <text:p>0.2841887354</text:p>
          </table:table-cell>
        </table:table-row>
        <table:table-row table:style-name="ro1">
          <table:table-cell office:value-type="float" office:value="1.52824199375" calcext:value-type="float">
            <text:p>1.5282419938</text:p>
          </table:table-cell>
          <table:table-cell office:value-type="float" office:value="0.281987297004" calcext:value-type="float">
            <text:p>0.281987297</text:p>
          </table:table-cell>
        </table:table-row>
        <table:table-row table:style-name="ro1">
          <table:table-cell office:value-type="float" office:value="1.5302722031" calcext:value-type="float">
            <text:p>1.5302722031</text:p>
          </table:table-cell>
          <table:table-cell office:value-type="float" office:value="0.279920188842" calcext:value-type="float">
            <text:p>0.2799201888</text:p>
          </table:table-cell>
        </table:table-row>
        <table:table-row table:style-name="ro1">
          <table:table-cell office:value-type="float" office:value="1.53242274959" calcext:value-type="float">
            <text:p>1.5324227496</text:p>
          </table:table-cell>
          <table:table-cell office:value-type="float" office:value="0.27782382748" calcext:value-type="float">
            <text:p>0.2778238275</text:p>
          </table:table-cell>
        </table:table-row>
        <table:table-row table:style-name="ro1">
          <table:table-cell office:value-type="float" office:value="1.53531666453" calcext:value-type="float">
            <text:p>1.5353166645</text:p>
          </table:table-cell>
          <table:table-cell office:value-type="float" office:value="0.279023508132" calcext:value-type="float">
            <text:p>0.2790235081</text:p>
          </table:table-cell>
        </table:table-row>
        <table:table-row table:style-name="ro1">
          <table:table-cell office:value-type="float" office:value="1.54162115022" calcext:value-type="float">
            <text:p>1.5416211502</text:p>
          </table:table-cell>
          <table:table-cell office:value-type="float" office:value="0.28491670956" calcext:value-type="float">
            <text:p>0.2849167096</text:p>
          </table:table-cell>
        </table:table-row>
        <table:table-row table:style-name="ro1">
          <table:table-cell office:value-type="float" office:value="1.55099836253" calcext:value-type="float">
            <text:p>1.5509983625</text:p>
          </table:table-cell>
          <table:table-cell office:value-type="float" office:value="0.294845358029" calcext:value-type="float">
            <text:p>0.294845358</text:p>
          </table:table-cell>
        </table:table-row>
        <table:table-row table:style-name="ro1">
          <table:table-cell office:value-type="float" office:value="1.56369734068" calcext:value-type="float">
            <text:p>1.5636973407</text:p>
          </table:table-cell>
          <table:table-cell office:value-type="float" office:value="0.308924434455" calcext:value-type="float">
            <text:p>0.3089244345</text:p>
          </table:table-cell>
        </table:table-row>
        <table:table-row table:style-name="ro1">
          <table:table-cell office:value-type="float" office:value="1.57993396141" calcext:value-type="float">
            <text:p>1.5799339614</text:p>
          </table:table-cell>
          <table:table-cell office:value-type="float" office:value="0.326382138492" calcext:value-type="float">
            <text:p>0.3263821385</text:p>
          </table:table-cell>
        </table:table-row>
        <table:table-row table:style-name="ro1">
          <table:table-cell office:value-type="float" office:value="1.59975719996" calcext:value-type="float">
            <text:p>1.5997572</text:p>
          </table:table-cell>
          <table:table-cell office:value-type="float" office:value="0.347402156328" calcext:value-type="float">
            <text:p>0.3474021563</text:p>
          </table:table-cell>
        </table:table-row>
        <table:table-row table:style-name="ro1">
          <table:table-cell office:value-type="float" office:value="1.62292164065" calcext:value-type="float">
            <text:p>1.6229216407</text:p>
          </table:table-cell>
          <table:table-cell office:value-type="float" office:value="0.37217663624" calcext:value-type="float">
            <text:p>0.3721766362</text:p>
          </table:table-cell>
        </table:table-row>
        <table:table-row table:style-name="ro1">
          <table:table-cell office:value-type="float" office:value="1.64849503573" calcext:value-type="float">
            <text:p>1.6484950357</text:p>
          </table:table-cell>
          <table:table-cell office:value-type="float" office:value="0.400907123527" calcext:value-type="float">
            <text:p>0.4009071235</text:p>
          </table:table-cell>
        </table:table-row>
        <table:table-row table:style-name="ro1">
          <table:table-cell office:value-type="float" office:value="1.67183932718" calcext:value-type="float">
            <text:p>1.6718393272</text:p>
          </table:table-cell>
          <table:table-cell office:value-type="float" office:value="0.431413926085" calcext:value-type="float">
            <text:p>0.4314139261</text:p>
          </table:table-cell>
        </table:table-row>
        <table:table-row table:style-name="ro1">
          <table:table-cell office:value-type="float" office:value="1.68811413139" calcext:value-type="float">
            <text:p>1.6881141314</text:p>
          </table:table-cell>
          <table:table-cell office:value-type="float" office:value="0.463203304389" calcext:value-type="float">
            <text:p>0.4632033044</text:p>
          </table:table-cell>
        </table:table-row>
        <table:table-row table:style-name="ro1">
          <table:table-cell office:value-type="float" office:value="1.70274950135" calcext:value-type="float">
            <text:p>1.7027495014</text:p>
          </table:table-cell>
          <table:table-cell office:value-type="float" office:value="0.494959652217" calcext:value-type="float">
            <text:p>0.4949596522</text:p>
          </table:table-cell>
        </table:table-row>
        <table:table-row table:style-name="ro1">
          <table:table-cell office:value-type="float" office:value="1.71682528871" calcext:value-type="float">
            <text:p>1.7168252887</text:p>
          </table:table-cell>
          <table:table-cell office:value-type="float" office:value="0.524789916025" calcext:value-type="float">
            <text:p>0.524789916</text:p>
          </table:table-cell>
        </table:table-row>
        <table:table-row table:style-name="ro1">
          <table:table-cell office:value-type="float" office:value="1.72973783499" calcext:value-type="float">
            <text:p>1.729737835</text:p>
          </table:table-cell>
          <table:table-cell office:value-type="float" office:value="0.552657367347" calcext:value-type="float">
            <text:p>0.5526573673</text:p>
          </table:table-cell>
        </table:table-row>
        <table:table-row table:style-name="ro1">
          <table:table-cell office:value-type="float" office:value="1.74664240896" calcext:value-type="float">
            <text:p>1.746642409</text:p>
          </table:table-cell>
          <table:table-cell office:value-type="float" office:value="0.574403940454" calcext:value-type="float">
            <text:p>0.5744039405</text:p>
          </table:table-cell>
        </table:table-row>
        <table:table-row table:style-name="ro1">
          <table:table-cell office:value-type="float" office:value="1.7608602842" calcext:value-type="float">
            <text:p>1.7608602842</text:p>
          </table:table-cell>
          <table:table-cell office:value-type="float" office:value="0.582630388163" calcext:value-type="float">
            <text:p>0.5826303882</text:p>
          </table:table-cell>
        </table:table-row>
        <table:table-row table:style-name="ro1">
          <table:table-cell office:value-type="float" office:value="1.76752435202" calcext:value-type="float">
            <text:p>1.767524352</text:p>
          </table:table-cell>
          <table:table-cell office:value-type="float" office:value="0.581992015561" calcext:value-type="float">
            <text:p>0.5819920156</text:p>
          </table:table-cell>
        </table:table-row>
        <table:table-row table:style-name="ro1">
          <table:table-cell office:value-type="float" office:value="1.76788204326" calcext:value-type="float">
            <text:p>1.7678820433</text:p>
          </table:table-cell>
          <table:table-cell office:value-type="float" office:value="0.579014002255" calcext:value-type="float">
            <text:p>0.5790140023</text:p>
          </table:table-cell>
        </table:table-row>
        <table:table-row table:style-name="ro1">
          <table:table-cell office:value-type="float" office:value="1.76793110118" calcext:value-type="float">
            <text:p>1.7679311012</text:p>
          </table:table-cell>
          <table:table-cell office:value-type="float" office:value="0.575945744108" calcext:value-type="float">
            <text:p>0.5759457441</text:p>
          </table:table-cell>
        </table:table-row>
        <table:table-row table:style-name="ro1">
          <table:table-cell office:value-type="float" office:value="1.76796253965" calcext:value-type="float">
            <text:p>1.7679625397</text:p>
          </table:table-cell>
          <table:table-cell office:value-type="float" office:value="0.57264381969" calcext:value-type="float">
            <text:p>0.5726438197</text:p>
          </table:table-cell>
        </table:table-row>
        <table:table-row table:style-name="ro1">
          <table:table-cell office:value-type="float" office:value="1.7679837529" calcext:value-type="float">
            <text:p>1.7679837529</text:p>
          </table:table-cell>
          <table:table-cell office:value-type="float" office:value="0.56930907628" calcext:value-type="float">
            <text:p>0.5693090763</text:p>
          </table:table-cell>
        </table:table-row>
        <table:table-row table:style-name="ro1">
          <table:table-cell office:value-type="float" office:value="1.76808027948" calcext:value-type="float">
            <text:p>1.7680802795</text:p>
          </table:table-cell>
          <table:table-cell office:value-type="float" office:value="0.566173866536" calcext:value-type="float">
            <text:p>0.5661738665</text:p>
          </table:table-cell>
        </table:table-row>
        <table:table-row table:style-name="ro1">
          <table:table-cell office:value-type="float" office:value="1.76816982398" calcext:value-type="float">
            <text:p>1.768169824</text:p>
          </table:table-cell>
          <table:table-cell office:value-type="float" office:value="0.562790368334" calcext:value-type="float">
            <text:p>0.5627903683</text:p>
          </table:table-cell>
        </table:table-row>
        <table:table-row table:style-name="ro1">
          <table:table-cell office:value-type="float" office:value="1.7683932248" calcext:value-type="float">
            <text:p>1.7683932248</text:p>
          </table:table-cell>
          <table:table-cell office:value-type="float" office:value="0.559235136928" calcext:value-type="float">
            <text:p>0.5592351369</text:p>
          </table:table-cell>
        </table:table-row>
        <table:table-row table:style-name="ro1">
          <table:table-cell office:value-type="float" office:value="1.76874352797" calcext:value-type="float">
            <text:p>1.768743528</text:p>
          </table:table-cell>
          <table:table-cell office:value-type="float" office:value="0.55569658649" calcext:value-type="float">
            <text:p>0.5556965865</text:p>
          </table:table-cell>
        </table:table-row>
        <table:table-row table:style-name="ro1">
          <table:table-cell office:value-type="float" office:value="1.76914791782" calcext:value-type="float">
            <text:p>1.7691479178</text:p>
          </table:table-cell>
          <table:table-cell office:value-type="float" office:value="0.552281370608" calcext:value-type="float">
            <text:p>0.5522813706</text:p>
          </table:table-cell>
        </table:table-row>
        <table:table-row table:style-name="ro1">
          <table:table-cell office:value-type="float" office:value="1.76951030521" calcext:value-type="float">
            <text:p>1.7695103052</text:p>
          </table:table-cell>
          <table:table-cell office:value-type="float" office:value="0.549217895099" calcext:value-type="float">
            <text:p>0.5492178951</text:p>
          </table:table-cell>
        </table:table-row>
        <table:table-row table:style-name="ro1">
          <table:table-cell office:value-type="float" office:value="1.76985817089" calcext:value-type="float">
            <text:p>1.7698581709</text:p>
          </table:table-cell>
          <table:table-cell office:value-type="float" office:value="0.546323642648" calcext:value-type="float">
            <text:p>0.5463236426</text:p>
          </table:table-cell>
        </table:table-row>
        <table:table-row table:style-name="ro1">
          <table:table-cell office:value-type="float" office:value="1.77229593265" calcext:value-type="float">
            <text:p>1.7722959327</text:p>
          </table:table-cell>
          <table:table-cell office:value-type="float" office:value="0.545813387919" calcext:value-type="float">
            <text:p>0.5458133879</text:p>
          </table:table-cell>
        </table:table-row>
        <table:table-row table:style-name="ro1">
          <table:table-cell office:value-type="float" office:value="1.78233408708" calcext:value-type="float">
            <text:p>1.7823340871</text:p>
          </table:table-cell>
          <table:table-cell office:value-type="float" office:value="0.547413229388" calcext:value-type="float">
            <text:p>0.5474132294</text:p>
          </table:table-cell>
        </table:table-row>
        <table:table-row table:style-name="ro1">
          <table:table-cell office:value-type="float" office:value="1.79961719899" calcext:value-type="float">
            <text:p>1.799617199</text:p>
          </table:table-cell>
          <table:table-cell office:value-type="float" office:value="0.55028752533" calcext:value-type="float">
            <text:p>0.5502875253</text:p>
          </table:table-cell>
        </table:table-row>
        <table:table-row table:style-name="ro1">
          <table:table-cell office:value-type="float" office:value="1.82402872191" calcext:value-type="float">
            <text:p>1.8240287219</text:p>
          </table:table-cell>
          <table:table-cell office:value-type="float" office:value="0.554681623393" calcext:value-type="float">
            <text:p>0.5546816234</text:p>
          </table:table-cell>
        </table:table-row>
        <table:table-row table:style-name="ro1">
          <table:table-cell office:value-type="float" office:value="1.85537878141" calcext:value-type="float">
            <text:p>1.8553787814</text:p>
          </table:table-cell>
          <table:table-cell office:value-type="float" office:value="0.560982244689" calcext:value-type="float">
            <text:p>0.5609822447</text:p>
          </table:table-cell>
        </table:table-row>
        <table:table-row table:style-name="ro1">
          <table:table-cell office:value-type="float" office:value="1.89017271357" calcext:value-type="float">
            <text:p>1.8901727136</text:p>
          </table:table-cell>
          <table:table-cell office:value-type="float" office:value="0.569970115774" calcext:value-type="float">
            <text:p>0.5699701158</text:p>
          </table:table-cell>
        </table:table-row>
        <table:table-row table:style-name="ro1">
          <table:table-cell office:value-type="float" office:value="1.92176098433" calcext:value-type="float">
            <text:p>1.9217609843</text:p>
          </table:table-cell>
          <table:table-cell office:value-type="float" office:value="0.582139877605" calcext:value-type="float">
            <text:p>0.5821398776</text:p>
          </table:table-cell>
        </table:table-row>
        <table:table-row table:style-name="ro1">
          <table:table-cell office:value-type="float" office:value="1.94417097208" calcext:value-type="float">
            <text:p>1.9441709721</text:p>
          </table:table-cell>
          <table:table-cell office:value-type="float" office:value="0.597532440201" calcext:value-type="float">
            <text:p>0.5975324402</text:p>
          </table:table-cell>
        </table:table-row>
        <table:table-row table:style-name="ro1">
          <table:table-cell office:value-type="float" office:value="1.95854681869" calcext:value-type="float">
            <text:p>1.9585468187</text:p>
          </table:table-cell>
          <table:table-cell office:value-type="float" office:value="0.615186847931" calcext:value-type="float">
            <text:p>0.6151868479</text:p>
          </table:table-cell>
        </table:table-row>
        <table:table-row table:style-name="ro1">
          <table:table-cell office:value-type="float" office:value="1.97172935037" calcext:value-type="float">
            <text:p>1.9717293504</text:p>
          </table:table-cell>
          <table:table-cell office:value-type="float" office:value="0.634362329467" calcext:value-type="float">
            <text:p>0.6343623295</text:p>
          </table:table-cell>
        </table:table-row>
        <table:table-row table:style-name="ro1">
          <table:table-cell office:value-type="float" office:value="1.98932115329" calcext:value-type="float">
            <text:p>1.9893211533</text:p>
          </table:table-cell>
          <table:table-cell office:value-type="float" office:value="0.651301317651" calcext:value-type="float">
            <text:p>0.6513013177</text:p>
          </table:table-cell>
        </table:table-row>
        <table:table-row table:style-name="ro1">
          <table:table-cell office:value-type="float" office:value="2.00846910975" calcext:value-type="float">
            <text:p>2.0084691098</text:p>
          </table:table-cell>
          <table:table-cell office:value-type="float" office:value="0.664209443024" calcext:value-type="float">
            <text:p>0.664209443</text:p>
          </table:table-cell>
        </table:table-row>
        <table:table-row table:style-name="ro1">
          <table:table-cell office:value-type="float" office:value="2.02801044507" calcext:value-type="float">
            <text:p>2.0280104451</text:p>
          </table:table-cell>
          <table:table-cell office:value-type="float" office:value="0.673126218833" calcext:value-type="float">
            <text:p>0.6731262188</text:p>
          </table:table-cell>
        </table:table-row>
        <table:table-row table:style-name="ro1">
          <table:table-cell office:value-type="float" office:value="2.04469308788" calcext:value-type="float">
            <text:p>2.0446930879</text:p>
          </table:table-cell>
          <table:table-cell office:value-type="float" office:value="0.675646241341" calcext:value-type="float">
            <text:p>0.6756462413</text:p>
          </table:table-cell>
        </table:table-row>
        <table:table-row table:style-name="ro1">
          <table:table-cell office:value-type="float" office:value="2.0505115921" calcext:value-type="float">
            <text:p>2.0505115921</text:p>
          </table:table-cell>
          <table:table-cell office:value-type="float" office:value="0.672704816513" calcext:value-type="float">
            <text:p>0.6727048165</text:p>
          </table:table-cell>
        </table:table-row>
        <table:table-row table:style-name="ro1">
          <table:table-cell office:value-type="float" office:value="2.05180066323" calcext:value-type="float">
            <text:p>2.0518006632</text:p>
          </table:table-cell>
          <table:table-cell office:value-type="float" office:value="0.669730798032" calcext:value-type="float">
            <text:p>0.669730798</text:p>
          </table:table-cell>
        </table:table-row>
        <table:table-row table:style-name="ro1">
          <table:table-cell office:value-type="float" office:value="2.05303387098" calcext:value-type="float">
            <text:p>2.053033871</text:p>
          </table:table-cell>
          <table:table-cell office:value-type="float" office:value="0.66671145046" calcext:value-type="float">
            <text:p>0.6667114505</text:p>
          </table:table-cell>
        </table:table-row>
        <table:table-row table:style-name="ro1">
          <table:table-cell office:value-type="float" office:value="2.0539084856" calcext:value-type="float">
            <text:p>2.0539084856</text:p>
          </table:table-cell>
          <table:table-cell office:value-type="float" office:value="0.663929652019" calcext:value-type="float">
            <text:p>0.663929652</text:p>
          </table:table-cell>
        </table:table-row>
        <table:table-row table:style-name="ro1">
          <table:table-cell office:value-type="float" office:value="2.05426417641" calcext:value-type="float">
            <text:p>2.0542641764</text:p>
          </table:table-cell>
          <table:table-cell office:value-type="float" office:value="0.661451860331" calcext:value-type="float">
            <text:p>0.6614518603</text:p>
          </table:table-cell>
        </table:table-row>
        <table:table-row table:style-name="ro1">
          <table:table-cell office:value-type="float" office:value="2.0547930982" calcext:value-type="float">
            <text:p>2.0547930982</text:p>
          </table:table-cell>
          <table:table-cell office:value-type="float" office:value="0.658950420152" calcext:value-type="float">
            <text:p>0.6589504202</text:p>
          </table:table-cell>
        </table:table-row>
        <table:table-row table:style-name="ro1">
          <table:table-cell office:value-type="float" office:value="2.05589217999" calcext:value-type="float">
            <text:p>2.05589218</text:p>
          </table:table-cell>
          <table:table-cell office:value-type="float" office:value="0.655855650827" calcext:value-type="float">
            <text:p>0.6558556508</text:p>
          </table:table-cell>
        </table:table-row>
        <table:table-row table:style-name="ro1">
          <table:table-cell office:value-type="float" office:value="2.05673015047" calcext:value-type="float">
            <text:p>2.0567301505</text:p>
          </table:table-cell>
          <table:table-cell office:value-type="float" office:value="0.653076704101" calcext:value-type="float">
            <text:p>0.6530767041</text:p>
          </table:table-cell>
        </table:table-row>
        <table:table-row table:style-name="ro1">
          <table:table-cell office:value-type="float" office:value="2.05778061726" calcext:value-type="float">
            <text:p>2.0577806173</text:p>
          </table:table-cell>
          <table:table-cell office:value-type="float" office:value="0.650059788238" calcext:value-type="float">
            <text:p>0.6500597882</text:p>
          </table:table-cell>
        </table:table-row>
        <table:table-row table:style-name="ro1">
          <table:table-cell office:value-type="float" office:value="2.05877044235" calcext:value-type="float">
            <text:p>2.0587704424</text:p>
          </table:table-cell>
          <table:table-cell office:value-type="float" office:value="0.646940726606" calcext:value-type="float">
            <text:p>0.6469407266</text:p>
          </table:table-cell>
        </table:table-row>
        <table:table-row table:style-name="ro1">
          <table:table-cell office:value-type="float" office:value="2.05968228416" calcext:value-type="float">
            <text:p>2.0596822842</text:p>
          </table:table-cell>
          <table:table-cell office:value-type="float" office:value="0.643839284317" calcext:value-type="float">
            <text:p>0.6438392843</text:p>
          </table:table-cell>
        </table:table-row>
        <table:table-row table:style-name="ro1">
          <table:table-cell office:value-type="float" office:value="2.05992107295" calcext:value-type="float">
            <text:p>2.059921073</text:p>
          </table:table-cell>
          <table:table-cell office:value-type="float" office:value="0.640795162719" calcext:value-type="float">
            <text:p>0.6407951627</text:p>
          </table:table-cell>
        </table:table-row>
        <table:table-row table:style-name="ro1">
          <table:table-cell office:value-type="float" office:value="2.06018428193" calcext:value-type="float">
            <text:p>2.0601842819</text:p>
          </table:table-cell>
          <table:table-cell office:value-type="float" office:value="0.637729420176" calcext:value-type="float">
            <text:p>0.6377294202</text:p>
          </table:table-cell>
        </table:table-row>
        <table:table-row table:style-name="ro1">
          <table:table-cell office:value-type="float" office:value="2.06330433201" calcext:value-type="float">
            <text:p>2.063304332</text:p>
          </table:table-cell>
          <table:table-cell office:value-type="float" office:value="0.63597847372" calcext:value-type="float">
            <text:p>0.6359784737</text:p>
          </table:table-cell>
        </table:table-row>
        <table:table-row table:style-name="ro1">
          <table:table-cell office:value-type="float" office:value="2.07411701566" calcext:value-type="float">
            <text:p>2.0741170157</text:p>
          </table:table-cell>
          <table:table-cell office:value-type="float" office:value="0.63470633521" calcext:value-type="float">
            <text:p>0.6347063352</text:p>
          </table:table-cell>
        </table:table-row>
        <table:table-row table:style-name="ro1">
          <table:table-cell office:value-type="float" office:value="2.09253470005" calcext:value-type="float">
            <text:p>2.0925347001</text:p>
          </table:table-cell>
          <table:table-cell office:value-type="float" office:value="0.632380652742" calcext:value-type="float">
            <text:p>0.6323806527</text:p>
          </table:table-cell>
        </table:table-row>
        <table:table-row table:style-name="ro1">
          <table:table-cell office:value-type="float" office:value="2.1187800731" calcext:value-type="float">
            <text:p>2.1187800731</text:p>
          </table:table-cell>
          <table:table-cell office:value-type="float" office:value="0.628819961868" calcext:value-type="float">
            <text:p>0.6288199619</text:p>
          </table:table-cell>
        </table:table-row>
        <table:table-row table:style-name="ro1">
          <table:table-cell office:value-type="float" office:value="2.15234245886" calcext:value-type="float">
            <text:p>2.1523424589</text:p>
          </table:table-cell>
          <table:table-cell office:value-type="float" office:value="0.623703657786" calcext:value-type="float">
            <text:p>0.6237036578</text:p>
          </table:table-cell>
        </table:table-row>
        <table:table-row table:style-name="ro1">
          <table:table-cell office:value-type="float" office:value="2.19213443089" calcext:value-type="float">
            <text:p>2.1921344309</text:p>
          </table:table-cell>
          <table:table-cell office:value-type="float" office:value="0.616519541122" calcext:value-type="float">
            <text:p>0.6165195411</text:p>
          </table:table-cell>
        </table:table-row>
        <table:table-row table:style-name="ro1">
          <table:table-cell office:value-type="float" office:value="2.23228446931" calcext:value-type="float">
            <text:p>2.2322844693</text:p>
          </table:table-cell>
          <table:table-cell office:value-type="float" office:value="0.606566787121" calcext:value-type="float">
            <text:p>0.6065667871</text:p>
          </table:table-cell>
        </table:table-row>
        <table:table-row table:style-name="ro1">
          <table:table-cell office:value-type="float" office:value="2.27244526337" calcext:value-type="float">
            <text:p>2.2724452634</text:p>
          </table:table-cell>
          <table:table-cell office:value-type="float" office:value="0.594117345665" calcext:value-type="float">
            <text:p>0.5941173457</text:p>
          </table:table-cell>
        </table:table-row>
        <table:table-row table:style-name="ro1">
          <table:table-cell office:value-type="float" office:value="2.31298540833" calcext:value-type="float">
            <text:p>2.3129854083</text:p>
          </table:table-cell>
          <table:table-cell office:value-type="float" office:value="0.579703908701" calcext:value-type="float">
            <text:p>0.5797039087</text:p>
          </table:table-cell>
        </table:table-row>
        <table:table-row table:style-name="ro1">
          <table:table-cell office:value-type="float" office:value="2.35143590979" calcext:value-type="float">
            <text:p>2.3514359098</text:p>
          </table:table-cell>
          <table:table-cell office:value-type="float" office:value="0.563680887443" calcext:value-type="float">
            <text:p>0.5636808874</text:p>
          </table:table-cell>
        </table:table-row>
        <table:table-row table:style-name="ro1">
          <table:table-cell office:value-type="float" office:value="2.38328764579" calcext:value-type="float">
            <text:p>2.3832876458</text:p>
          </table:table-cell>
          <table:table-cell office:value-type="float" office:value="0.549260982814" calcext:value-type="float">
            <text:p>0.5492609828</text:p>
          </table:table-cell>
        </table:table-row>
        <table:table-row table:style-name="ro1">
          <table:table-cell office:value-type="float" office:value="2.40351354964" calcext:value-type="float">
            <text:p>2.4035135496</text:p>
          </table:table-cell>
          <table:table-cell office:value-type="float" office:value="0.536814842637" calcext:value-type="float">
            <text:p>0.5368148426</text:p>
          </table:table-cell>
        </table:table-row>
        <table:table-row table:style-name="ro1">
          <table:table-cell office:value-type="float" office:value="2.42028952116" calcext:value-type="float">
            <text:p>2.4202895212</text:p>
          </table:table-cell>
          <table:table-cell office:value-type="float" office:value="0.525043457366" calcext:value-type="float">
            <text:p>0.5250434574</text:p>
          </table:table-cell>
        </table:table-row>
        <table:table-row table:style-name="ro1">
          <table:table-cell office:value-type="float" office:value="2.43842704472" calcext:value-type="float">
            <text:p>2.4384270447</text:p>
          </table:table-cell>
          <table:table-cell office:value-type="float" office:value="0.51513665754" calcext:value-type="float">
            <text:p>0.5151366575</text:p>
          </table:table-cell>
        </table:table-row>
        <table:table-row table:style-name="ro1">
          <table:table-cell office:value-type="float" office:value="2.4571552854" calcext:value-type="float">
            <text:p>2.4571552854</text:p>
          </table:table-cell>
          <table:table-cell office:value-type="float" office:value="0.507566232219" calcext:value-type="float">
            <text:p>0.5075662322</text:p>
          </table:table-cell>
        </table:table-row>
        <table:table-row table:style-name="ro1">
          <table:table-cell office:value-type="float" office:value="2.47605817302" calcext:value-type="float">
            <text:p>2.476058173</text:p>
          </table:table-cell>
          <table:table-cell office:value-type="float" office:value="0.501648185014" calcext:value-type="float">
            <text:p>0.501648185</text:p>
          </table:table-cell>
        </table:table-row>
        <table:table-row table:style-name="ro1">
          <table:table-cell office:value-type="float" office:value="2.49663694014" calcext:value-type="float">
            <text:p>2.4966369401</text:p>
          </table:table-cell>
          <table:table-cell office:value-type="float" office:value="0.497550958384" calcext:value-type="float">
            <text:p>0.4975509584</text:p>
          </table:table-cell>
        </table:table-row>
        <table:table-row table:style-name="ro1">
          <table:table-cell office:value-type="float" office:value="2.5241775532" calcext:value-type="float">
            <text:p>2.5241775532</text:p>
          </table:table-cell>
          <table:table-cell office:value-type="float" office:value="0.493480644309" calcext:value-type="float">
            <text:p>0.4934806443</text:p>
          </table:table-cell>
        </table:table-row>
        <table:table-row table:style-name="ro1">
          <table:table-cell office:value-type="float" office:value="2.55314973598" calcext:value-type="float">
            <text:p>2.553149736</text:p>
          </table:table-cell>
          <table:table-cell office:value-type="float" office:value="0.488788187492" calcext:value-type="float">
            <text:p>0.4887881875</text:p>
          </table:table-cell>
        </table:table-row>
        <table:table-row table:style-name="ro1">
          <table:table-cell office:value-type="float" office:value="2.5728855279" calcext:value-type="float">
            <text:p>2.5728855279</text:p>
          </table:table-cell>
          <table:table-cell office:value-type="float" office:value="0.481877445119" calcext:value-type="float">
            <text:p>0.4818774451</text:p>
          </table:table-cell>
        </table:table-row>
        <table:table-row table:style-name="ro1">
          <table:table-cell office:value-type="float" office:value="2.59030534605" calcext:value-type="float">
            <text:p>2.5903053461</text:p>
          </table:table-cell>
          <table:table-cell office:value-type="float" office:value="0.474230767253" calcext:value-type="float">
            <text:p>0.4742307673</text:p>
          </table:table-cell>
        </table:table-row>
        <table:table-row table:style-name="ro1">
          <table:table-cell office:value-type="float" office:value="2.60838307678" calcext:value-type="float">
            <text:p>2.6083830768</text:p>
          </table:table-cell>
          <table:table-cell office:value-type="float" office:value="0.467761390874" calcext:value-type="float">
            <text:p>0.4677613909</text:p>
          </table:table-cell>
        </table:table-row>
        <table:table-row table:style-name="ro1">
          <table:table-cell office:value-type="float" office:value="2.62682177047" calcext:value-type="float">
            <text:p>2.6268217705</text:p>
          </table:table-cell>
          <table:table-cell office:value-type="float" office:value="0.462471441809" calcext:value-type="float">
            <text:p>0.4624714418</text:p>
          </table:table-cell>
        </table:table-row>
        <table:table-row table:style-name="ro1">
          <table:table-cell office:value-type="float" office:value="2.64734966159" calcext:value-type="float">
            <text:p>2.6473496616</text:p>
          </table:table-cell>
          <table:table-cell office:value-type="float" office:value="0.458755992227" calcext:value-type="float">
            <text:p>0.4587559922</text:p>
          </table:table-cell>
        </table:table-row>
        <table:table-row table:style-name="ro1">
          <table:table-cell office:value-type="float" office:value="2.67524623554" calcext:value-type="float">
            <text:p>2.6752462355</text:p>
          </table:table-cell>
          <table:table-cell office:value-type="float" office:value="0.454783305636" calcext:value-type="float">
            <text:p>0.4547833056</text:p>
          </table:table-cell>
        </table:table-row>
        <table:table-row table:style-name="ro1">
          <table:table-cell office:value-type="float" office:value="2.7042194248" calcext:value-type="float">
            <text:p>2.7042194248</text:p>
          </table:table-cell>
          <table:table-cell office:value-type="float" office:value="0.449906992504" calcext:value-type="float">
            <text:p>0.4499069925</text:p>
          </table:table-cell>
        </table:table-row>
        <table:table-row table:style-name="ro1">
          <table:table-cell office:value-type="float" office:value="2.72346507019" calcext:value-type="float">
            <text:p>2.7234650702</text:p>
          </table:table-cell>
          <table:table-cell office:value-type="float" office:value="0.442846015066" calcext:value-type="float">
            <text:p>0.4428460151</text:p>
          </table:table-cell>
        </table:table-row>
        <table:table-row table:style-name="ro1">
          <table:table-cell office:value-type="float" office:value="2.74115424211" calcext:value-type="float">
            <text:p>2.7411542421</text:p>
          </table:table-cell>
          <table:table-cell office:value-type="float" office:value="0.435779006331" calcext:value-type="float">
            <text:p>0.4357790063</text:p>
          </table:table-cell>
        </table:table-row>
        <table:table-row table:style-name="ro1">
          <table:table-cell office:value-type="float" office:value="2.75938574582" calcext:value-type="float">
            <text:p>2.7593857458</text:p>
          </table:table-cell>
          <table:table-cell office:value-type="float" office:value="0.429794639856" calcext:value-type="float">
            <text:p>0.4297946399</text:p>
          </table:table-cell>
        </table:table-row>
        <table:table-row table:style-name="ro1">
          <table:table-cell office:value-type="float" office:value="2.78007377534" calcext:value-type="float">
            <text:p>2.7800737753</text:p>
          </table:table-cell>
          <table:table-cell office:value-type="float" office:value="0.425246910121" calcext:value-type="float">
            <text:p>0.4252469101</text:p>
          </table:table-cell>
        </table:table-row>
        <table:table-row table:style-name="ro1">
          <table:table-cell office:value-type="float" office:value="2.80856363466" calcext:value-type="float">
            <text:p>2.8085636347</text:p>
          </table:table-cell>
          <table:table-cell office:value-type="float" office:value="0.421229213137" calcext:value-type="float">
            <text:p>0.4212292131</text:p>
          </table:table-cell>
        </table:table-row>
        <table:table-row table:style-name="ro1">
          <table:table-cell office:value-type="float" office:value="2.83749664133" calcext:value-type="float">
            <text:p>2.8374966413</text:p>
          </table:table-cell>
          <table:table-cell office:value-type="float" office:value="0.41644443306" calcext:value-type="float">
            <text:p>0.4164444331</text:p>
          </table:table-cell>
        </table:table-row>
        <table:table-row table:style-name="ro1">
          <table:table-cell office:value-type="float" office:value="2.85742286676" calcext:value-type="float">
            <text:p>2.8574228668</text:p>
          </table:table-cell>
          <table:table-cell office:value-type="float" office:value="0.4095461074" calcext:value-type="float">
            <text:p>0.4095461074</text:p>
          </table:table-cell>
        </table:table-row>
        <table:table-row table:style-name="ro1">
          <table:table-cell office:value-type="float" office:value="2.87613287379" calcext:value-type="float">
            <text:p>2.8761328738</text:p>
          </table:table-cell>
          <table:table-cell office:value-type="float" office:value="0.402591349215" calcext:value-type="float">
            <text:p>0.4025913492</text:p>
          </table:table-cell>
        </table:table-row>
        <table:table-row table:style-name="ro1">
          <table:table-cell office:value-type="float" office:value="2.89500260093" calcext:value-type="float">
            <text:p>2.8950026009</text:p>
          </table:table-cell>
          <table:table-cell office:value-type="float" office:value="0.39670929068" calcext:value-type="float">
            <text:p>0.3967092907</text:p>
          </table:table-cell>
        </table:table-row>
        <table:table-row table:style-name="ro1">
          <table:table-cell office:value-type="float" office:value="2.91592635624" calcext:value-type="float">
            <text:p>2.9159263562</text:p>
          </table:table-cell>
          <table:table-cell office:value-type="float" office:value="0.392274852498" calcext:value-type="float">
            <text:p>0.3922748525</text:p>
          </table:table-cell>
        </table:table-row>
        <table:table-row table:style-name="ro1">
          <table:table-cell office:value-type="float" office:value="2.9440585385" calcext:value-type="float">
            <text:p>2.9440585385</text:p>
          </table:table-cell>
          <table:table-cell office:value-type="float" office:value="0.388316844587" calcext:value-type="float">
            <text:p>0.3883168446</text:p>
          </table:table-cell>
        </table:table-row>
        <table:table-row table:style-name="ro1">
          <table:table-cell office:value-type="float" office:value="2.97307748763" calcext:value-type="float">
            <text:p>2.9730774876</text:p>
          </table:table-cell>
          <table:table-cell office:value-type="float" office:value="0.383632727418" calcext:value-type="float">
            <text:p>0.3836327274</text:p>
          </table:table-cell>
        </table:table-row>
        <table:table-row table:style-name="ro1">
          <table:table-cell office:value-type="float" office:value="2.99321105382" calcext:value-type="float">
            <text:p>2.9932110538</text:p>
          </table:table-cell>
          <table:table-cell office:value-type="float" office:value="0.376762667941" calcext:value-type="float">
            <text:p>0.3767626679</text:p>
          </table:table-cell>
        </table:table-row>
        <table:table-row table:style-name="ro1">
          <table:table-cell office:value-type="float" office:value="3.01176396607" calcext:value-type="float">
            <text:p>3.0117639661</text:p>
          </table:table-cell>
          <table:table-cell office:value-type="float" office:value="0.36981505397" calcext:value-type="float">
            <text:p>0.369815054</text:p>
          </table:table-cell>
        </table:table-row>
        <table:table-row table:style-name="ro1">
          <table:table-cell office:value-type="float" office:value="3.03069824134" calcext:value-type="float">
            <text:p>3.0306982413</text:p>
          </table:table-cell>
          <table:table-cell office:value-type="float" office:value="0.36382870193" calcext:value-type="float">
            <text:p>0.3638287019</text:p>
          </table:table-cell>
        </table:table-row>
        <table:table-row table:style-name="ro1">
          <table:table-cell office:value-type="float" office:value="3.05139363224" calcext:value-type="float">
            <text:p>3.0513936322</text:p>
          </table:table-cell>
          <table:table-cell office:value-type="float" office:value="0.359787500918" calcext:value-type="float">
            <text:p>0.3597875009</text:p>
          </table:table-cell>
        </table:table-row>
        <table:table-row table:style-name="ro1">
          <table:table-cell office:value-type="float" office:value="3.0744774542" calcext:value-type="float">
            <text:p>3.0744774542</text:p>
          </table:table-cell>
          <table:table-cell office:value-type="float" office:value="0.3557267414" calcext:value-type="float">
            <text:p>0.3557267414</text:p>
          </table:table-cell>
        </table:table-row>
        <table:table-row table:style-name="ro1">
          <table:table-cell office:value-type="float" office:value="3.09335260423" calcext:value-type="float">
            <text:p>3.0933526042</text:p>
          </table:table-cell>
          <table:table-cell office:value-type="float" office:value="0.350159693628" calcext:value-type="float">
            <text:p>0.3501596936</text:p>
          </table:table-cell>
        </table:table-row>
        <table:table-row table:style-name="ro1">
          <table:table-cell office:value-type="float" office:value="3.11206375173" calcext:value-type="float">
            <text:p>3.1120637517</text:p>
          </table:table-cell>
          <table:table-cell office:value-type="float" office:value="0.345211007693" calcext:value-type="float">
            <text:p>0.3452110077</text:p>
          </table:table-cell>
        </table:table-row>
        <table:table-row table:style-name="ro1">
          <table:table-cell office:value-type="float" office:value="3.13254755456" calcext:value-type="float">
            <text:p>3.1325475546</text:p>
          </table:table-cell>
          <table:table-cell office:value-type="float" office:value="0.341616561591" calcext:value-type="float">
            <text:p>0.3416165616</text:p>
          </table:table-cell>
        </table:table-row>
        <table:table-row table:style-name="ro1">
          <table:table-cell office:value-type="float" office:value="3.15546517398" calcext:value-type="float">
            <text:p>3.155465174</text:p>
          </table:table-cell>
          <table:table-cell office:value-type="float" office:value="0.337589962417" calcext:value-type="float">
            <text:p>0.3375899624</text:p>
          </table:table-cell>
        </table:table-row>
        <table:table-row table:style-name="ro1">
          <table:table-cell office:value-type="float" office:value="3.17392695101" calcext:value-type="float">
            <text:p>3.173926951</text:p>
          </table:table-cell>
          <table:table-cell office:value-type="float" office:value="0.332163131446" calcext:value-type="float">
            <text:p>0.3321631314</text:p>
          </table:table-cell>
        </table:table-row>
        <table:table-row table:style-name="ro1">
          <table:table-cell office:value-type="float" office:value="3.19424557518" calcext:value-type="float">
            <text:p>3.1942455752</text:p>
          </table:table-cell>
          <table:table-cell office:value-type="float" office:value="0.328436100814" calcext:value-type="float">
            <text:p>0.3284361008</text:p>
          </table:table-cell>
        </table:table-row>
        <table:table-row table:style-name="ro1">
          <table:table-cell office:value-type="float" office:value="3.21731995997" calcext:value-type="float">
            <text:p>3.21731996</text:p>
          </table:table-cell>
          <table:table-cell office:value-type="float" office:value="0.324223197885" calcext:value-type="float">
            <text:p>0.3242231979</text:p>
          </table:table-cell>
        </table:table-row>
        <table:table-row table:style-name="ro1">
          <table:table-cell office:value-type="float" office:value="3.23573294721" calcext:value-type="float">
            <text:p>3.2357329472</text:p>
          </table:table-cell>
          <table:table-cell office:value-type="float" office:value="0.318621755013" calcext:value-type="float">
            <text:p>0.318621755</text:p>
          </table:table-cell>
        </table:table-row>
        <table:table-row table:style-name="ro1">
          <table:table-cell office:value-type="float" office:value="3.25409664517" calcext:value-type="float">
            <text:p>3.2540966452</text:p>
          </table:table-cell>
          <table:table-cell office:value-type="float" office:value="0.313841808752" calcext:value-type="float">
            <text:p>0.3138418088</text:p>
          </table:table-cell>
        </table:table-row>
        <table:table-row table:style-name="ro1">
          <table:table-cell office:value-type="float" office:value="3.27459478874" calcext:value-type="float">
            <text:p>3.2745947887</text:p>
          </table:table-cell>
          <table:table-cell office:value-type="float" office:value="0.310423536598" calcext:value-type="float">
            <text:p>0.3104235366</text:p>
          </table:table-cell>
        </table:table-row>
        <table:table-row table:style-name="ro1">
          <table:table-cell office:value-type="float" office:value="3.29747699497" calcext:value-type="float">
            <text:p>3.297476995</text:p>
          </table:table-cell>
          <table:table-cell office:value-type="float" office:value="0.306365020598" calcext:value-type="float">
            <text:p>0.3063650206</text:p>
          </table:table-cell>
        </table:table-row>
        <table:table-row table:style-name="ro1">
          <table:table-cell office:value-type="float" office:value="3.31610562338" calcext:value-type="float">
            <text:p>3.3161056234</text:p>
          </table:table-cell>
          <table:table-cell office:value-type="float" office:value="0.300692269455" calcext:value-type="float">
            <text:p>0.3006922695</text:p>
          </table:table-cell>
        </table:table-row>
        <table:table-row table:style-name="ro1">
          <table:table-cell office:value-type="float" office:value="3.33702626314" calcext:value-type="float">
            <text:p>3.3370262631</text:p>
          </table:table-cell>
          <table:table-cell office:value-type="float" office:value="0.296316370758" calcext:value-type="float">
            <text:p>0.2963163708</text:p>
          </table:table-cell>
        </table:table-row>
        <table:table-row table:style-name="ro1">
          <table:table-cell office:value-type="float" office:value="3.36586612699" calcext:value-type="float">
            <text:p>3.365866127</text:p>
          </table:table-cell>
          <table:table-cell office:value-type="float" office:value="0.292502647782" calcext:value-type="float">
            <text:p>0.2925026478</text:p>
          </table:table-cell>
        </table:table-row>
        <table:table-row table:style-name="ro1">
          <table:table-cell office:value-type="float" office:value="3.39543414276" calcext:value-type="float">
            <text:p>3.3954341428</text:p>
          </table:table-cell>
          <table:table-cell office:value-type="float" office:value="0.288090482615" calcext:value-type="float">
            <text:p>0.2880904826</text:p>
          </table:table-cell>
        </table:table-row>
        <table:table-row table:style-name="ro1">
          <table:table-cell office:value-type="float" office:value="3.41507184989" calcext:value-type="float">
            <text:p>3.4150718499</text:p>
          </table:table-cell>
          <table:table-cell office:value-type="float" office:value="0.281445521384" calcext:value-type="float">
            <text:p>0.2814455214</text:p>
          </table:table-cell>
        </table:table-row>
        <table:table-row table:style-name="ro1">
          <table:table-cell office:value-type="float" office:value="3.43301478834" calcext:value-type="float">
            <text:p>3.4330147883</text:p>
          </table:table-cell>
          <table:table-cell office:value-type="float" office:value="0.274518998622" calcext:value-type="float">
            <text:p>0.2745189986</text:p>
          </table:table-cell>
        </table:table-row>
        <table:table-row table:style-name="ro1">
          <table:table-cell office:value-type="float" office:value="3.45181224982" calcext:value-type="float">
            <text:p>3.4518122498</text:p>
          </table:table-cell>
          <table:table-cell office:value-type="float" office:value="0.269032559254" calcext:value-type="float">
            <text:p>0.2690325593</text:p>
          </table:table-cell>
        </table:table-row>
        <table:table-row table:style-name="ro1">
          <table:table-cell office:value-type="float" office:value="3.4726123057" calcext:value-type="float">
            <text:p>3.4726123057</text:p>
          </table:table-cell>
          <table:table-cell office:value-type="float" office:value="0.265044820754" calcext:value-type="float">
            <text:p>0.2650448208</text:p>
          </table:table-cell>
        </table:table-row>
        <table:table-row table:style-name="ro1">
          <table:table-cell office:value-type="float" office:value="3.50071653875" calcext:value-type="float">
            <text:p>3.5007165388</text:p>
          </table:table-cell>
          <table:table-cell office:value-type="float" office:value="0.261300901309" calcext:value-type="float">
            <text:p>0.2613009013</text:p>
          </table:table-cell>
        </table:table-row>
        <table:table-row table:style-name="ro1">
          <table:table-cell office:value-type="float" office:value="3.52973429098" calcext:value-type="float">
            <text:p>3.529734291</text:p>
          </table:table-cell>
          <table:table-cell office:value-type="float" office:value="0.256911087215" calcext:value-type="float">
            <text:p>0.2569110872</text:p>
          </table:table-cell>
        </table:table-row>
        <table:table-row table:style-name="ro1">
          <table:table-cell office:value-type="float" office:value="3.550010398" calcext:value-type="float">
            <text:p>3.550010398</text:p>
          </table:table-cell>
          <table:table-cell office:value-type="float" office:value="0.250221634418" calcext:value-type="float">
            <text:p>0.2502216344</text:p>
          </table:table-cell>
        </table:table-row>
        <table:table-row table:style-name="ro1">
          <table:table-cell office:value-type="float" office:value="3.56878794282" calcext:value-type="float">
            <text:p>3.5687879428</text:p>
          </table:table-cell>
          <table:table-cell office:value-type="float" office:value="0.243377825496" calcext:value-type="float">
            <text:p>0.2433778255</text:p>
          </table:table-cell>
        </table:table-row>
        <table:table-row table:style-name="ro1">
          <table:table-cell office:value-type="float" office:value="3.58776595979" calcext:value-type="float">
            <text:p>3.5877659598</text:p>
          </table:table-cell>
          <table:table-cell office:value-type="float" office:value="0.23759467393" calcext:value-type="float">
            <text:p>0.2375946739</text:p>
          </table:table-cell>
        </table:table-row>
        <table:table-row table:style-name="ro1">
          <table:table-cell office:value-type="float" office:value="3.60864862586" calcext:value-type="float">
            <text:p>3.6086486259</text:p>
          </table:table-cell>
          <table:table-cell office:value-type="float" office:value="0.233566869771" calcext:value-type="float">
            <text:p>0.2335668698</text:p>
          </table:table-cell>
        </table:table-row>
        <table:table-row table:style-name="ro1">
          <table:table-cell office:value-type="float" office:value="3.63646496104" calcext:value-type="float">
            <text:p>3.636464961</text:p>
          </table:table-cell>
          <table:table-cell office:value-type="float" office:value="0.229994526698" calcext:value-type="float">
            <text:p>0.2299945267</text:p>
          </table:table-cell>
        </table:table-row>
        <table:table-row table:style-name="ro1">
          <table:table-cell office:value-type="float" office:value="3.66516348362" calcext:value-type="float">
            <text:p>3.6651634836</text:p>
          </table:table-cell>
          <table:table-cell office:value-type="float" office:value="0.225915719956" calcext:value-type="float">
            <text:p>0.22591572</text:p>
          </table:table-cell>
        </table:table-row>
        <table:table-row table:style-name="ro1">
          <table:table-cell office:value-type="float" office:value="3.68534387061" calcext:value-type="float">
            <text:p>3.6853438706</text:p>
          </table:table-cell>
          <table:table-cell office:value-type="float" office:value="0.219758094986" calcext:value-type="float">
            <text:p>0.219758095</text:p>
          </table:table-cell>
        </table:table-row>
        <table:table-row table:style-name="ro1">
          <table:table-cell office:value-type="float" office:value="3.70384030321" calcext:value-type="float">
            <text:p>3.7038403032</text:p>
          </table:table-cell>
          <table:table-cell office:value-type="float" office:value="0.213034728786" calcext:value-type="float">
            <text:p>0.2130347288</text:p>
          </table:table-cell>
        </table:table-row>
        <table:table-row table:style-name="ro1">
          <table:table-cell office:value-type="float" office:value="3.72265327639" calcext:value-type="float">
            <text:p>3.7226532764</text:p>
          </table:table-cell>
          <table:table-cell office:value-type="float" office:value="0.207272880325" calcext:value-type="float">
            <text:p>0.2072728803</text:p>
          </table:table-cell>
        </table:table-row>
        <table:table-row table:style-name="ro1">
          <table:table-cell office:value-type="float" office:value="3.74171470346" calcext:value-type="float">
            <text:p>3.7417147035</text:p>
          </table:table-cell>
          <table:table-cell office:value-type="float" office:value="0.202353192857" calcext:value-type="float">
            <text:p>0.2023531929</text:p>
          </table:table-cell>
        </table:table-row>
        <table:table-row table:style-name="ro1">
          <table:table-cell office:value-type="float" office:value="3.76250710906" calcext:value-type="float">
            <text:p>3.7625071091</text:p>
          </table:table-cell>
          <table:table-cell office:value-type="float" office:value="0.199008912443" calcext:value-type="float">
            <text:p>0.1990089124</text:p>
          </table:table-cell>
        </table:table-row>
        <table:table-row table:style-name="ro1">
          <table:table-cell office:value-type="float" office:value="3.78550683527" calcext:value-type="float">
            <text:p>3.7855068353</text:p>
          </table:table-cell>
          <table:table-cell office:value-type="float" office:value="0.195453075022" calcext:value-type="float">
            <text:p>0.195453075</text:p>
          </table:table-cell>
        </table:table-row>
        <table:table-row table:style-name="ro1">
          <table:table-cell office:value-type="float" office:value="3.80400858543" calcext:value-type="float">
            <text:p>3.8040085854</text:p>
          </table:table-cell>
          <table:table-cell office:value-type="float" office:value="0.190516909768" calcext:value-type="float">
            <text:p>0.1905169098</text:p>
          </table:table-cell>
        </table:table-row>
        <table:table-row table:style-name="ro1">
          <table:table-cell office:value-type="float" office:value="3.82252719007" calcext:value-type="float">
            <text:p>3.8225271901</text:p>
          </table:table-cell>
          <table:table-cell office:value-type="float" office:value="0.186048703405" calcext:value-type="float">
            <text:p>0.1860487034</text:p>
          </table:table-cell>
        </table:table-row>
        <table:table-row table:style-name="ro1">
          <table:table-cell office:value-type="float" office:value="3.84302249346" calcext:value-type="float">
            <text:p>3.8430224935</text:p>
          </table:table-cell>
          <table:table-cell office:value-type="float" office:value="0.183009352797" calcext:value-type="float">
            <text:p>0.1830093528</text:p>
          </table:table-cell>
        </table:table-row>
        <table:table-row table:style-name="ro1">
          <table:table-cell office:value-type="float" office:value="3.87084067744" calcext:value-type="float">
            <text:p>3.8708406774</text:p>
          </table:table-cell>
          <table:table-cell office:value-type="float" office:value="0.179616542957" calcext:value-type="float">
            <text:p>0.179616543</text:p>
          </table:table-cell>
        </table:table-row>
        <table:table-row table:style-name="ro1">
          <table:table-cell office:value-type="float" office:value="3.89966935968" calcext:value-type="float">
            <text:p>3.8996693597</text:p>
          </table:table-cell>
          <table:table-cell office:value-type="float" office:value="0.175557947986" calcext:value-type="float">
            <text:p>0.175557948</text:p>
          </table:table-cell>
        </table:table-row>
        <table:table-row table:style-name="ro1">
          <table:table-cell office:value-type="float" office:value="3.91895776322" calcext:value-type="float">
            <text:p>3.9189577632</text:p>
          </table:table-cell>
          <table:table-cell office:value-type="float" office:value="0.169234468079" calcext:value-type="float">
            <text:p>0.1692344681</text:p>
          </table:table-cell>
        </table:table-row>
        <table:table-row table:style-name="ro1">
          <table:table-cell office:value-type="float" office:value="3.93699359528" calcext:value-type="float">
            <text:p>3.9369935953</text:p>
          </table:table-cell>
          <table:table-cell office:value-type="float" office:value="0.162930822425" calcext:value-type="float">
            <text:p>0.1629308224</text:p>
          </table:table-cell>
        </table:table-row>
        <table:table-row table:style-name="ro1">
          <table:table-cell office:value-type="float" office:value="3.95550682248" calcext:value-type="float">
            <text:p>3.9555068225</text:p>
          </table:table-cell>
          <table:table-cell office:value-type="float" office:value="0.157624446621" calcext:value-type="float">
            <text:p>0.1576244466</text:p>
          </table:table-cell>
        </table:table-row>
        <table:table-row table:style-name="ro1">
          <table:table-cell office:value-type="float" office:value="3.9764786503" calcext:value-type="float">
            <text:p>3.9764786503</text:p>
          </table:table-cell>
          <table:table-cell office:value-type="float" office:value="0.153937874286" calcext:value-type="float">
            <text:p>0.1539378743</text:p>
          </table:table-cell>
        </table:table-row>
        <table:table-row table:style-name="ro1">
          <table:table-cell office:value-type="float" office:value="4.00542118467" calcext:value-type="float">
            <text:p>4.0054211847</text:p>
          </table:table-cell>
          <table:table-cell office:value-type="float" office:value="0.150600780343" calcext:value-type="float">
            <text:p>0.1506007803</text:p>
          </table:table-cell>
        </table:table-row>
        <table:table-row table:style-name="ro1">
          <table:table-cell office:value-type="float" office:value="4.03508053225" calcext:value-type="float">
            <text:p>4.0350805323</text:p>
          </table:table-cell>
          <table:table-cell office:value-type="float" office:value="0.146853685889" calcext:value-type="float">
            <text:p>0.1468536859</text:p>
          </table:table-cell>
        </table:table-row>
        <table:table-row table:style-name="ro1">
          <table:table-cell office:value-type="float" office:value="4.05502512778" calcext:value-type="float">
            <text:p>4.0550251278</text:p>
          </table:table-cell>
          <table:table-cell office:value-type="float" office:value="0.141223911434" calcext:value-type="float">
            <text:p>0.1412239114</text:p>
          </table:table-cell>
        </table:table-row>
        <table:table-row table:style-name="ro1">
          <table:table-cell office:value-type="float" office:value="4.07370519459" calcext:value-type="float">
            <text:p>4.0737051946</text:p>
          </table:table-cell>
          <table:table-cell office:value-type="float" office:value="0.13534015024" calcext:value-type="float">
            <text:p>0.1353401502</text:p>
          </table:table-cell>
        </table:table-row>
        <table:table-row table:style-name="ro1">
          <table:table-cell office:value-type="float" office:value="4.09289585133" calcext:value-type="float">
            <text:p>4.0928958513</text:p>
          </table:table-cell>
          <table:table-cell office:value-type="float" office:value="0.129966557447" calcext:value-type="float">
            <text:p>0.1299665574</text:p>
          </table:table-cell>
        </table:table-row>
        <table:table-row table:style-name="ro1">
          <table:table-cell office:value-type="float" office:value="4.11226624924" calcext:value-type="float">
            <text:p>4.1122662492</text:p>
          </table:table-cell>
          <table:table-cell office:value-type="float" office:value="0.125370407546" calcext:value-type="float">
            <text:p>0.1253704075</text:p>
          </table:table-cell>
        </table:table-row>
        <table:table-row table:style-name="ro1">
          <table:table-cell office:value-type="float" office:value="4.13358749655" calcext:value-type="float">
            <text:p>4.1335874966</text:p>
          </table:table-cell>
          <table:table-cell office:value-type="float" office:value="0.122220107309" calcext:value-type="float">
            <text:p>0.1222201073</text:p>
          </table:table-cell>
        </table:table-row>
        <table:table-row table:style-name="ro1">
          <table:table-cell office:value-type="float" office:value="4.16234005886" calcext:value-type="float">
            <text:p>4.1623400589</text:p>
          </table:table-cell>
          <table:table-cell office:value-type="float" office:value="0.119101377109" calcext:value-type="float">
            <text:p>0.1191013771</text:p>
          </table:table-cell>
        </table:table-row>
        <table:table-row table:style-name="ro1">
          <table:table-cell office:value-type="float" office:value="4.19183863591" calcext:value-type="float">
            <text:p>4.1918386359</text:p>
          </table:table-cell>
          <table:table-cell office:value-type="float" office:value="0.115525609239" calcext:value-type="float">
            <text:p>0.1155256092</text:p>
          </table:table-cell>
        </table:table-row>
        <table:table-row table:style-name="ro1">
          <table:table-cell office:value-type="float" office:value="4.21134777956" calcext:value-type="float">
            <text:p>4.2113477796</text:p>
          </table:table-cell>
          <table:table-cell office:value-type="float" office:value="0.110691288953" calcext:value-type="float">
            <text:p>0.110691289</text:p>
          </table:table-cell>
        </table:table-row>
        <table:table-row table:style-name="ro1">
          <table:table-cell office:value-type="float" office:value="4.22981380499" calcext:value-type="float">
            <text:p>4.229813805</text:p>
          </table:table-cell>
          <table:table-cell office:value-type="float" office:value="0.105498320059" calcext:value-type="float">
            <text:p>0.1054983201</text:p>
          </table:table-cell>
        </table:table-row>
        <table:table-row table:style-name="ro1">
          <table:table-cell office:value-type="float" office:value="4.24852406683" calcext:value-type="float">
            <text:p>4.2485240668</text:p>
          </table:table-cell>
          <table:table-cell office:value-type="float" office:value="0.100777092976" calcext:value-type="float">
            <text:p>0.100777093</text:p>
          </table:table-cell>
        </table:table-row>
        <table:table-row table:style-name="ro1">
          <table:table-cell office:value-type="float" office:value="4.26708838249" calcext:value-type="float">
            <text:p>4.2670883825</text:p>
          </table:table-cell>
          <table:table-cell office:value-type="float" office:value="0.0968681091668" calcext:value-type="float">
            <text:p>0.0968681092</text:p>
          </table:table-cell>
        </table:table-row>
        <table:table-row table:style-name="ro1">
          <table:table-cell office:value-type="float" office:value="4.28741584923" calcext:value-type="float">
            <text:p>4.2874158492</text:p>
          </table:table-cell>
          <table:table-cell office:value-type="float" office:value="0.0941614200152" calcext:value-type="float">
            <text:p>0.09416142</text:p>
          </table:table-cell>
        </table:table-row>
        <table:table-row table:style-name="ro1">
          <table:table-cell office:value-type="float" office:value="4.31033018062" calcext:value-type="float">
            <text:p>4.3103301806</text:p>
          </table:table-cell>
          <table:table-cell office:value-type="float" office:value="0.090802937254" calcext:value-type="float">
            <text:p>0.0908029373</text:p>
          </table:table-cell>
        </table:table-row>
        <table:table-row table:style-name="ro1">
          <table:table-cell office:value-type="float" office:value="4.32950998454" calcext:value-type="float">
            <text:p>4.3295099845</text:p>
          </table:table-cell>
          <table:table-cell office:value-type="float" office:value="0.086176051274" calcext:value-type="float">
            <text:p>0.0861760513</text:p>
          </table:table-cell>
        </table:table-row>
        <table:table-row table:style-name="ro1">
          <table:table-cell office:value-type="float" office:value="4.34847655675" calcext:value-type="float">
            <text:p>4.3484765568</text:p>
          </table:table-cell>
          <table:table-cell office:value-type="float" office:value="0.0821989096347" calcext:value-type="float">
            <text:p>0.0821989096</text:p>
          </table:table-cell>
        </table:table-row>
        <table:table-row table:style-name="ro1">
          <table:table-cell office:value-type="float" office:value="4.3691038605" calcext:value-type="float">
            <text:p>4.3691038605</text:p>
          </table:table-cell>
          <table:table-cell office:value-type="float" office:value="0.0795580411923" calcext:value-type="float">
            <text:p>0.0795580412</text:p>
          </table:table-cell>
        </table:table-row>
        <table:table-row table:style-name="ro1">
          <table:table-cell office:value-type="float" office:value="4.39188922317" calcext:value-type="float">
            <text:p>4.3918892232</text:p>
          </table:table-cell>
          <table:table-cell office:value-type="float" office:value="0.076613962166" calcext:value-type="float">
            <text:p>0.0766139622</text:p>
          </table:table-cell>
        </table:table-row>
        <table:table-row table:style-name="ro1">
          <table:table-cell office:value-type="float" office:value="4.41044915084" calcext:value-type="float">
            <text:p>4.4104491508</text:p>
          </table:table-cell>
          <table:table-cell office:value-type="float" office:value="0.072573644196" calcext:value-type="float">
            <text:p>0.0725736442</text:p>
          </table:table-cell>
        </table:table-row>
        <table:table-row table:style-name="ro1">
          <table:table-cell office:value-type="float" office:value="4.42876899653" calcext:value-type="float">
            <text:p>4.4287689965</text:p>
          </table:table-cell>
          <table:table-cell office:value-type="float" office:value="0.0691604416129" calcext:value-type="float">
            <text:p>0.0691604416</text:p>
          </table:table-cell>
        </table:table-row>
        <table:table-row table:style-name="ro1">
          <table:table-cell office:value-type="float" office:value="4.4491059649" calcext:value-type="float">
            <text:p>4.4491059649</text:p>
          </table:table-cell>
          <table:table-cell office:value-type="float" office:value="0.0668002798396" calcext:value-type="float">
            <text:p>0.0668002798</text:p>
          </table:table-cell>
        </table:table-row>
        <table:table-row table:style-name="ro1">
          <table:table-cell office:value-type="float" office:value="4.47199070048" calcext:value-type="float">
            <text:p>4.4719907005</text:p>
          </table:table-cell>
          <table:table-cell office:value-type="float" office:value="0.0636689461366" calcext:value-type="float">
            <text:p>0.0636689461</text:p>
          </table:table-cell>
        </table:table-row>
        <table:table-row table:style-name="ro1">
          <table:table-cell office:value-type="float" office:value="4.49072463774" calcext:value-type="float">
            <text:p>4.4907246377</text:p>
          </table:table-cell>
          <table:table-cell office:value-type="float" office:value="0.0592893159917" calcext:value-type="float">
            <text:p>0.059289316</text:p>
          </table:table-cell>
        </table:table-row>
        <table:table-row table:style-name="ro1">
          <table:table-cell office:value-type="float" office:value="4.50967069226" calcext:value-type="float">
            <text:p>4.5096706923</text:p>
          </table:table-cell>
          <table:table-cell office:value-type="float" office:value="0.0551482193525" calcext:value-type="float">
            <text:p>0.0551482194</text:p>
          </table:table-cell>
        </table:table-row>
        <table:table-row table:style-name="ro1">
          <table:table-cell office:value-type="float" office:value="4.53104088614" calcext:value-type="float">
            <text:p>4.5310408861</text:p>
          </table:table-cell>
          <table:table-cell office:value-type="float" office:value="0.0523599394853" calcext:value-type="float">
            <text:p>0.0523599395</text:p>
          </table:table-cell>
        </table:table-row>
        <table:table-row table:style-name="ro1">
          <table:table-cell office:value-type="float" office:value="4.56014055372" calcext:value-type="float">
            <text:p>4.5601405537</text:p>
          </table:table-cell>
          <table:table-cell office:value-type="float" office:value="0.0496831543964" calcext:value-type="float">
            <text:p>0.0496831544</text:p>
          </table:table-cell>
        </table:table-row>
        <table:table-row table:style-name="ro1">
          <table:table-cell office:value-type="float" office:value="4.59009803928" calcext:value-type="float">
            <text:p>4.5900980393</text:p>
          </table:table-cell>
          <table:table-cell office:value-type="float" office:value="0.0467464069934" calcext:value-type="float">
            <text:p>0.046746407</text:p>
          </table:table-cell>
        </table:table-row>
        <table:table-row table:style-name="ro1">
          <table:table-cell office:value-type="float" office:value="4.60916446925" calcext:value-type="float">
            <text:p>4.6091644693</text:p>
          </table:table-cell>
          <table:table-cell office:value-type="float" office:value="0.0424794227145" calcext:value-type="float">
            <text:p>0.0424794227</text:p>
          </table:table-cell>
        </table:table-row>
        <table:table-row table:style-name="ro1">
          <table:table-cell office:value-type="float" office:value="4.62753822688" calcext:value-type="float">
            <text:p>4.6275382269</text:p>
          </table:table-cell>
          <table:table-cell office:value-type="float" office:value="0.0374594601344" calcext:value-type="float">
            <text:p>0.0374594601</text:p>
          </table:table-cell>
        </table:table-row>
        <table:table-row table:style-name="ro1">
          <table:table-cell office:value-type="float" office:value="4.64645738044" calcext:value-type="float">
            <text:p>4.6464573804</text:p>
          </table:table-cell>
          <table:table-cell office:value-type="float" office:value="0.0328394255135" calcext:value-type="float">
            <text:p>0.0328394255</text:p>
          </table:table-cell>
        </table:table-row>
        <table:table-row table:style-name="ro1">
          <table:table-cell office:value-type="float" office:value="4.66538053153" calcext:value-type="float">
            <text:p>4.6653805315</text:p>
          </table:table-cell>
          <table:table-cell office:value-type="float" office:value="0.0292874112933" calcext:value-type="float">
            <text:p>0.0292874113</text:p>
          </table:table-cell>
        </table:table-row>
        <table:table-row table:style-name="ro1">
          <table:table-cell office:value-type="float" office:value="4.68667146283" calcext:value-type="float">
            <text:p>4.6866714628</text:p>
          </table:table-cell>
          <table:table-cell office:value-type="float" office:value="0.0270043891584" calcext:value-type="float">
            <text:p>0.0270043892</text:p>
          </table:table-cell>
        </table:table-row>
        <table:table-row table:style-name="ro1">
          <table:table-cell office:value-type="float" office:value="4.71557056812" calcext:value-type="float">
            <text:p>4.7155705681</text:p>
          </table:table-cell>
          <table:table-cell office:value-type="float" office:value="0.024774120362" calcext:value-type="float">
            <text:p>0.0247741204</text:p>
          </table:table-cell>
        </table:table-row>
        <table:table-row table:style-name="ro1">
          <table:table-cell office:value-type="float" office:value="4.74518684309" calcext:value-type="float">
            <text:p>4.7451868431</text:p>
          </table:table-cell>
          <table:table-cell office:value-type="float" office:value="0.0222553240328" calcext:value-type="float">
            <text:p>0.022255324</text:p>
          </table:table-cell>
        </table:table-row>
        <table:table-row table:style-name="ro1">
          <table:table-cell office:value-type="float" office:value="4.76461408934" calcext:value-type="float">
            <text:p>4.7646140893</text:p>
          </table:table-cell>
          <table:table-cell office:value-type="float" office:value="0.0185488554897" calcext:value-type="float">
            <text:p>0.0185488555</text:p>
          </table:table-cell>
        </table:table-row>
        <table:table-row table:style-name="ro1">
          <table:table-cell office:value-type="float" office:value="4.7836772386" calcext:value-type="float">
            <text:p>4.7836772386</text:p>
          </table:table-cell>
          <table:table-cell office:value-type="float" office:value="0.0141841820313" calcext:value-type="float">
            <text:p>0.014184182</text:p>
          </table:table-cell>
        </table:table-row>
        <table:table-row table:style-name="ro1">
          <table:table-cell office:value-type="float" office:value="4.8031617996" calcext:value-type="float">
            <text:p>4.8031617996</text:p>
          </table:table-cell>
          <table:table-cell office:value-type="float" office:value="0.0100760172315" calcext:value-type="float">
            <text:p>0.0100760172</text:p>
          </table:table-cell>
        </table:table-row>
        <table:table-row table:style-name="ro1">
          <table:table-cell office:value-type="float" office:value="4.82274144369" calcext:value-type="float">
            <text:p>4.8227414437</text:p>
          </table:table-cell>
          <table:table-cell office:value-type="float" office:value="0.00646018966844" calcext:value-type="float">
            <text:p>0.0064601897</text:p>
          </table:table-cell>
        </table:table-row>
        <table:table-row table:style-name="ro1">
          <table:table-cell office:value-type="float" office:value="4.84193625843" calcext:value-type="float">
            <text:p>4.8419362584</text:p>
          </table:table-cell>
          <table:table-cell office:value-type="float" office:value="0.00353516671182" calcext:value-type="float">
            <text:p>0.0035351667</text:p>
          </table:table-cell>
        </table:table-row>
        <table:table-row table:style-name="ro1">
          <table:table-cell office:value-type="float" office:value="4.86065062765" calcext:value-type="float">
            <text:p>4.8606506277</text:p>
          </table:table-cell>
          <table:table-cell office:value-type="float" office:value="0.00118151981742" calcext:value-type="float">
            <text:p>0.0011815198</text:p>
          </table:table-cell>
        </table:table-row>
        <table:table-row table:style-name="ro1">
          <table:table-cell office:value-type="float" office:value="4.87879946767" calcext:value-type="float">
            <text:p>4.8787994677</text:p>
          </table:table-cell>
          <table:table-cell office:value-type="float" office:value="-0.000716684962447" calcext:value-type="float">
            <text:p>-0.000716685</text:p>
          </table:table-cell>
        </table:table-row>
        <table:table-row table:style-name="ro1">
          <table:table-cell office:value-type="float" office:value="4.89630801458" calcext:value-type="float">
            <text:p>4.8963080146</text:p>
          </table:table-cell>
          <table:table-cell office:value-type="float" office:value="-0.0022657172547" calcext:value-type="float">
            <text:p>-0.0022657173</text:p>
          </table:table-cell>
        </table:table-row>
        <table:table-row table:style-name="ro1">
          <table:table-cell office:value-type="float" office:value="4.9131033922" calcext:value-type="float">
            <text:p>4.9131033922</text:p>
          </table:table-cell>
          <table:table-cell office:value-type="float" office:value="-0.00356721085208" calcext:value-type="float">
            <text:p>-0.0035672109</text:p>
          </table:table-cell>
        </table:table-row>
        <table:table-row table:style-name="ro1">
          <table:table-cell office:value-type="float" office:value="4.92910397636" calcext:value-type="float">
            <text:p>4.9291039764</text:p>
          </table:table-cell>
          <table:table-cell office:value-type="float" office:value="-0.00472663918225" calcext:value-type="float">
            <text:p>-0.0047266392</text:p>
          </table:table-cell>
        </table:table-row>
        <table:table-row table:style-name="ro1">
          <table:table-cell office:value-type="float" office:value="4.94420158298" calcext:value-type="float">
            <text:p>4.944201583</text:p>
          </table:table-cell>
          <table:table-cell office:value-type="float" office:value="-0.00587076108693" calcext:value-type="float">
            <text:p>-0.0058707611</text:p>
          </table:table-cell>
        </table:table-row>
        <table:table-row table:style-name="ro1">
          <table:table-cell office:value-type="float" office:value="4.95822691815" calcext:value-type="float">
            <text:p>4.9582269182</text:p>
          </table:table-cell>
          <table:table-cell office:value-type="float" office:value="-0.00718643578291" calcext:value-type="float">
            <text:p>-0.0071864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3:32:46.162010657</meta:creation-date>
    <dc:date>2020-02-09T23:38:59.774433286</dc:date>
    <meta:editing-duration>PT6M16S</meta:editing-duration>
    <meta:editing-cycles>1</meta:editing-cycles>
    <meta:document-statistic meta:table-count="1" meta:cell-count="11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49cm" svg:height="8.162cm" xlink:href=".." xlink:type="simple" chart:class="chart:scatter" chart:style-name="ch1">
        <chart:legend chart:legend-position="end" svg:x="37.286cm" svg:y="3.782cm" style:legend-expansion="high" chart:style-name="ch2"/>
        <chart:plot-area chart:style-name="ch3" table:cell-range-address="Sheet1.A2:Sheet1.B583" svg:x="0.79cm" svg:y="0.163cm" svg:width="35.706cm" svg:height="7.836cm">
          <chartooo:coordinate-region svg:x="0.936cm" svg:y="0.363cm" svg:width="35.466cm" svg:height="7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83" chart:class="chart:scatter">
            <chart:domain table:cell-range-address="Sheet1.A2:Sheet1.A583"/>
            <chart:data-point chart:repeated="5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9993889675">
                <text:p>-4.99993889675</text:p>
                <draw:g>
                  <svg:desc>Sheet1.A2:Sheet1.A583</svg:desc>
                </draw:g>
              </table:table-cell>
              <table:table-cell office:value-type="float" office:value="0.0000548627545966">
                <text:p>0.0000548627545966</text:p>
                <draw:g>
                  <svg:desc>Sheet1.B2:Sheet1.B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9993884685">
                <text:p>-4.99993884685</text:p>
              </table:table-cell>
              <table:table-cell office:value-type="float" office:value="0.00049771490697">
                <text:p>0.00049771490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9999110614">
                <text:p>-4.99999110614</text:p>
              </table:table-cell>
              <table:table-cell office:value-type="float" office:value="0.00189857414807">
                <text:p>0.00189857414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00010887939">
                <text:p>-5.00010887939</text:p>
              </table:table-cell>
              <table:table-cell office:value-type="float" office:value="0.00483110442142">
                <text:p>0.00483110442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99961619608">
                <text:p>-4.99961619608</text:p>
              </table:table-cell>
              <table:table-cell office:value-type="float" office:value="0.00956776841688">
                <text:p>0.0095677684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99801796378">
                <text:p>-4.99801796378</text:p>
              </table:table-cell>
              <table:table-cell office:value-type="float" office:value="0.0162400973718">
                <text:p>0.0162400973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9482289184">
                <text:p>-4.99482289184</text:p>
              </table:table-cell>
              <table:table-cell office:value-type="float" office:value="0.0251016830604">
                <text:p>0.0251016830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9009125449">
                <text:p>-4.99009125449</text:p>
              </table:table-cell>
              <table:table-cell office:value-type="float" office:value="0.0362843530483">
                <text:p>0.0362843530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98245662269">
                <text:p>-4.98245662269</text:p>
              </table:table-cell>
              <table:table-cell office:value-type="float" office:value="0.048880193846">
                <text:p>0.04888019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97090107593">
                <text:p>-4.97090107593</text:p>
              </table:table-cell>
              <table:table-cell office:value-type="float" office:value="0.0601974988633">
                <text:p>0.0601974988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95585707129">
                <text:p>-4.95585707129</text:p>
              </table:table-cell>
              <table:table-cell office:value-type="float" office:value="0.069772099119">
                <text:p>0.069772099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93786796051">
                <text:p>-4.93786796051</text:p>
              </table:table-cell>
              <table:table-cell office:value-type="float" office:value="0.0776883426567">
                <text:p>0.0776883426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91858790256">
                <text:p>-4.91858790256</text:p>
              </table:table-cell>
              <table:table-cell office:value-type="float" office:value="0.0833775896946">
                <text:p>0.083377589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89890489219">
                <text:p>-4.89890489219</text:p>
              </table:table-cell>
              <table:table-cell office:value-type="float" office:value="0.087047986999">
                <text:p>0.087047986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7963732709">
                <text:p>-4.87963732709</text:p>
              </table:table-cell>
              <table:table-cell office:value-type="float" office:value="0.0893882705729">
                <text:p>0.0893882705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85810785449">
                <text:p>-4.85810785449</text:p>
              </table:table-cell>
              <table:table-cell office:value-type="float" office:value="0.0901532071836">
                <text:p>0.090153207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82891941945">
                <text:p>-4.82891941945</text:p>
              </table:table-cell>
              <table:table-cell office:value-type="float" office:value="0.0904353349398">
                <text:p>0.0904353349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791933256">
                <text:p>-4.791933256</text:p>
              </table:table-cell>
              <table:table-cell office:value-type="float" office:value="0.0908317822092">
                <text:p>0.0908317822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74711871605">
                <text:p>-4.74711871605</text:p>
              </table:table-cell>
              <table:table-cell office:value-type="float" office:value="0.0914027887866">
                <text:p>0.0914027887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69457526812">
                <text:p>-4.69457526812</text:p>
              </table:table-cell>
              <table:table-cell office:value-type="float" office:value="0.0922231444771">
                <text:p>0.0922231444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64133256723">
                <text:p>-4.64133256723</text:p>
              </table:table-cell>
              <table:table-cell office:value-type="float" office:value="0.0931947310899">
                <text:p>0.0931947310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60544117305">
                <text:p>-4.60544117305</text:p>
              </table:table-cell>
              <table:table-cell office:value-type="float" office:value="0.0939310643088">
                <text:p>0.0939310643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58607447011">
                <text:p>-4.58607447011</text:p>
              </table:table-cell>
              <table:table-cell office:value-type="float" office:value="0.0950773487718">
                <text:p>0.0950773487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58119969127">
                <text:p>-4.58119969127</text:p>
              </table:table-cell>
              <table:table-cell office:value-type="float" office:value="0.094022993298">
                <text:p>0.094022993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58845243531">
                <text:p>-4.58845243531</text:p>
              </table:table-cell>
              <table:table-cell office:value-type="float" office:value="0.0896246041169">
                <text:p>0.0896246041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59039596056">
                <text:p>-4.59039596056</text:p>
              </table:table-cell>
              <table:table-cell office:value-type="float" office:value="0.0896620871528">
                <text:p>0.0896620871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8781233316">
                <text:p>-4.58781233316</text:p>
              </table:table-cell>
              <table:table-cell office:value-type="float" office:value="0.0890892591072">
                <text:p>0.0890892591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5777305574">
                <text:p>-4.5777305574</text:p>
              </table:table-cell>
              <table:table-cell office:value-type="float" office:value="0.0899223127513">
                <text:p>0.0899223127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56631983565">
                <text:p>-4.56631983565</text:p>
              </table:table-cell>
              <table:table-cell office:value-type="float" office:value="0.0909995974026">
                <text:p>0.0909995974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5551622828">
                <text:p>-4.5551622828</text:p>
              </table:table-cell>
              <table:table-cell office:value-type="float" office:value="0.0921219034381">
                <text:p>0.0921219034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54416781256">
                <text:p>-4.54416781256</text:p>
              </table:table-cell>
              <table:table-cell office:value-type="float" office:value="0.0933022212502">
                <text:p>0.0933022212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53336394455">
                <text:p>-4.53336394455</text:p>
              </table:table-cell>
              <table:table-cell office:value-type="float" office:value="0.0945364970353">
                <text:p>0.094536497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52288843885">
                <text:p>-4.52288843885</text:p>
              </table:table-cell>
              <table:table-cell office:value-type="float" office:value="0.0956602284065">
                <text:p>0.0956602284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51246081811">
                <text:p>-4.51246081811</text:p>
              </table:table-cell>
              <table:table-cell office:value-type="float" office:value="0.0969545829741">
                <text:p>0.0969545829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50168319749">
                <text:p>-4.50168319749</text:p>
              </table:table-cell>
              <table:table-cell office:value-type="float" office:value="0.0986855208689">
                <text:p>0.0986855208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9040722355">
                <text:p>-4.49040722355</text:p>
              </table:table-cell>
              <table:table-cell office:value-type="float" office:value="0.100774923994">
                <text:p>0.100774923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47561505686">
                <text:p>-4.47561505686</text:p>
              </table:table-cell>
              <table:table-cell office:value-type="float" office:value="0.103714716522">
                <text:p>0.103714716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46631757736">
                <text:p>-4.46631757736</text:p>
              </table:table-cell>
              <table:table-cell office:value-type="float" office:value="0.105585281282">
                <text:p>0.105585281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45338090117">
                <text:p>-4.45338090117</text:p>
              </table:table-cell>
              <table:table-cell office:value-type="float" office:value="0.108156081481">
                <text:p>0.108156081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43984305231">
                <text:p>-4.43984305231</text:p>
              </table:table-cell>
              <table:table-cell office:value-type="float" office:value="0.110773831248">
                <text:p>0.110773831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2582199487">
                <text:p>-4.42582199487</text:p>
              </table:table-cell>
              <table:table-cell office:value-type="float" office:value="0.1132233">
                <text:p>0.1132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41109062764">
                <text:p>-4.41109062764</text:p>
              </table:table-cell>
              <table:table-cell office:value-type="float" office:value="0.115767776768">
                <text:p>0.115767776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39572379966">
                <text:p>-4.39572379966</text:p>
              </table:table-cell>
              <table:table-cell office:value-type="float" office:value="0.118227943379">
                <text:p>0.118227943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7974327065">
                <text:p>-4.37974327065</text:p>
              </table:table-cell>
              <table:table-cell office:value-type="float" office:value="0.120579679872">
                <text:p>0.120579679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3631562306">
                <text:p>-4.3631562306</text:p>
              </table:table-cell>
              <table:table-cell office:value-type="float" office:value="0.122798232109">
                <text:p>0.122798232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4597713368">
                <text:p>-4.34597713368</text:p>
              </table:table-cell>
              <table:table-cell office:value-type="float" office:value="0.124858794883">
                <text:p>0.124858794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32821992037">
                <text:p>-4.32821992037</text:p>
              </table:table-cell>
              <table:table-cell office:value-type="float" office:value="0.126771636682">
                <text:p>0.126771636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30988931107">
                <text:p>-4.30988931107</text:p>
              </table:table-cell>
              <table:table-cell office:value-type="float" office:value="0.128490729948">
                <text:p>0.128490729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29103947271">
                <text:p>-4.29103947271</text:p>
              </table:table-cell>
              <table:table-cell office:value-type="float" office:value="0.130002864826">
                <text:p>0.130002864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27176913271">
                <text:p>-4.27176913271</text:p>
              </table:table-cell>
              <table:table-cell office:value-type="float" office:value="0.131251428087">
                <text:p>0.131251428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25061753389">
                <text:p>-4.25061753389</text:p>
              </table:table-cell>
              <table:table-cell office:value-type="float" office:value="0.13175643706">
                <text:p>0.13175643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22186660797">
                <text:p>-4.22186660797</text:p>
              </table:table-cell>
              <table:table-cell office:value-type="float" office:value="0.13199378218">
                <text:p>0.13199378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18532121353">
                <text:p>-4.18532121353</text:p>
              </table:table-cell>
              <table:table-cell office:value-type="float" office:value="0.132338016632">
                <text:p>0.132338016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14100388271">
                <text:p>-4.14100388271</text:p>
              </table:table-cell>
              <table:table-cell office:value-type="float" office:value="0.132814340552">
                <text:p>0.132814340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08887471322">
                <text:p>-4.08887471322</text:p>
              </table:table-cell>
              <table:table-cell office:value-type="float" office:value="0.13349475274">
                <text:p>0.13349475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03604834505">
                <text:p>-4.03604834505</text:p>
              </table:table-cell>
              <table:table-cell office:value-type="float" office:value="0.134270385512">
                <text:p>0.134270385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00056846752">
                <text:p>-4.00056846752</text:p>
              </table:table-cell>
              <table:table-cell office:value-type="float" office:value="0.134783161954">
                <text:p>0.134783161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98150423548">
                <text:p>-3.98150423548</text:p>
              </table:table-cell>
              <table:table-cell office:value-type="float" office:value="0.135635125062">
                <text:p>0.135635125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97709012174">
                <text:p>-3.97709012174</text:p>
              </table:table-cell>
              <table:table-cell office:value-type="float" office:value="0.134387673371">
                <text:p>0.134387673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98474814582">
                <text:p>-3.98474814582</text:p>
              </table:table-cell>
              <table:table-cell office:value-type="float" office:value="0.129931341102">
                <text:p>0.129931341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8577813059">
                <text:p>-3.98577813059</text:p>
              </table:table-cell>
              <table:table-cell office:value-type="float" office:value="0.130156175119">
                <text:p>0.130156175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8334498925">
                <text:p>-3.98334498925</text:p>
              </table:table-cell>
              <table:table-cell office:value-type="float" office:value="0.129110921713">
                <text:p>0.129110921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973284138">
                <text:p>-3.973284138</text:p>
              </table:table-cell>
              <table:table-cell office:value-type="float" office:value="0.130014170825">
                <text:p>0.13001417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96217411776">
                <text:p>-3.96217411776</text:p>
              </table:table-cell>
              <table:table-cell office:value-type="float" office:value="0.131121765193">
                <text:p>0.131121765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95131676883">
                <text:p>-3.95131676883</text:p>
              </table:table-cell>
              <table:table-cell office:value-type="float" office:value="0.132231388135">
                <text:p>0.132231388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94071953992">
                <text:p>-3.94071953992</text:p>
              </table:table-cell>
              <table:table-cell office:value-type="float" office:value="0.133318136002">
                <text:p>0.133318136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93018139445">
                <text:p>-3.93018139445</text:p>
              </table:table-cell>
              <table:table-cell office:value-type="float" office:value="0.134564969964">
                <text:p>0.134564969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92004389718">
                <text:p>-3.92004389718</text:p>
              </table:table-cell>
              <table:table-cell office:value-type="float" office:value="0.135677738956">
                <text:p>0.135677738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90994678725">
                <text:p>-3.90994678725</text:p>
              </table:table-cell>
              <table:table-cell office:value-type="float" office:value="0.136925057535">
                <text:p>0.136925057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90023054087">
                <text:p>-3.90023054087</text:p>
              </table:table-cell>
              <table:table-cell office:value-type="float" office:value="0.13802191747">
                <text:p>0.13802191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89061740923">
                <text:p>-3.89061740923</text:p>
              </table:table-cell>
              <table:table-cell office:value-type="float" office:value="0.139250507543">
                <text:p>0.139250507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88052984634">
                <text:p>-3.88052984634</text:p>
              </table:table-cell>
              <table:table-cell office:value-type="float" office:value="0.141023014203">
                <text:p>0.141023014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86999538769">
                <text:p>-3.86999538769</text:p>
              </table:table-cell>
              <table:table-cell office:value-type="float" office:value="0.143118309829">
                <text:p>0.143118309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85894338201">
                <text:p>-3.85894338201</text:p>
              </table:table-cell>
              <table:table-cell office:value-type="float" office:value="0.145457194856">
                <text:p>0.145457194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84731557423">
                <text:p>-3.84731557423</text:p>
              </table:table-cell>
              <table:table-cell office:value-type="float" office:value="0.147960938732">
                <text:p>0.147960938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83507821315">
                <text:p>-3.83507821315</text:p>
              </table:table-cell>
              <table:table-cell office:value-type="float" office:value="0.15057171932">
                <text:p>0.15057171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82223349116">
                <text:p>-3.82223349116</text:p>
              </table:table-cell>
              <table:table-cell office:value-type="float" office:value="0.153216411486">
                <text:p>0.153216411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0875389765">
                <text:p>-3.80875389765</text:p>
              </table:table-cell>
              <table:table-cell office:value-type="float" office:value="0.155853405671">
                <text:p>0.155853405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79462976975">
                <text:p>-3.79462976975</text:p>
              </table:table-cell>
              <table:table-cell office:value-type="float" office:value="0.1584327998">
                <text:p>0.1584327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77986612564">
                <text:p>-3.77986612564</text:p>
              </table:table-cell>
              <table:table-cell office:value-type="float" office:value="0.160942191291">
                <text:p>0.160942191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76447615293">
                <text:p>-3.76447615293</text:p>
              </table:table-cell>
              <table:table-cell office:value-type="float" office:value="0.163350959821">
                <text:p>0.1633509598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74846739889">
                <text:p>-3.74846739889</text:p>
              </table:table-cell>
              <table:table-cell office:value-type="float" office:value="0.165632588816">
                <text:p>0.165632588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73185475187">
                <text:p>-3.73185475187</text:p>
              </table:table-cell>
              <table:table-cell office:value-type="float" office:value="0.167765972383">
                <text:p>0.167765972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71465208696">
                <text:p>-3.71465208696</text:p>
              </table:table-cell>
              <table:table-cell office:value-type="float" office:value="0.169730799217">
                <text:p>0.169730799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69688092525">
                <text:p>-3.69688092525</text:p>
              </table:table-cell>
              <table:table-cell office:value-type="float" office:value="0.171536293943">
                <text:p>0.171536293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67855579017">
                <text:p>-3.67855579017</text:p>
              </table:table-cell>
              <table:table-cell office:value-type="float" office:value="0.173133523479">
                <text:p>0.173133523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65968166634">
                <text:p>-3.65968166634</text:p>
              </table:table-cell>
              <table:table-cell office:value-type="float" office:value="0.1745440681">
                <text:p>0.17454406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6406735167">
                <text:p>-3.6406735167</text:p>
              </table:table-cell>
              <table:table-cell office:value-type="float" office:value="0.175623306302">
                <text:p>0.175623306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61952293255">
                <text:p>-3.61952293255</text:p>
              </table:table-cell>
              <table:table-cell office:value-type="float" office:value="0.17589930469">
                <text:p>0.17589930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9069081971">
                <text:p>-3.59069081971</text:p>
              </table:table-cell>
              <table:table-cell office:value-type="float" office:value="0.176046033549">
                <text:p>0.176046033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5410732779">
                <text:p>-3.55410732779</text:p>
              </table:table-cell>
              <table:table-cell office:value-type="float" office:value="0.176257893303">
                <text:p>0.1762578933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0971773063">
                <text:p>-3.50971773063</text:p>
              </table:table-cell>
              <table:table-cell office:value-type="float" office:value="0.176557923958">
                <text:p>0.176557923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45749820016">
                <text:p>-3.45749820016</text:p>
              </table:table-cell>
              <table:table-cell office:value-type="float" office:value="0.176997555099">
                <text:p>0.176997555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40452010541">
                <text:p>-3.40452010541</text:p>
              </table:table-cell>
              <table:table-cell office:value-type="float" office:value="0.177519539014">
                <text:p>0.177519539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36896518112">
                <text:p>-3.36896518112</text:p>
              </table:table-cell>
              <table:table-cell office:value-type="float" office:value="0.177869673755">
                <text:p>0.177869673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34995025296">
                <text:p>-3.34995025296</text:p>
              </table:table-cell>
              <table:table-cell office:value-type="float" office:value="0.178510942065">
                <text:p>0.178510942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34551765855">
                <text:p>-3.34551765855</text:p>
              </table:table-cell>
              <table:table-cell office:value-type="float" office:value="0.177114984052">
                <text:p>0.177114984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3531748911">
                <text:p>-3.3531748911</text:p>
              </table:table-cell>
              <table:table-cell office:value-type="float" office:value="0.172698893325">
                <text:p>0.172698893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35489758822">
                <text:p>-3.35489758822</text:p>
              </table:table-cell>
              <table:table-cell office:value-type="float" office:value="0.172622856295">
                <text:p>0.172622856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35538874304">
                <text:p>-3.35538874304</text:p>
              </table:table-cell>
              <table:table-cell office:value-type="float" office:value="0.169206077596">
                <text:p>0.169206077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.35282644759">
                <text:p>-3.35282644759</text:p>
              </table:table-cell>
              <table:table-cell office:value-type="float" office:value="0.168316755404">
                <text:p>0.168316755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34361156032">
                <text:p>-3.34361156032</text:p>
              </table:table-cell>
              <table:table-cell office:value-type="float" office:value="0.169330628455">
                <text:p>0.169330628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33426663216">
                <text:p>-3.33426663216</text:p>
              </table:table-cell>
              <table:table-cell office:value-type="float" office:value="0.170390532806">
                <text:p>0.170390532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.32499862349">
                <text:p>-3.32499862349</text:p>
              </table:table-cell>
              <table:table-cell office:value-type="float" office:value="0.171625134291">
                <text:p>0.171625134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31612008549">
                <text:p>-3.31612008549</text:p>
              </table:table-cell>
              <table:table-cell office:value-type="float" office:value="0.172695921043">
                <text:p>0.172695921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30719379651">
                <text:p>-3.30719379651</text:p>
              </table:table-cell>
              <table:table-cell office:value-type="float" office:value="0.173948175334">
                <text:p>0.173948175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29849002971">
                <text:p>-3.29849002971</text:p>
              </table:table-cell>
              <table:table-cell office:value-type="float" office:value="0.175191089733">
                <text:p>0.1751910897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29017320202">
                <text:p>-3.29017320202</text:p>
              </table:table-cell>
              <table:table-cell office:value-type="float" office:value="0.176255746651">
                <text:p>0.176255746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28181759012">
                <text:p>-3.28181759012</text:p>
              </table:table-cell>
              <table:table-cell office:value-type="float" office:value="0.177509514906">
                <text:p>0.177509514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27372752741">
                <text:p>-3.27372752741</text:p>
              </table:table-cell>
              <table:table-cell office:value-type="float" office:value="0.178689649257">
                <text:p>0.178689649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26584521897">
                <text:p>-3.26584521897</text:p>
              </table:table-cell>
              <table:table-cell office:value-type="float" office:value="0.179884339707">
                <text:p>0.179884339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25740558057">
                <text:p>-3.25740558057</text:p>
              </table:table-cell>
              <table:table-cell office:value-type="float" office:value="0.18166513288">
                <text:p>0.18166513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24848722404">
                <text:p>-3.24848722404</text:p>
              </table:table-cell>
              <table:table-cell office:value-type="float" office:value="0.18380970677">
                <text:p>0.183809706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23901151749">
                <text:p>-3.23901151749</text:p>
              </table:table-cell>
              <table:table-cell office:value-type="float" office:value="0.186233105733">
                <text:p>0.186233105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22886210813">
                <text:p>-3.22886210813</text:p>
              </table:table-cell>
              <table:table-cell office:value-type="float" office:value="0.188823262319">
                <text:p>0.188823262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21807084815">
                <text:p>-3.21807084815</text:p>
              </table:table-cell>
              <table:table-cell office:value-type="float" office:value="0.191528697767">
                <text:p>0.191528697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20671066825">
                <text:p>-3.20671066825</text:p>
              </table:table-cell>
              <table:table-cell office:value-type="float" office:value="0.194205557165">
                <text:p>0.194205557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9471683625">
                <text:p>-3.19471683625</text:p>
              </table:table-cell>
              <table:table-cell office:value-type="float" office:value="0.19686337474">
                <text:p>0.196863374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18189831225">
                <text:p>-3.18189831225</text:p>
              </table:table-cell>
              <table:table-cell office:value-type="float" office:value="0.199637554235">
                <text:p>0.1996375542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1683685106">
                <text:p>-3.1683685106</text:p>
              </table:table-cell>
              <table:table-cell office:value-type="float" office:value="0.202381385727">
                <text:p>0.202381385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15416537861">
                <text:p>-3.15416537861</text:p>
              </table:table-cell>
              <table:table-cell office:value-type="float" office:value="0.205022067495">
                <text:p>0.205022067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13941704816">
                <text:p>-3.13941704816</text:p>
              </table:table-cell>
              <table:table-cell office:value-type="float" office:value="0.207422547712">
                <text:p>0.207422547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12391372734">
                <text:p>-3.12391372734</text:p>
              </table:table-cell>
              <table:table-cell office:value-type="float" office:value="0.209795395039">
                <text:p>0.209795395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10779289694">
                <text:p>-3.10779289694</text:p>
              </table:table-cell>
              <table:table-cell office:value-type="float" office:value="0.211997757761">
                <text:p>0.211997757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0910556589">
                <text:p>-3.0910556589</text:p>
              </table:table-cell>
              <table:table-cell office:value-type="float" office:value="0.214028470991">
                <text:p>0.214028470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07372118218">
                <text:p>-3.07372118218</text:p>
              </table:table-cell>
              <table:table-cell office:value-type="float" office:value="0.215877023736">
                <text:p>0.215877023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05581655236">
                <text:p>-3.05581655236</text:p>
              </table:table-cell>
              <table:table-cell office:value-type="float" office:value="0.217529391234">
                <text:p>0.2175293912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0373720759">
                <text:p>-3.0373720759</text:p>
              </table:table-cell>
              <table:table-cell office:value-type="float" office:value="0.218974517224">
                <text:p>0.218974517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0188082962">
                <text:p>-3.0188082962</text:p>
              </table:table-cell>
              <table:table-cell office:value-type="float" office:value="0.220085796399">
                <text:p>0.220085796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99994957801">
                <text:p>-2.99994957801</text:p>
              </table:table-cell>
              <table:table-cell office:value-type="float" office:value="0.221048920744">
                <text:p>0.221048920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97883087449">
                <text:p>-2.97883087449</text:p>
              </table:table-cell>
              <table:table-cell office:value-type="float" office:value="0.221285175552">
                <text:p>0.221285175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9502347609">
                <text:p>-2.9502347609</text:p>
              </table:table-cell>
              <table:table-cell office:value-type="float" office:value="0.221266920056">
                <text:p>0.221266920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91380890683">
                <text:p>-2.91380890683</text:p>
              </table:table-cell>
              <table:table-cell office:value-type="float" office:value="0.221271165669">
                <text:p>0.221271165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86962533455">
                <text:p>-2.86962533455</text:p>
              </table:table-cell>
              <table:table-cell office:value-type="float" office:value="0.221246588018">
                <text:p>0.221246588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81758490234">
                <text:p>-2.81758490234</text:p>
              </table:table-cell>
              <table:table-cell office:value-type="float" office:value="0.221201369655">
                <text:p>0.2212013696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75775727643">
                <text:p>-2.75775727643</text:p>
              </table:table-cell>
              <table:table-cell office:value-type="float" office:value="0.22113568882">
                <text:p>0.22113568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69021080879">
                <text:p>-2.69021080879</text:p>
              </table:table-cell>
              <table:table-cell office:value-type="float" office:value="0.221046927568">
                <text:p>0.221046927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6148543796">
                <text:p>-2.6148543796</text:p>
              </table:table-cell>
              <table:table-cell office:value-type="float" office:value="0.220972409219">
                <text:p>0.220972409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53182579311">
                <text:p>-2.53182579311</text:p>
              </table:table-cell>
              <table:table-cell office:value-type="float" office:value="0.220862574931">
                <text:p>0.2208625749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44100327444">
                <text:p>-2.44100327444</text:p>
              </table:table-cell>
              <table:table-cell office:value-type="float" office:value="0.220604398853">
                <text:p>0.220604398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4287844953">
                <text:p>-2.34287844953</text:p>
              </table:table-cell>
              <table:table-cell office:value-type="float" office:value="0.220017991281">
                <text:p>0.220017991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24336022832">
                <text:p>-2.24336022832</text:p>
              </table:table-cell>
              <table:table-cell office:value-type="float" office:value="0.219177858048">
                <text:p>0.219177858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14411511931">
                <text:p>-2.14411511931</text:p>
              </table:table-cell>
              <table:table-cell office:value-type="float" office:value="0.218018384723">
                <text:p>0.2180183847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4515202053">
                <text:p>-2.04515202053</text:p>
              </table:table-cell>
              <table:table-cell office:value-type="float" office:value="0.216292448962">
                <text:p>0.216292448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94594107955">
                <text:p>-1.94594107955</text:p>
              </table:table-cell>
              <table:table-cell office:value-type="float" office:value="0.213652292554">
                <text:p>0.213652292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84648217839">
                <text:p>-1.84648217839</text:p>
              </table:table-cell>
              <table:table-cell office:value-type="float" office:value="0.210483235061">
                <text:p>0.2104832350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74696081626">
                <text:p>-1.74696081626</text:p>
              </table:table-cell>
              <table:table-cell office:value-type="float" office:value="0.206983718854">
                <text:p>0.206983718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4771504164">
                <text:p>-1.64771504164</text:p>
              </table:table-cell>
              <table:table-cell office:value-type="float" office:value="0.203310970162">
                <text:p>0.203310970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4922412711">
                <text:p>-1.54922412711</text:p>
              </table:table-cell>
              <table:table-cell office:value-type="float" office:value="0.199350141354">
                <text:p>0.199350141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45146334243">
                <text:p>-1.45146334243</text:p>
              </table:table-cell>
              <table:table-cell office:value-type="float" office:value="0.194493225422">
                <text:p>0.194493225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592840063">
                <text:p>-1.3592840063</text:p>
              </table:table-cell>
              <table:table-cell office:value-type="float" office:value="0.188188258044">
                <text:p>0.188188258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28482233415">
                <text:p>-1.28482233415</text:p>
              </table:table-cell>
              <table:table-cell office:value-type="float" office:value="0.182265643876">
                <text:p>0.182265643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2826778012">
                <text:p>-1.22826778012</text:p>
              </table:table-cell>
              <table:table-cell office:value-type="float" office:value="0.177296815267">
                <text:p>0.177296815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18839535485">
                <text:p>-1.18839535485</text:p>
              </table:table-cell>
              <table:table-cell office:value-type="float" office:value="0.173628892012">
                <text:p>0.173628892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16001538948">
                <text:p>-1.16001538948</text:p>
              </table:table-cell>
              <table:table-cell office:value-type="float" office:value="0.169443539529">
                <text:p>0.1694435395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13775802097">
                <text:p>-1.13775802097</text:p>
              </table:table-cell>
              <table:table-cell office:value-type="float" office:value="0.163758399773">
                <text:p>0.163758399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12007569982">
                <text:p>-1.12007569982</text:p>
              </table:table-cell>
              <table:table-cell office:value-type="float" office:value="0.160052136377">
                <text:p>0.1600521363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11734005691">
                <text:p>-1.11734005691</text:p>
              </table:table-cell>
              <table:table-cell office:value-type="float" office:value="0.159852566684">
                <text:p>0.159852566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13136829368">
                <text:p>-1.13136829368</text:p>
              </table:table-cell>
              <table:table-cell office:value-type="float" office:value="0.159999842281">
                <text:p>0.159999842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5231485818">
                <text:p>-1.15231485818</text:p>
              </table:table-cell>
              <table:table-cell office:value-type="float" office:value="0.157500191994">
                <text:p>0.157500191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7803811785">
                <text:p>-1.17803811785</text:p>
              </table:table-cell>
              <table:table-cell office:value-type="float" office:value="0.154202859642">
                <text:p>0.154202859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20816293802">
                <text:p>-1.20816293802</text:p>
              </table:table-cell>
              <table:table-cell office:value-type="float" office:value="0.149632868074">
                <text:p>0.149632868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21232634264">
                <text:p>-1.21232634264</text:p>
              </table:table-cell>
              <table:table-cell office:value-type="float" office:value="0.152340982166">
                <text:p>0.152340982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2151813469">
                <text:p>-1.2151813469</text:p>
              </table:table-cell>
              <table:table-cell office:value-type="float" office:value="0.151075438924">
                <text:p>0.151075438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21274884747">
                <text:p>-1.21274884747</text:p>
              </table:table-cell>
              <table:table-cell office:value-type="float" office:value="0.149914987631">
                <text:p>0.1499149876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20285138351">
                <text:p>-1.20285138351</text:p>
              </table:table-cell>
              <table:table-cell office:value-type="float" office:value="0.150627152661">
                <text:p>0.1506271526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19038099575">
                <text:p>-1.19038099575</text:p>
              </table:table-cell>
              <table:table-cell office:value-type="float" office:value="0.152050655228">
                <text:p>0.152050655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17751617928">
                <text:p>-1.17751617928</text:p>
              </table:table-cell>
              <table:table-cell office:value-type="float" office:value="0.153761123063">
                <text:p>0.153761123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16439007221">
                <text:p>-1.16439007221</text:p>
              </table:table-cell>
              <table:table-cell office:value-type="float" office:value="0.155566525214">
                <text:p>0.1555665252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15128342865">
                <text:p>-1.15128342865</text:p>
              </table:table-cell>
              <table:table-cell office:value-type="float" office:value="0.157170464563">
                <text:p>0.1571704645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13766479377">
                <text:p>-1.13766479377</text:p>
              </table:table-cell>
              <table:table-cell office:value-type="float" office:value="0.159111024157">
                <text:p>0.159111024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12364546617">
                <text:p>-1.12364546617</text:p>
              </table:table-cell>
              <table:table-cell office:value-type="float" office:value="0.161078251508">
                <text:p>0.161078251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1093866164">
                <text:p>-1.1093866164</text:p>
              </table:table-cell>
              <table:table-cell office:value-type="float" office:value="0.162787133736">
                <text:p>0.1627871337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09480615827">
                <text:p>-1.09480615827</text:p>
              </table:table-cell>
              <table:table-cell office:value-type="float" office:value="0.164393735851">
                <text:p>0.164393735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07964262065">
                <text:p>-1.07964262065</text:p>
              </table:table-cell>
              <table:table-cell office:value-type="float" office:value="0.166201140458">
                <text:p>0.1662011404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06422949378">
                <text:p>-1.06422949378</text:p>
              </table:table-cell>
              <table:table-cell office:value-type="float" office:value="0.167687408294">
                <text:p>0.1676874082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04870994733">
                <text:p>-1.04870994733</text:p>
              </table:table-cell>
              <table:table-cell office:value-type="float" office:value="0.168904765079">
                <text:p>0.1689047650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03360836194">
                <text:p>-1.03360836194</text:p>
              </table:table-cell>
              <table:table-cell office:value-type="float" office:value="0.169579341719">
                <text:p>0.169579341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01868419488">
                <text:p>-1.01868419488</text:p>
              </table:table-cell>
              <table:table-cell office:value-type="float" office:value="0.170166679442">
                <text:p>0.170166679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0390521811">
                <text:p>-1.00390521811</text:p>
              </table:table-cell>
              <table:table-cell office:value-type="float" office:value="0.170784861802">
                <text:p>0.1707848618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89274733189">
                <text:p>-0.989274733189</text:p>
              </table:table-cell>
              <table:table-cell office:value-type="float" office:value="0.171462758435">
                <text:p>0.171462758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74857360031">
                <text:p>-0.974857360031</text:p>
              </table:table-cell>
              <table:table-cell office:value-type="float" office:value="0.172107787401">
                <text:p>0.172107787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60622831823">
                <text:p>-0.960622831823</text:p>
              </table:table-cell>
              <table:table-cell office:value-type="float" office:value="0.172780267322">
                <text:p>0.1727802673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46591145286">
                <text:p>-0.946591145286</text:p>
              </table:table-cell>
              <table:table-cell office:value-type="float" office:value="0.173473077918">
                <text:p>0.1734730779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32787134618">
                <text:p>-0.932787134618</text:p>
              </table:table-cell>
              <table:table-cell office:value-type="float" office:value="0.174174637455">
                <text:p>0.174174637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19203927175">
                <text:p>-0.919203927175</text:p>
              </table:table-cell>
              <table:table-cell office:value-type="float" office:value="0.174896283082">
                <text:p>0.174896283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05850648619">
                <text:p>-0.905850648619</text:p>
              </table:table-cell>
              <table:table-cell office:value-type="float" office:value="0.175637289212">
                <text:p>0.175637289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9271224121">
                <text:p>-0.89271224121</text:p>
              </table:table-cell>
              <table:table-cell office:value-type="float" office:value="0.176409376169">
                <text:p>0.1764093761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79713950276">
                <text:p>-0.879713950276</text:p>
              </table:table-cell>
              <table:table-cell office:value-type="float" office:value="0.177274146374">
                <text:p>0.177274146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66818505671">
                <text:p>-0.866818505671</text:p>
              </table:table-cell>
              <table:table-cell office:value-type="float" office:value="0.178300132956">
                <text:p>0.178300132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854237767921">
                <text:p>-0.854237767921</text:p>
              </table:table-cell>
              <table:table-cell office:value-type="float" office:value="0.179212603248">
                <text:p>0.179212603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841862286693">
                <text:p>-0.841862286693</text:p>
              </table:table-cell>
              <table:table-cell office:value-type="float" office:value="0.180119654278">
                <text:p>0.1801196542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29538734664">
                <text:p>-0.829538734664</text:p>
              </table:table-cell>
              <table:table-cell office:value-type="float" office:value="0.181094666834">
                <text:p>0.1810946668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17463525341">
                <text:p>-0.817463525341</text:p>
              </table:table-cell>
              <table:table-cell office:value-type="float" office:value="0.182075723828">
                <text:p>0.1820757238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05636158156">
                <text:p>-0.805636158156</text:p>
              </table:table-cell>
              <table:table-cell office:value-type="float" office:value="0.18302133361">
                <text:p>0.18302133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793969671893">
                <text:p>-0.793969671893</text:p>
              </table:table-cell>
              <table:table-cell office:value-type="float" office:value="0.183994589279">
                <text:p>0.1839945892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82374513454">
                <text:p>-0.782374513454</text:p>
              </table:table-cell>
              <table:table-cell office:value-type="float" office:value="0.184970320878">
                <text:p>0.1849703208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770851226001">
                <text:p>-0.770851226001</text:p>
              </table:table-cell>
              <table:table-cell office:value-type="float" office:value="0.186117718772">
                <text:p>0.186117718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7597256852">
                <text:p>-0.7597256852</text:p>
              </table:table-cell>
              <table:table-cell office:value-type="float" office:value="0.187104431368">
                <text:p>0.187104431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748593337325">
                <text:p>-0.748593337325</text:p>
              </table:table-cell>
              <table:table-cell office:value-type="float" office:value="0.188204845289">
                <text:p>0.188204845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73710979935">
                <text:p>-0.73710979935</text:p>
              </table:table-cell>
              <table:table-cell office:value-type="float" office:value="0.189698726282">
                <text:p>0.1896987262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725087554396">
                <text:p>-0.725087554396</text:p>
              </table:table-cell>
              <table:table-cell office:value-type="float" office:value="0.191572578624">
                <text:p>0.191572578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71259451109">
                <text:p>-0.71259451109</text:p>
              </table:table-cell>
              <table:table-cell office:value-type="float" office:value="0.193605610745">
                <text:p>0.193605610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69958439118">
                <text:p>-0.69958439118</text:p>
              </table:table-cell>
              <table:table-cell office:value-type="float" office:value="0.195727459025">
                <text:p>0.195727459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686033632825">
                <text:p>-0.686033632825</text:p>
              </table:table-cell>
              <table:table-cell office:value-type="float" office:value="0.197891542471">
                <text:p>0.1978915424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71927052324">
                <text:p>-0.671927052324</text:p>
              </table:table-cell>
              <table:table-cell office:value-type="float" office:value="0.200052154642">
                <text:p>0.2000521546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57310587191">
                <text:p>-0.657310587191</text:p>
              </table:table-cell>
              <table:table-cell office:value-type="float" office:value="0.202129437205">
                <text:p>0.2021294372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642132498463">
                <text:p>-0.642132498463</text:p>
              </table:table-cell>
              <table:table-cell office:value-type="float" office:value="0.204135361387">
                <text:p>0.2041353613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626382781277">
                <text:p>-0.626382781277</text:p>
              </table:table-cell>
              <table:table-cell office:value-type="float" office:value="0.206055451718">
                <text:p>0.2060554517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10081169408">
                <text:p>-0.610081169408</text:p>
              </table:table-cell>
              <table:table-cell office:value-type="float" office:value="0.207852429488">
                <text:p>0.2078524294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593313261366">
                <text:p>-0.593313261366</text:p>
              </table:table-cell>
              <table:table-cell office:value-type="float" office:value="0.209436192606">
                <text:p>0.2094361926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575957884134">
                <text:p>-0.575957884134</text:p>
              </table:table-cell>
              <table:table-cell office:value-type="float" office:value="0.210920162988">
                <text:p>0.2109201629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58048893232">
                <text:p>-0.558048893232</text:p>
              </table:table-cell>
              <table:table-cell office:value-type="float" office:value="0.212286684613">
                <text:p>0.212286684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539675109129">
                <text:p>-0.539675109129</text:p>
              </table:table-cell>
              <table:table-cell office:value-type="float" office:value="0.213423170608">
                <text:p>0.213423170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521083650678">
                <text:p>-0.521083650678</text:p>
              </table:table-cell>
              <table:table-cell office:value-type="float" office:value="0.214330400696">
                <text:p>0.214330400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502424561274">
                <text:p>-0.502424561274</text:p>
              </table:table-cell>
              <table:table-cell office:value-type="float" office:value="0.214929621262">
                <text:p>0.214929621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81552668752">
                <text:p>-0.481552668752</text:p>
              </table:table-cell>
              <table:table-cell office:value-type="float" office:value="0.21502746254">
                <text:p>0.215027462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53029356791">
                <text:p>-0.453029356791</text:p>
              </table:table-cell>
              <table:table-cell office:value-type="float" office:value="0.214828325031">
                <text:p>0.2148283250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16683275297">
                <text:p>-0.416683275297</text:p>
              </table:table-cell>
              <table:table-cell office:value-type="float" office:value="0.214528784021">
                <text:p>0.214528784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72528647433">
                <text:p>-0.372528647433</text:p>
              </table:table-cell>
              <table:table-cell office:value-type="float" office:value="0.214105915271">
                <text:p>0.2141059152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20556301261">
                <text:p>-0.320556301261</text:p>
              </table:table-cell>
              <table:table-cell office:value-type="float" office:value="0.213495980055">
                <text:p>0.213495980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60762846831">
                <text:p>-0.260762846831</text:p>
              </table:table-cell>
              <table:table-cell office:value-type="float" office:value="0.212625474862">
                <text:p>0.212625474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93051945471">
                <text:p>-0.193051945471</text:p>
              </table:table-cell>
              <table:table-cell office:value-type="float" office:value="0.211346494763">
                <text:p>0.211346494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17454442849">
                <text:p>-0.117454442849</text:p>
              </table:table-cell>
              <table:table-cell office:value-type="float" office:value="0.209425960705">
                <text:p>0.2094259607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43267600412">
                <text:p>-0.0343267600412</text:p>
              </table:table-cell>
              <table:table-cell office:value-type="float" office:value="0.206551835889">
                <text:p>0.206551835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64652678627">
                <text:p>0.0564652678627</text:p>
              </table:table-cell>
              <table:table-cell office:value-type="float" office:value="0.202206265633">
                <text:p>0.202206265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5273874232">
                <text:p>0.145273874232</text:p>
              </table:table-cell>
              <table:table-cell office:value-type="float" office:value="0.19592954618">
                <text:p>0.195929546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6758301632">
                <text:p>0.216758301632</text:p>
              </table:table-cell>
              <table:table-cell office:value-type="float" office:value="0.189467476388">
                <text:p>0.189467476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703373145">
                <text:p>0.2703373145</text:p>
              </table:table-cell>
              <table:table-cell office:value-type="float" office:value="0.183581661262">
                <text:p>0.183581661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7247684616">
                <text:p>0.307247684616</text:p>
              </table:table-cell>
              <table:table-cell office:value-type="float" office:value="0.179265830163">
                <text:p>0.179265830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2572993681">
                <text:p>0.332572993681</text:p>
              </table:table-cell>
              <table:table-cell office:value-type="float" office:value="0.174125895855">
                <text:p>0.1741258958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49521539072">
                <text:p>0.349521539072</text:p>
              </table:table-cell>
              <table:table-cell office:value-type="float" office:value="0.166786940103">
                <text:p>0.166786940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0748604346">
                <text:p>0.360748604346</text:p>
              </table:table-cell>
              <table:table-cell office:value-type="float" office:value="0.160081563093">
                <text:p>0.160081563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7714165121">
                <text:p>0.367714165121</text:p>
              </table:table-cell>
              <table:table-cell office:value-type="float" office:value="0.154778122867">
                <text:p>0.154778122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1079895802">
                <text:p>0.371079895802</text:p>
              </table:table-cell>
              <table:table-cell office:value-type="float" office:value="0.150283018088">
                <text:p>0.150283018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210507712">
                <text:p>0.371210507712</text:p>
              </table:table-cell>
              <table:table-cell office:value-type="float" office:value="0.146123809407">
                <text:p>0.1461238094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8097681318">
                <text:p>0.368097681318</text:p>
              </table:table-cell>
              <table:table-cell office:value-type="float" office:value="0.141905516322">
                <text:p>0.1419055163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1345915848">
                <text:p>0.361345915848</text:p>
              </table:table-cell>
              <table:table-cell office:value-type="float" office:value="0.137184490271">
                <text:p>0.1371844902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50314763233">
                <text:p>0.350314763233</text:p>
              </table:table-cell>
              <table:table-cell office:value-type="float" office:value="0.131428676349">
                <text:p>0.1314286763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419954125">
                <text:p>0.33419954125</text:p>
              </table:table-cell>
              <table:table-cell office:value-type="float" office:value="0.123965695892">
                <text:p>0.1239656958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12565431844">
                <text:p>0.312565431844</text:p>
              </table:table-cell>
              <table:table-cell office:value-type="float" office:value="0.114091482212">
                <text:p>0.1140914822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89958739574">
                <text:p>0.289958739574</text:p>
              </table:table-cell>
              <table:table-cell office:value-type="float" office:value="0.104922187593">
                <text:p>0.1049221875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87400103368">
                <text:p>0.287400103368</text:p>
              </table:table-cell>
              <table:table-cell office:value-type="float" office:value="0.106146017525">
                <text:p>0.106146017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89747142976">
                <text:p>0.289747142976</text:p>
              </table:table-cell>
              <table:table-cell office:value-type="float" office:value="0.106907529123">
                <text:p>0.106907529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6354752885">
                <text:p>0.296354752885</text:p>
              </table:table-cell>
              <table:table-cell office:value-type="float" office:value="0.10987224589">
                <text:p>0.109872245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9705299985">
                <text:p>0.299705299985</text:p>
              </table:table-cell>
              <table:table-cell office:value-type="float" office:value="0.114494420325">
                <text:p>0.1144944203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3872641515">
                <text:p>0.303872641515</text:p>
              </table:table-cell>
              <table:table-cell office:value-type="float" office:value="0.118422613728">
                <text:p>0.118422613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8785034497">
                <text:p>0.308785034497</text:p>
              </table:table-cell>
              <table:table-cell office:value-type="float" office:value="0.121402302047">
                <text:p>0.1214023020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4208336517">
                <text:p>0.314208336517</text:p>
              </table:table-cell>
              <table:table-cell office:value-type="float" office:value="0.12372008587">
                <text:p>0.123720085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19981835566">
                <text:p>0.319981835566</text:p>
              </table:table-cell>
              <table:table-cell office:value-type="float" office:value="0.125743365634">
                <text:p>0.125743365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25839299375">
                <text:p>0.325839299375</text:p>
              </table:table-cell>
              <table:table-cell office:value-type="float" office:value="0.127430758137">
                <text:p>0.1274307581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1584825223">
                <text:p>0.331584825223</text:p>
              </table:table-cell>
              <table:table-cell office:value-type="float" office:value="0.128743332601">
                <text:p>0.128743332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7115808759">
                <text:p>0.337115808759</text:p>
              </table:table-cell>
              <table:table-cell office:value-type="float" office:value="0.129759022878">
                <text:p>0.1297590228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2553921082">
                <text:p>0.342553921082</text:p>
              </table:table-cell>
              <table:table-cell office:value-type="float" office:value="0.130776543236">
                <text:p>0.1307765432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7799721969">
                <text:p>0.347799721969</text:p>
              </table:table-cell>
              <table:table-cell office:value-type="float" office:value="0.131698073782">
                <text:p>0.131698073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293011001">
                <text:p>0.35293011001</text:p>
              </table:table-cell>
              <table:table-cell office:value-type="float" office:value="0.132688983097">
                <text:p>0.1326889830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57886028138">
                <text:p>0.357886028138</text:p>
              </table:table-cell>
              <table:table-cell office:value-type="float" office:value="0.133638737918">
                <text:p>0.1336387379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62898088881">
                <text:p>0.362898088881</text:p>
              </table:table-cell>
              <table:table-cell office:value-type="float" office:value="0.134822165141">
                <text:p>0.1348221651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67778485614">
                <text:p>0.367778485614</text:p>
              </table:table-cell>
              <table:table-cell office:value-type="float" office:value="0.135860401194">
                <text:p>0.1358604011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268405339">
                <text:p>0.37268405339</text:p>
              </table:table-cell>
              <table:table-cell office:value-type="float" office:value="0.137000645451">
                <text:p>0.1370006454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8579520496">
                <text:p>0.378579520496</text:p>
              </table:table-cell>
              <table:table-cell office:value-type="float" office:value="0.138272364829">
                <text:p>0.1382723648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1969442977">
                <text:p>0.381969442977</text:p>
              </table:table-cell>
              <table:table-cell office:value-type="float" office:value="0.138942570306">
                <text:p>0.1389425703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6303947223">
                <text:p>0.386303947223</text:p>
              </table:table-cell>
              <table:table-cell office:value-type="float" office:value="0.139745932083">
                <text:p>0.1397459320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90810488571">
                <text:p>0.390810488571</text:p>
              </table:table-cell>
              <table:table-cell office:value-type="float" office:value="0.140756916017">
                <text:p>0.140756916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5174597474">
                <text:p>0.395174597474</text:p>
              </table:table-cell>
              <table:table-cell office:value-type="float" office:value="0.141756760507">
                <text:p>0.1417567605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99362457087">
                <text:p>0.399362457087</text:p>
              </table:table-cell>
              <table:table-cell office:value-type="float" office:value="0.142638297204">
                <text:p>0.142638297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03364839018">
                <text:p>0.403364839018</text:p>
              </table:table-cell>
              <table:table-cell office:value-type="float" office:value="0.14341645543">
                <text:p>0.143416455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7506297232">
                <text:p>0.407506297232</text:p>
              </table:table-cell>
              <table:table-cell office:value-type="float" office:value="0.144364293403">
                <text:p>0.1443642934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1597505388">
                <text:p>0.411597505388</text:p>
              </table:table-cell>
              <table:table-cell office:value-type="float" office:value="0.145381673431">
                <text:p>0.1453816734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15535423884">
                <text:p>0.415535423884</text:p>
              </table:table-cell>
              <table:table-cell office:value-type="float" office:value="0.146280135267">
                <text:p>0.1462801352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19312758526">
                <text:p>0.419312758526</text:p>
              </table:table-cell>
              <table:table-cell office:value-type="float" office:value="0.147071430226">
                <text:p>0.1470714302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2945771189">
                <text:p>0.422945771189</text:p>
              </table:table-cell>
              <table:table-cell office:value-type="float" office:value="0.147780908214">
                <text:p>0.147780908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681042331">
                <text:p>0.42681042331</text:p>
              </table:table-cell>
              <table:table-cell office:value-type="float" office:value="0.148797779721">
                <text:p>0.1487977797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0669171517">
                <text:p>0.430669171517</text:p>
              </table:table-cell>
              <table:table-cell office:value-type="float" office:value="0.149857236434">
                <text:p>0.1498572364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34405383971">
                <text:p>0.434405383971</text:p>
              </table:table-cell>
              <table:table-cell office:value-type="float" office:value="0.150788153247">
                <text:p>0.1507881532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8005402438">
                <text:p>0.438005402438</text:p>
              </table:table-cell>
              <table:table-cell office:value-type="float" office:value="0.151604846819">
                <text:p>0.1516048468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41453096139">
                <text:p>0.441453096139</text:p>
              </table:table-cell>
              <table:table-cell office:value-type="float" office:value="0.152325514881">
                <text:p>0.1523255148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44976041581">
                <text:p>0.444976041581</text:p>
              </table:table-cell>
              <table:table-cell office:value-type="float" office:value="0.15317818783">
                <text:p>0.153178187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4848023991">
                <text:p>0.44848023991</text:p>
              </table:table-cell>
              <table:table-cell office:value-type="float" office:value="0.154074249361">
                <text:p>0.1540742493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51852707105">
                <text:p>0.451852707105</text:p>
              </table:table-cell>
              <table:table-cell office:value-type="float" office:value="0.154867109692">
                <text:p>0.1548671096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55086311632">
                <text:p>0.455086311632</text:p>
              </table:table-cell>
              <table:table-cell office:value-type="float" office:value="0.15556719336">
                <text:p>0.15556719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58315903602">
                <text:p>0.458315903602</text:p>
              </table:table-cell>
              <table:table-cell office:value-type="float" office:value="0.156298204094">
                <text:p>0.1562982040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61733125209">
                <text:p>0.461733125209</text:p>
              </table:table-cell>
              <table:table-cell office:value-type="float" office:value="0.15731329359">
                <text:p>0.157313293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65064269774">
                <text:p>0.465064269774</text:p>
              </table:table-cell>
              <table:table-cell office:value-type="float" office:value="0.158219523694">
                <text:p>0.1582195236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68287202481">
                <text:p>0.468287202481</text:p>
              </table:table-cell>
              <table:table-cell office:value-type="float" office:value="0.159013505452">
                <text:p>0.1590135054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1384688721">
                <text:p>0.471384688721</text:p>
              </table:table-cell>
              <table:table-cell office:value-type="float" office:value="0.159712196276">
                <text:p>0.1597121962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74367344582">
                <text:p>0.474367344582</text:p>
              </table:table-cell>
              <table:table-cell office:value-type="float" office:value="0.160340704046">
                <text:p>0.1603407040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7699210086">
                <text:p>0.477699210086</text:p>
              </table:table-cell>
              <table:table-cell office:value-type="float" office:value="0.161330226739">
                <text:p>0.1613302267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81029780936">
                <text:p>0.481029780936</text:p>
              </table:table-cell>
              <table:table-cell office:value-type="float" office:value="0.162371495984">
                <text:p>0.1623714959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84276005635">
                <text:p>0.484276005635</text:p>
              </table:table-cell>
              <table:table-cell office:value-type="float" office:value="0.163283892324">
                <text:p>0.1632838923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7422865833">
                <text:p>0.487422865833</text:p>
              </table:table-cell>
              <table:table-cell office:value-type="float" office:value="0.164079203445">
                <text:p>0.164079203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90450085613">
                <text:p>0.490450085613</text:p>
              </table:table-cell>
              <table:table-cell office:value-type="float" office:value="0.164775977074">
                <text:p>0.1647759770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93352406766">
                <text:p>0.493352406766</text:p>
              </table:table-cell>
              <table:table-cell office:value-type="float" office:value="0.165395519942">
                <text:p>0.1653955199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6585221309">
                <text:p>0.496585221309</text:p>
              </table:table-cell>
              <table:table-cell office:value-type="float" office:value="0.166344685749">
                <text:p>0.1663446857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9774127758">
                <text:p>0.499774127758</text:p>
              </table:table-cell>
              <table:table-cell office:value-type="float" office:value="0.167308427024">
                <text:p>0.167308427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02872675933">
                <text:p>0.502872675933</text:p>
              </table:table-cell>
              <table:table-cell office:value-type="float" office:value="0.168151721887">
                <text:p>0.1681517218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05866412466">
                <text:p>0.505866412466</text:p>
              </table:table-cell>
              <table:table-cell office:value-type="float" office:value="0.168886793189">
                <text:p>0.168886793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08737861965">
                <text:p>0.508737861965</text:p>
              </table:table-cell>
              <table:table-cell office:value-type="float" office:value="0.169530380014">
                <text:p>0.1695303800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1153288625">
                <text:p>0.51153288625</text:p>
              </table:table-cell>
              <table:table-cell office:value-type="float" office:value="0.170209474235">
                <text:p>0.1702094742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4501326938">
                <text:p>0.514501326938</text:p>
              </table:table-cell>
              <table:table-cell office:value-type="float" office:value="0.171035062139">
                <text:p>0.1710350621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18069745308">
                <text:p>0.518069745308</text:p>
              </table:table-cell>
              <table:table-cell office:value-type="float" office:value="0.17248511146">
                <text:p>0.172485111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22262194509">
                <text:p>0.522262194509</text:p>
              </table:table-cell>
              <table:table-cell office:value-type="float" office:value="0.174344826782">
                <text:p>0.1743448267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27148553541">
                <text:p>0.527148553541</text:p>
              </table:table-cell>
              <table:table-cell office:value-type="float" office:value="0.176518763275">
                <text:p>0.1765187632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2791856091">
                <text:p>0.532791856091</text:p>
              </table:table-cell>
              <table:table-cell office:value-type="float" office:value="0.17899827241">
                <text:p>0.178998272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9355943722">
                <text:p>0.539355943722</text:p>
              </table:table-cell>
              <table:table-cell office:value-type="float" office:value="0.181823919275">
                <text:p>0.181823919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6810641252">
                <text:p>0.546810641252</text:p>
              </table:table-cell>
              <table:table-cell office:value-type="float" office:value="0.184856806609">
                <text:p>0.1848568066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55200718092">
                <text:p>0.555200718092</text:p>
              </table:table-cell>
              <table:table-cell office:value-type="float" office:value="0.188066177992">
                <text:p>0.1880661779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64496376338">
                <text:p>0.564496376338</text:p>
              </table:table-cell>
              <table:table-cell office:value-type="float" office:value="0.191302482953">
                <text:p>0.1913024829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74677706973">
                <text:p>0.574677706973</text:p>
              </table:table-cell>
              <table:table-cell office:value-type="float" office:value="0.194518013093">
                <text:p>0.1945180130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5707104887">
                <text:p>0.585707104887</text:p>
              </table:table-cell>
              <table:table-cell office:value-type="float" office:value="0.197672537184">
                <text:p>0.1976725371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7549764833">
                <text:p>0.597549764833</text:p>
              </table:table-cell>
              <table:table-cell office:value-type="float" office:value="0.200729386758">
                <text:p>0.200729386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0177946548">
                <text:p>0.610177946548</text:p>
              </table:table-cell>
              <table:table-cell office:value-type="float" office:value="0.203655813105">
                <text:p>0.2036558131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3554531347">
                <text:p>0.623554531347</text:p>
              </table:table-cell>
              <table:table-cell office:value-type="float" office:value="0.20642677258">
                <text:p>0.20642677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7649347031">
                <text:p>0.637649347031</text:p>
              </table:table-cell>
              <table:table-cell office:value-type="float" office:value="0.209020856809">
                <text:p>0.2090208568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52412516669">
                <text:p>0.652412516669</text:p>
              </table:table-cell>
              <table:table-cell office:value-type="float" office:value="0.21141547458">
                <text:p>0.211415474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67797393122">
                <text:p>0.667797393122</text:p>
              </table:table-cell>
              <table:table-cell office:value-type="float" office:value="0.21356428984">
                <text:p>0.213564289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83770809335">
                <text:p>0.683770809335</text:p>
              </table:table-cell>
              <table:table-cell office:value-type="float" office:value="0.215490387925">
                <text:p>0.2154903879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00354186052">
                <text:p>0.700354186052</text:p>
              </table:table-cell>
              <table:table-cell office:value-type="float" office:value="0.217223457448">
                <text:p>0.2172234574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17496089618">
                <text:p>0.717496089618</text:p>
              </table:table-cell>
              <table:table-cell office:value-type="float" office:value="0.218740346734">
                <text:p>0.2187403467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34857009805">
                <text:p>0.734857009805</text:p>
              </table:table-cell>
              <table:table-cell office:value-type="float" office:value="0.220019250134">
                <text:p>0.2200192501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52290020912">
                <text:p>0.752290020912</text:p>
              </table:table-cell>
              <table:table-cell office:value-type="float" office:value="0.220893572037">
                <text:p>0.2208935720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0156573493">
                <text:p>0.770156573493</text:p>
              </table:table-cell>
              <table:table-cell office:value-type="float" office:value="0.221618166309">
                <text:p>0.221618166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8194416131">
                <text:p>0.788194416131</text:p>
              </table:table-cell>
              <table:table-cell office:value-type="float" office:value="0.221964552298">
                <text:p>0.221964552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6202273209">
                <text:p>0.806202273209</text:p>
              </table:table-cell>
              <table:table-cell office:value-type="float" office:value="0.221995899062">
                <text:p>0.2219958990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24570541">
                <text:p>0.824570541</text:p>
              </table:table-cell>
              <table:table-cell office:value-type="float" office:value="0.222057935258">
                <text:p>0.222057935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44857421264">
                <text:p>0.844857421264</text:p>
              </table:table-cell>
              <table:table-cell office:value-type="float" office:value="0.221839532">
                <text:p>0.2218395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7260919252">
                <text:p>0.87260919252</text:p>
              </table:table-cell>
              <table:table-cell office:value-type="float" office:value="0.221476076225">
                <text:p>0.221476076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08208020458">
                <text:p>0.908208020458</text:p>
              </table:table-cell>
              <table:table-cell office:value-type="float" office:value="0.220951328054">
                <text:p>0.2209513280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51593880406">
                <text:p>0.951593880406</text:p>
              </table:table-cell>
              <table:table-cell office:value-type="float" office:value="0.220203946611">
                <text:p>0.2202039466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0287560861">
                <text:p>1.00287560861</text:p>
              </table:table-cell>
              <table:table-cell office:value-type="float" office:value="0.219160082921">
                <text:p>0.2191600829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6201375659">
                <text:p>1.06201375659</text:p>
              </table:table-cell>
              <table:table-cell office:value-type="float" office:value="0.217607954237">
                <text:p>0.2176079542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2875929153">
                <text:p>1.12875929153</text:p>
              </table:table-cell>
              <table:table-cell office:value-type="float" office:value="0.215294302918">
                <text:p>0.2152943029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0322465831">
                <text:p>1.20322465831</text:p>
              </table:table-cell>
              <table:table-cell office:value-type="float" office:value="0.211931082026">
                <text:p>0.2119310820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7812465113">
                <text:p>1.27812465113</text:p>
              </table:table-cell>
              <table:table-cell office:value-type="float" office:value="0.207380124695">
                <text:p>0.2073801246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356281842">
                <text:p>1.3356281842</text:p>
              </table:table-cell>
              <table:table-cell office:value-type="float" office:value="0.202990748701">
                <text:p>0.202990748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7528879606">
                <text:p>1.37528879606</text:p>
              </table:table-cell>
              <table:table-cell office:value-type="float" office:value="0.199795710363">
                <text:p>0.1997957103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9917786097">
                <text:p>1.39917786097</text:p>
              </table:table-cell>
              <table:table-cell office:value-type="float" office:value="0.197922843448">
                <text:p>0.1979228434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1184165724">
                <text:p>1.41184165724</text:p>
              </table:table-cell>
              <table:table-cell office:value-type="float" office:value="0.194318147137">
                <text:p>0.194318147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1424066083">
                <text:p>1.41424066083</text:p>
              </table:table-cell>
              <table:table-cell office:value-type="float" office:value="0.189274744959">
                <text:p>0.189274744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0768514599">
                <text:p>1.40768514599</text:p>
              </table:table-cell>
              <table:table-cell office:value-type="float" office:value="0.184966407695">
                <text:p>0.184966407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9248230744">
                <text:p>1.39248230744</text:p>
              </table:table-cell>
              <table:table-cell office:value-type="float" office:value="0.180740660769">
                <text:p>0.1807406607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774581033">
                <text:p>1.3774581033</text:p>
              </table:table-cell>
              <table:table-cell office:value-type="float" office:value="0.179317092328">
                <text:p>0.1793170923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7608990889">
                <text:p>1.37608990889</text:p>
              </table:table-cell>
              <table:table-cell office:value-type="float" office:value="0.179879859813">
                <text:p>0.1798798598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7658292479">
                <text:p>1.37658292479</text:p>
              </table:table-cell>
              <table:table-cell office:value-type="float" office:value="0.177301192506">
                <text:p>0.1773011925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7748333615">
                <text:p>1.37748333615</text:p>
              </table:table-cell>
              <table:table-cell office:value-type="float" office:value="0.17383915017">
                <text:p>0.173839150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7803110126">
                <text:p>1.37803110126</text:p>
              </table:table-cell>
              <table:table-cell office:value-type="float" office:value="0.170247126712">
                <text:p>0.170247126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7798637667">
                <text:p>1.37798637667</text:p>
              </table:table-cell>
              <table:table-cell office:value-type="float" office:value="0.167143193539">
                <text:p>0.1671431935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85696085">
                <text:p>1.3785696085</text:p>
              </table:table-cell>
              <table:table-cell office:value-type="float" office:value="0.164535222283">
                <text:p>0.1645352222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7932499002">
                <text:p>1.37932499002</text:p>
              </table:table-cell>
              <table:table-cell office:value-type="float" office:value="0.161618240092">
                <text:p>0.1616182400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8008037997">
                <text:p>1.38008037997</text:p>
              </table:table-cell>
              <table:table-cell office:value-type="float" office:value="0.15886652265">
                <text:p>0.158866522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38071736411">
                <text:p>1.38071736411</text:p>
              </table:table-cell>
              <table:table-cell office:value-type="float" office:value="0.156272700554">
                <text:p>0.1562727005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38133917449">
                <text:p>1.38133917449</text:p>
              </table:table-cell>
              <table:table-cell office:value-type="float" office:value="0.153981488321">
                <text:p>0.1539814883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819295177">
                <text:p>1.3819295177</text:p>
              </table:table-cell>
              <table:table-cell office:value-type="float" office:value="0.151356447762">
                <text:p>0.1513564477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8252092743">
                <text:p>1.38252092743</text:p>
              </table:table-cell>
              <table:table-cell office:value-type="float" office:value="0.149228405196">
                <text:p>0.1492284051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38345591792">
                <text:p>1.38345591792</text:p>
              </table:table-cell>
              <table:table-cell office:value-type="float" office:value="0.146860307898">
                <text:p>0.1468603078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8416419364">
                <text:p>1.38416419364</text:p>
              </table:table-cell>
              <table:table-cell office:value-type="float" office:value="0.144854271667">
                <text:p>0.144854271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8492837676">
                <text:p>1.38492837676</text:p>
              </table:table-cell>
              <table:table-cell office:value-type="float" office:value="0.142765965012">
                <text:p>0.1427659650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8572370048">
                <text:p>1.38572370048</text:p>
              </table:table-cell>
              <table:table-cell office:value-type="float" office:value="0.140694663728">
                <text:p>0.1406946637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38675326845">
                <text:p>1.38675326845</text:p>
              </table:table-cell>
              <table:table-cell office:value-type="float" office:value="0.139112561386">
                <text:p>0.1391125613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8758711872">
                <text:p>1.38758711872</text:p>
              </table:table-cell>
              <table:table-cell office:value-type="float" office:value="0.136930002737">
                <text:p>0.1369300027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8830606624">
                <text:p>1.38830606624</text:p>
              </table:table-cell>
              <table:table-cell office:value-type="float" office:value="0.134986361755">
                <text:p>0.1349863617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8898852587">
                <text:p>1.38898852587</text:p>
              </table:table-cell>
              <table:table-cell office:value-type="float" office:value="0.133289099759">
                <text:p>0.1332890997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8983080616">
                <text:p>1.38983080616</text:p>
              </table:table-cell>
              <table:table-cell office:value-type="float" office:value="0.131614608433">
                <text:p>0.1316146084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908379902">
                <text:p>1.3908379902</text:p>
              </table:table-cell>
              <table:table-cell office:value-type="float" office:value="0.130083716976">
                <text:p>0.130083716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919217863">
                <text:p>1.3919217863</text:p>
              </table:table-cell>
              <table:table-cell office:value-type="float" office:value="0.129238488936">
                <text:p>0.1292384889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934330807">
                <text:p>1.3934330807</text:p>
              </table:table-cell>
              <table:table-cell office:value-type="float" office:value="0.12774217903">
                <text:p>0.127742179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9525387112">
                <text:p>1.39525387112</text:p>
              </table:table-cell>
              <table:table-cell office:value-type="float" office:value="0.126234403005">
                <text:p>0.126234403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9715350284">
                <text:p>1.39715350284</text:p>
              </table:table-cell>
              <table:table-cell office:value-type="float" office:value="0.125119651545">
                <text:p>0.125119651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994406099">
                <text:p>1.3994406099</text:p>
              </table:table-cell>
              <table:table-cell office:value-type="float" office:value="0.124060109322">
                <text:p>0.1240601093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0191555121">
                <text:p>1.40191555121</text:p>
              </table:table-cell>
              <table:table-cell office:value-type="float" office:value="0.123152712845">
                <text:p>0.1231527128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0457337845">
                <text:p>1.40457337845</text:p>
              </table:table-cell>
              <table:table-cell office:value-type="float" office:value="0.122411211469">
                <text:p>0.122411211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0717091844">
                <text:p>1.40717091844</text:p>
              </table:table-cell>
              <table:table-cell office:value-type="float" office:value="0.121890012952">
                <text:p>0.1218900129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098014744">
                <text:p>1.4098014744</text:p>
              </table:table-cell>
              <table:table-cell office:value-type="float" office:value="0.121565897982">
                <text:p>0.1215658979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1249793072">
                <text:p>1.41249793072</text:p>
              </table:table-cell>
              <table:table-cell office:value-type="float" office:value="0.121399651726">
                <text:p>0.121399651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1531311621">
                <text:p>1.41531311621</text:p>
              </table:table-cell>
              <table:table-cell office:value-type="float" office:value="0.121182673767">
                <text:p>0.1211826737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41836735927">
                <text:p>1.41836735927</text:p>
              </table:table-cell>
              <table:table-cell office:value-type="float" office:value="0.120976429191">
                <text:p>0.1209764291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42128049733">
                <text:p>1.42128049733</text:p>
              </table:table-cell>
              <table:table-cell office:value-type="float" office:value="0.120924296503">
                <text:p>0.1209242965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2411286542">
                <text:p>1.42411286542</text:p>
              </table:table-cell>
              <table:table-cell office:value-type="float" office:value="0.121033708964">
                <text:p>0.1210337089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2701513471">
                <text:p>1.42701513471</text:p>
              </table:table-cell>
              <table:table-cell office:value-type="float" office:value="0.121203411598">
                <text:p>0.1212034115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2994411611">
                <text:p>1.42994411611</text:p>
              </table:table-cell>
              <table:table-cell office:value-type="float" office:value="0.121464906205">
                <text:p>0.1214649062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3245099669">
                <text:p>1.43245099669</text:p>
              </table:table-cell>
              <table:table-cell office:value-type="float" office:value="0.12389350004">
                <text:p>0.12389350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351455247">
                <text:p>1.4351455247</text:p>
              </table:table-cell>
              <table:table-cell office:value-type="float" office:value="0.132261311283">
                <text:p>0.132261311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3983151564">
                <text:p>1.43983151564</text:p>
              </table:table-cell>
              <table:table-cell office:value-type="float" office:value="0.146629645364">
                <text:p>0.1466296453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4671378765">
                <text:p>1.44671378765</text:p>
              </table:table-cell>
              <table:table-cell office:value-type="float" office:value="0.166627255978">
                <text:p>0.1666272559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5620449744">
                <text:p>1.45620449744</text:p>
              </table:table-cell>
              <table:table-cell office:value-type="float" office:value="0.191682520942">
                <text:p>0.1916825209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6926054589">
                <text:p>1.46926054589</text:p>
              </table:table-cell>
              <table:table-cell office:value-type="float" office:value="0.220449076336">
                <text:p>0.2204490763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8724633918">
                <text:p>1.48724633918</text:p>
              </table:table-cell>
              <table:table-cell office:value-type="float" office:value="0.249206339441">
                <text:p>0.249206339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0700430429">
                <text:p>1.50700430429</text:p>
              </table:table-cell>
              <table:table-cell office:value-type="float" office:value="0.274083868562">
                <text:p>0.2740838685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1629342387">
                <text:p>1.51629342387</text:p>
              </table:table-cell>
              <table:table-cell office:value-type="float" office:value="0.287813718095">
                <text:p>0.287813718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2024132958">
                <text:p>1.52024132958</text:p>
              </table:table-cell>
              <table:table-cell office:value-type="float" office:value="0.290815789507">
                <text:p>0.290815789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2278107585">
                <text:p>1.52278107585</text:p>
              </table:table-cell>
              <table:table-cell office:value-type="float" office:value="0.289736305179">
                <text:p>0.2897363051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2440439021">
                <text:p>1.52440439021</text:p>
              </table:table-cell>
              <table:table-cell office:value-type="float" office:value="0.286789079624">
                <text:p>0.2867890796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2626261105">
                <text:p>1.52626261105</text:p>
              </table:table-cell>
              <table:table-cell office:value-type="float" office:value="0.28418873538">
                <text:p>0.284188735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2824199375">
                <text:p>1.52824199375</text:p>
              </table:table-cell>
              <table:table-cell office:value-type="float" office:value="0.281987297004">
                <text:p>0.2819872970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02722031">
                <text:p>1.5302722031</text:p>
              </table:table-cell>
              <table:table-cell office:value-type="float" office:value="0.279920188842">
                <text:p>0.2799201888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242274959">
                <text:p>1.53242274959</text:p>
              </table:table-cell>
              <table:table-cell office:value-type="float" office:value="0.27782382748">
                <text:p>0.277823827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1666453">
                <text:p>1.53531666453</text:p>
              </table:table-cell>
              <table:table-cell office:value-type="float" office:value="0.279023508132">
                <text:p>0.2790235081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4162115022">
                <text:p>1.54162115022</text:p>
              </table:table-cell>
              <table:table-cell office:value-type="float" office:value="0.28491670956">
                <text:p>0.284916709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5099836253">
                <text:p>1.55099836253</text:p>
              </table:table-cell>
              <table:table-cell office:value-type="float" office:value="0.294845358029">
                <text:p>0.2948453580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6369734068">
                <text:p>1.56369734068</text:p>
              </table:table-cell>
              <table:table-cell office:value-type="float" office:value="0.308924434455">
                <text:p>0.308924434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7993396141">
                <text:p>1.57993396141</text:p>
              </table:table-cell>
              <table:table-cell office:value-type="float" office:value="0.326382138492">
                <text:p>0.326382138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9975719996">
                <text:p>1.59975719996</text:p>
              </table:table-cell>
              <table:table-cell office:value-type="float" office:value="0.347402156328">
                <text:p>0.3474021563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2292164065">
                <text:p>1.62292164065</text:p>
              </table:table-cell>
              <table:table-cell office:value-type="float" office:value="0.37217663624">
                <text:p>0.372176636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4849503573">
                <text:p>1.64849503573</text:p>
              </table:table-cell>
              <table:table-cell office:value-type="float" office:value="0.400907123527">
                <text:p>0.4009071235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7183932718">
                <text:p>1.67183932718</text:p>
              </table:table-cell>
              <table:table-cell office:value-type="float" office:value="0.431413926085">
                <text:p>0.4314139260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8811413139">
                <text:p>1.68811413139</text:p>
              </table:table-cell>
              <table:table-cell office:value-type="float" office:value="0.463203304389">
                <text:p>0.4632033043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0274950135">
                <text:p>1.70274950135</text:p>
              </table:table-cell>
              <table:table-cell office:value-type="float" office:value="0.494959652217">
                <text:p>0.494959652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1682528871">
                <text:p>1.71682528871</text:p>
              </table:table-cell>
              <table:table-cell office:value-type="float" office:value="0.524789916025">
                <text:p>0.5247899160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2973783499">
                <text:p>1.72973783499</text:p>
              </table:table-cell>
              <table:table-cell office:value-type="float" office:value="0.552657367347">
                <text:p>0.5526573673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4664240896">
                <text:p>1.74664240896</text:p>
              </table:table-cell>
              <table:table-cell office:value-type="float" office:value="0.574403940454">
                <text:p>0.5744039404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7608602842">
                <text:p>1.7608602842</text:p>
              </table:table-cell>
              <table:table-cell office:value-type="float" office:value="0.582630388163">
                <text:p>0.5826303881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76752435202">
                <text:p>1.76752435202</text:p>
              </table:table-cell>
              <table:table-cell office:value-type="float" office:value="0.581992015561">
                <text:p>0.5819920155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76788204326">
                <text:p>1.76788204326</text:p>
              </table:table-cell>
              <table:table-cell office:value-type="float" office:value="0.579014002255">
                <text:p>0.5790140022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6793110118">
                <text:p>1.76793110118</text:p>
              </table:table-cell>
              <table:table-cell office:value-type="float" office:value="0.575945744108">
                <text:p>0.5759457441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76796253965">
                <text:p>1.76796253965</text:p>
              </table:table-cell>
              <table:table-cell office:value-type="float" office:value="0.57264381969">
                <text:p>0.572643819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679837529">
                <text:p>1.7679837529</text:p>
              </table:table-cell>
              <table:table-cell office:value-type="float" office:value="0.56930907628">
                <text:p>0.569309076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6808027948">
                <text:p>1.76808027948</text:p>
              </table:table-cell>
              <table:table-cell office:value-type="float" office:value="0.566173866536">
                <text:p>0.566173866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6816982398">
                <text:p>1.76816982398</text:p>
              </table:table-cell>
              <table:table-cell office:value-type="float" office:value="0.562790368334">
                <text:p>0.5627903683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7683932248">
                <text:p>1.7683932248</text:p>
              </table:table-cell>
              <table:table-cell office:value-type="float" office:value="0.559235136928">
                <text:p>0.5592351369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6874352797">
                <text:p>1.76874352797</text:p>
              </table:table-cell>
              <table:table-cell office:value-type="float" office:value="0.55569658649">
                <text:p>0.55569658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6914791782">
                <text:p>1.76914791782</text:p>
              </table:table-cell>
              <table:table-cell office:value-type="float" office:value="0.552281370608">
                <text:p>0.5522813706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76951030521">
                <text:p>1.76951030521</text:p>
              </table:table-cell>
              <table:table-cell office:value-type="float" office:value="0.549217895099">
                <text:p>0.5492178950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76985817089">
                <text:p>1.76985817089</text:p>
              </table:table-cell>
              <table:table-cell office:value-type="float" office:value="0.546323642648">
                <text:p>0.546323642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77229593265">
                <text:p>1.77229593265</text:p>
              </table:table-cell>
              <table:table-cell office:value-type="float" office:value="0.545813387919">
                <text:p>0.5458133879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78233408708">
                <text:p>1.78233408708</text:p>
              </table:table-cell>
              <table:table-cell office:value-type="float" office:value="0.547413229388">
                <text:p>0.5474132293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9961719899">
                <text:p>1.79961719899</text:p>
              </table:table-cell>
              <table:table-cell office:value-type="float" office:value="0.55028752533">
                <text:p>0.550287525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82402872191">
                <text:p>1.82402872191</text:p>
              </table:table-cell>
              <table:table-cell office:value-type="float" office:value="0.554681623393">
                <text:p>0.5546816233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85537878141">
                <text:p>1.85537878141</text:p>
              </table:table-cell>
              <table:table-cell office:value-type="float" office:value="0.560982244689">
                <text:p>0.5609822446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89017271357">
                <text:p>1.89017271357</text:p>
              </table:table-cell>
              <table:table-cell office:value-type="float" office:value="0.569970115774">
                <text:p>0.5699701157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2176098433">
                <text:p>1.92176098433</text:p>
              </table:table-cell>
              <table:table-cell office:value-type="float" office:value="0.582139877605">
                <text:p>0.5821398776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4417097208">
                <text:p>1.94417097208</text:p>
              </table:table-cell>
              <table:table-cell office:value-type="float" office:value="0.597532440201">
                <text:p>0.5975324402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5854681869">
                <text:p>1.95854681869</text:p>
              </table:table-cell>
              <table:table-cell office:value-type="float" office:value="0.615186847931">
                <text:p>0.6151868479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7172935037">
                <text:p>1.97172935037</text:p>
              </table:table-cell>
              <table:table-cell office:value-type="float" office:value="0.634362329467">
                <text:p>0.6343623294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8932115329">
                <text:p>1.98932115329</text:p>
              </table:table-cell>
              <table:table-cell office:value-type="float" office:value="0.651301317651">
                <text:p>0.6513013176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00846910975">
                <text:p>2.00846910975</text:p>
              </table:table-cell>
              <table:table-cell office:value-type="float" office:value="0.664209443024">
                <text:p>0.6642094430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02801044507">
                <text:p>2.02801044507</text:p>
              </table:table-cell>
              <table:table-cell office:value-type="float" office:value="0.673126218833">
                <text:p>0.67312621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04469308788">
                <text:p>2.04469308788</text:p>
              </table:table-cell>
              <table:table-cell office:value-type="float" office:value="0.675646241341">
                <text:p>0.6756462413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0505115921">
                <text:p>2.0505115921</text:p>
              </table:table-cell>
              <table:table-cell office:value-type="float" office:value="0.672704816513">
                <text:p>0.6727048165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05180066323">
                <text:p>2.05180066323</text:p>
              </table:table-cell>
              <table:table-cell office:value-type="float" office:value="0.669730798032">
                <text:p>0.6697307980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05303387098">
                <text:p>2.05303387098</text:p>
              </table:table-cell>
              <table:table-cell office:value-type="float" office:value="0.66671145046">
                <text:p>0.666711450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539084856">
                <text:p>2.0539084856</text:p>
              </table:table-cell>
              <table:table-cell office:value-type="float" office:value="0.663929652019">
                <text:p>0.6639296520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05426417641">
                <text:p>2.05426417641</text:p>
              </table:table-cell>
              <table:table-cell office:value-type="float" office:value="0.661451860331">
                <text:p>0.6614518603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0547930982">
                <text:p>2.0547930982</text:p>
              </table:table-cell>
              <table:table-cell office:value-type="float" office:value="0.658950420152">
                <text:p>0.658950420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5589217999">
                <text:p>2.05589217999</text:p>
              </table:table-cell>
              <table:table-cell office:value-type="float" office:value="0.655855650827">
                <text:p>0.6558556508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05673015047">
                <text:p>2.05673015047</text:p>
              </table:table-cell>
              <table:table-cell office:value-type="float" office:value="0.653076704101">
                <text:p>0.653076704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05778061726">
                <text:p>2.05778061726</text:p>
              </table:table-cell>
              <table:table-cell office:value-type="float" office:value="0.650059788238">
                <text:p>0.6500597882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05877044235">
                <text:p>2.05877044235</text:p>
              </table:table-cell>
              <table:table-cell office:value-type="float" office:value="0.646940726606">
                <text:p>0.6469407266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05968228416">
                <text:p>2.05968228416</text:p>
              </table:table-cell>
              <table:table-cell office:value-type="float" office:value="0.643839284317">
                <text:p>0.6438392843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05992107295">
                <text:p>2.05992107295</text:p>
              </table:table-cell>
              <table:table-cell office:value-type="float" office:value="0.640795162719">
                <text:p>0.6407951627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06018428193">
                <text:p>2.06018428193</text:p>
              </table:table-cell>
              <table:table-cell office:value-type="float" office:value="0.637729420176">
                <text:p>0.6377294201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06330433201">
                <text:p>2.06330433201</text:p>
              </table:table-cell>
              <table:table-cell office:value-type="float" office:value="0.63597847372">
                <text:p>0.635978473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07411701566">
                <text:p>2.07411701566</text:p>
              </table:table-cell>
              <table:table-cell office:value-type="float" office:value="0.63470633521">
                <text:p>0.634706335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09253470005">
                <text:p>2.09253470005</text:p>
              </table:table-cell>
              <table:table-cell office:value-type="float" office:value="0.632380652742">
                <text:p>0.632380652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1187800731">
                <text:p>2.1187800731</text:p>
              </table:table-cell>
              <table:table-cell office:value-type="float" office:value="0.628819961868">
                <text:p>0.6288199618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5234245886">
                <text:p>2.15234245886</text:p>
              </table:table-cell>
              <table:table-cell office:value-type="float" office:value="0.623703657786">
                <text:p>0.6237036577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19213443089">
                <text:p>2.19213443089</text:p>
              </table:table-cell>
              <table:table-cell office:value-type="float" office:value="0.616519541122">
                <text:p>0.6165195411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3228446931">
                <text:p>2.23228446931</text:p>
              </table:table-cell>
              <table:table-cell office:value-type="float" office:value="0.606566787121">
                <text:p>0.6065667871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27244526337">
                <text:p>2.27244526337</text:p>
              </table:table-cell>
              <table:table-cell office:value-type="float" office:value="0.594117345665">
                <text:p>0.5941173456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31298540833">
                <text:p>2.31298540833</text:p>
              </table:table-cell>
              <table:table-cell office:value-type="float" office:value="0.579703908701">
                <text:p>0.5797039087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35143590979">
                <text:p>2.35143590979</text:p>
              </table:table-cell>
              <table:table-cell office:value-type="float" office:value="0.563680887443">
                <text:p>0.5636808874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38328764579">
                <text:p>2.38328764579</text:p>
              </table:table-cell>
              <table:table-cell office:value-type="float" office:value="0.549260982814">
                <text:p>0.549260982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40351354964">
                <text:p>2.40351354964</text:p>
              </table:table-cell>
              <table:table-cell office:value-type="float" office:value="0.536814842637">
                <text:p>0.5368148426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42028952116">
                <text:p>2.42028952116</text:p>
              </table:table-cell>
              <table:table-cell office:value-type="float" office:value="0.525043457366">
                <text:p>0.5250434573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43842704472">
                <text:p>2.43842704472</text:p>
              </table:table-cell>
              <table:table-cell office:value-type="float" office:value="0.51513665754">
                <text:p>0.515136657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4571552854">
                <text:p>2.4571552854</text:p>
              </table:table-cell>
              <table:table-cell office:value-type="float" office:value="0.507566232219">
                <text:p>0.5075662322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47605817302">
                <text:p>2.47605817302</text:p>
              </table:table-cell>
              <table:table-cell office:value-type="float" office:value="0.501648185014">
                <text:p>0.5016481850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49663694014">
                <text:p>2.49663694014</text:p>
              </table:table-cell>
              <table:table-cell office:value-type="float" office:value="0.497550958384">
                <text:p>0.4975509583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5241775532">
                <text:p>2.5241775532</text:p>
              </table:table-cell>
              <table:table-cell office:value-type="float" office:value="0.493480644309">
                <text:p>0.4934806443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55314973598">
                <text:p>2.55314973598</text:p>
              </table:table-cell>
              <table:table-cell office:value-type="float" office:value="0.488788187492">
                <text:p>0.4887881874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728855279">
                <text:p>2.5728855279</text:p>
              </table:table-cell>
              <table:table-cell office:value-type="float" office:value="0.481877445119">
                <text:p>0.4818774451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59030534605">
                <text:p>2.59030534605</text:p>
              </table:table-cell>
              <table:table-cell office:value-type="float" office:value="0.474230767253">
                <text:p>0.4742307672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60838307678">
                <text:p>2.60838307678</text:p>
              </table:table-cell>
              <table:table-cell office:value-type="float" office:value="0.467761390874">
                <text:p>0.4677613908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62682177047">
                <text:p>2.62682177047</text:p>
              </table:table-cell>
              <table:table-cell office:value-type="float" office:value="0.462471441809">
                <text:p>0.4624714418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64734966159">
                <text:p>2.64734966159</text:p>
              </table:table-cell>
              <table:table-cell office:value-type="float" office:value="0.458755992227">
                <text:p>0.458755992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67524623554">
                <text:p>2.67524623554</text:p>
              </table:table-cell>
              <table:table-cell office:value-type="float" office:value="0.454783305636">
                <text:p>0.454783305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7042194248">
                <text:p>2.7042194248</text:p>
              </table:table-cell>
              <table:table-cell office:value-type="float" office:value="0.449906992504">
                <text:p>0.4499069925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72346507019">
                <text:p>2.72346507019</text:p>
              </table:table-cell>
              <table:table-cell office:value-type="float" office:value="0.442846015066">
                <text:p>0.4428460150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4115424211">
                <text:p>2.74115424211</text:p>
              </table:table-cell>
              <table:table-cell office:value-type="float" office:value="0.435779006331">
                <text:p>0.4357790063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75938574582">
                <text:p>2.75938574582</text:p>
              </table:table-cell>
              <table:table-cell office:value-type="float" office:value="0.429794639856">
                <text:p>0.4297946398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8007377534">
                <text:p>2.78007377534</text:p>
              </table:table-cell>
              <table:table-cell office:value-type="float" office:value="0.425246910121">
                <text:p>0.4252469101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80856363466">
                <text:p>2.80856363466</text:p>
              </table:table-cell>
              <table:table-cell office:value-type="float" office:value="0.421229213137">
                <text:p>0.4212292131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83749664133">
                <text:p>2.83749664133</text:p>
              </table:table-cell>
              <table:table-cell office:value-type="float" office:value="0.41644443306">
                <text:p>0.416444433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5742286676">
                <text:p>2.85742286676</text:p>
              </table:table-cell>
              <table:table-cell office:value-type="float" office:value="0.4095461074">
                <text:p>0.40954610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87613287379">
                <text:p>2.87613287379</text:p>
              </table:table-cell>
              <table:table-cell office:value-type="float" office:value="0.402591349215">
                <text:p>0.4025913492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89500260093">
                <text:p>2.89500260093</text:p>
              </table:table-cell>
              <table:table-cell office:value-type="float" office:value="0.39670929068">
                <text:p>0.396709290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91592635624">
                <text:p>2.91592635624</text:p>
              </table:table-cell>
              <table:table-cell office:value-type="float" office:value="0.392274852498">
                <text:p>0.3922748524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9440585385">
                <text:p>2.9440585385</text:p>
              </table:table-cell>
              <table:table-cell office:value-type="float" office:value="0.388316844587">
                <text:p>0.3883168445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97307748763">
                <text:p>2.97307748763</text:p>
              </table:table-cell>
              <table:table-cell office:value-type="float" office:value="0.383632727418">
                <text:p>0.3836327274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99321105382">
                <text:p>2.99321105382</text:p>
              </table:table-cell>
              <table:table-cell office:value-type="float" office:value="0.376762667941">
                <text:p>0.3767626679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01176396607">
                <text:p>3.01176396607</text:p>
              </table:table-cell>
              <table:table-cell office:value-type="float" office:value="0.36981505397">
                <text:p>0.369815053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03069824134">
                <text:p>3.03069824134</text:p>
              </table:table-cell>
              <table:table-cell office:value-type="float" office:value="0.36382870193">
                <text:p>0.363828701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5139363224">
                <text:p>3.05139363224</text:p>
              </table:table-cell>
              <table:table-cell office:value-type="float" office:value="0.359787500918">
                <text:p>0.3597875009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744774542">
                <text:p>3.0744774542</text:p>
              </table:table-cell>
              <table:table-cell office:value-type="float" office:value="0.3557267414">
                <text:p>0.35572674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9335260423">
                <text:p>3.09335260423</text:p>
              </table:table-cell>
              <table:table-cell office:value-type="float" office:value="0.350159693628">
                <text:p>0.3501596936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11206375173">
                <text:p>3.11206375173</text:p>
              </table:table-cell>
              <table:table-cell office:value-type="float" office:value="0.345211007693">
                <text:p>0.3452110076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3254755456">
                <text:p>3.13254755456</text:p>
              </table:table-cell>
              <table:table-cell office:value-type="float" office:value="0.341616561591">
                <text:p>0.3416165615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5546517398">
                <text:p>3.15546517398</text:p>
              </table:table-cell>
              <table:table-cell office:value-type="float" office:value="0.337589962417">
                <text:p>0.3375899624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7392695101">
                <text:p>3.17392695101</text:p>
              </table:table-cell>
              <table:table-cell office:value-type="float" office:value="0.332163131446">
                <text:p>0.3321631314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9424557518">
                <text:p>3.19424557518</text:p>
              </table:table-cell>
              <table:table-cell office:value-type="float" office:value="0.328436100814">
                <text:p>0.3284361008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1731995997">
                <text:p>3.21731995997</text:p>
              </table:table-cell>
              <table:table-cell office:value-type="float" office:value="0.324223197885">
                <text:p>0.3242231978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23573294721">
                <text:p>3.23573294721</text:p>
              </table:table-cell>
              <table:table-cell office:value-type="float" office:value="0.318621755013">
                <text:p>0.3186217550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25409664517">
                <text:p>3.25409664517</text:p>
              </table:table-cell>
              <table:table-cell office:value-type="float" office:value="0.313841808752">
                <text:p>0.3138418087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7459478874">
                <text:p>3.27459478874</text:p>
              </table:table-cell>
              <table:table-cell office:value-type="float" office:value="0.310423536598">
                <text:p>0.3104235365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29747699497">
                <text:p>3.29747699497</text:p>
              </table:table-cell>
              <table:table-cell office:value-type="float" office:value="0.306365020598">
                <text:p>0.3063650205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31610562338">
                <text:p>3.31610562338</text:p>
              </table:table-cell>
              <table:table-cell office:value-type="float" office:value="0.300692269455">
                <text:p>0.300692269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33702626314">
                <text:p>3.33702626314</text:p>
              </table:table-cell>
              <table:table-cell office:value-type="float" office:value="0.296316370758">
                <text:p>0.2963163707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36586612699">
                <text:p>3.36586612699</text:p>
              </table:table-cell>
              <table:table-cell office:value-type="float" office:value="0.292502647782">
                <text:p>0.2925026477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39543414276">
                <text:p>3.39543414276</text:p>
              </table:table-cell>
              <table:table-cell office:value-type="float" office:value="0.288090482615">
                <text:p>0.2880904826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41507184989">
                <text:p>3.41507184989</text:p>
              </table:table-cell>
              <table:table-cell office:value-type="float" office:value="0.281445521384">
                <text:p>0.2814455213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43301478834">
                <text:p>3.43301478834</text:p>
              </table:table-cell>
              <table:table-cell office:value-type="float" office:value="0.274518998622">
                <text:p>0.274518998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45181224982">
                <text:p>3.45181224982</text:p>
              </table:table-cell>
              <table:table-cell office:value-type="float" office:value="0.269032559254">
                <text:p>0.2690325592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4726123057">
                <text:p>3.4726123057</text:p>
              </table:table-cell>
              <table:table-cell office:value-type="float" office:value="0.265044820754">
                <text:p>0.265044820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0071653875">
                <text:p>3.50071653875</text:p>
              </table:table-cell>
              <table:table-cell office:value-type="float" office:value="0.261300901309">
                <text:p>0.2613009013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2973429098">
                <text:p>3.52973429098</text:p>
              </table:table-cell>
              <table:table-cell office:value-type="float" office:value="0.256911087215">
                <text:p>0.2569110872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50010398">
                <text:p>3.550010398</text:p>
              </table:table-cell>
              <table:table-cell office:value-type="float" office:value="0.250221634418">
                <text:p>0.2502216344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6878794282">
                <text:p>3.56878794282</text:p>
              </table:table-cell>
              <table:table-cell office:value-type="float" office:value="0.243377825496">
                <text:p>0.24337782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8776595979">
                <text:p>3.58776595979</text:p>
              </table:table-cell>
              <table:table-cell office:value-type="float" office:value="0.23759467393">
                <text:p>0.237594673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60864862586">
                <text:p>3.60864862586</text:p>
              </table:table-cell>
              <table:table-cell office:value-type="float" office:value="0.233566869771">
                <text:p>0.2335668697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63646496104">
                <text:p>3.63646496104</text:p>
              </table:table-cell>
              <table:table-cell office:value-type="float" office:value="0.229994526698">
                <text:p>0.2299945266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66516348362">
                <text:p>3.66516348362</text:p>
              </table:table-cell>
              <table:table-cell office:value-type="float" office:value="0.225915719956">
                <text:p>0.2259157199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68534387061">
                <text:p>3.68534387061</text:p>
              </table:table-cell>
              <table:table-cell office:value-type="float" office:value="0.219758094986">
                <text:p>0.2197580949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70384030321">
                <text:p>3.70384030321</text:p>
              </table:table-cell>
              <table:table-cell office:value-type="float" office:value="0.213034728786">
                <text:p>0.213034728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2265327639">
                <text:p>3.72265327639</text:p>
              </table:table-cell>
              <table:table-cell office:value-type="float" office:value="0.207272880325">
                <text:p>0.2072728803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74171470346">
                <text:p>3.74171470346</text:p>
              </table:table-cell>
              <table:table-cell office:value-type="float" office:value="0.202353192857">
                <text:p>0.2023531928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76250710906">
                <text:p>3.76250710906</text:p>
              </table:table-cell>
              <table:table-cell office:value-type="float" office:value="0.199008912443">
                <text:p>0.1990089124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78550683527">
                <text:p>3.78550683527</text:p>
              </table:table-cell>
              <table:table-cell office:value-type="float" office:value="0.195453075022">
                <text:p>0.1954530750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80400858543">
                <text:p>3.80400858543</text:p>
              </table:table-cell>
              <table:table-cell office:value-type="float" office:value="0.190516909768">
                <text:p>0.1905169097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82252719007">
                <text:p>3.82252719007</text:p>
              </table:table-cell>
              <table:table-cell office:value-type="float" office:value="0.186048703405">
                <text:p>0.1860487034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84302249346">
                <text:p>3.84302249346</text:p>
              </table:table-cell>
              <table:table-cell office:value-type="float" office:value="0.183009352797">
                <text:p>0.1830093527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87084067744">
                <text:p>3.87084067744</text:p>
              </table:table-cell>
              <table:table-cell office:value-type="float" office:value="0.179616542957">
                <text:p>0.1796165429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9966935968">
                <text:p>3.89966935968</text:p>
              </table:table-cell>
              <table:table-cell office:value-type="float" office:value="0.175557947986">
                <text:p>0.1755579479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91895776322">
                <text:p>3.91895776322</text:p>
              </table:table-cell>
              <table:table-cell office:value-type="float" office:value="0.169234468079">
                <text:p>0.1692344680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3699359528">
                <text:p>3.93699359528</text:p>
              </table:table-cell>
              <table:table-cell office:value-type="float" office:value="0.162930822425">
                <text:p>0.1629308224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5550682248">
                <text:p>3.95550682248</text:p>
              </table:table-cell>
              <table:table-cell office:value-type="float" office:value="0.157624446621">
                <text:p>0.1576244466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9764786503">
                <text:p>3.9764786503</text:p>
              </table:table-cell>
              <table:table-cell office:value-type="float" office:value="0.153937874286">
                <text:p>0.1539378742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0542118467">
                <text:p>4.00542118467</text:p>
              </table:table-cell>
              <table:table-cell office:value-type="float" office:value="0.150600780343">
                <text:p>0.150600780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03508053225">
                <text:p>4.03508053225</text:p>
              </table:table-cell>
              <table:table-cell office:value-type="float" office:value="0.146853685889">
                <text:p>0.1468536858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05502512778">
                <text:p>4.05502512778</text:p>
              </table:table-cell>
              <table:table-cell office:value-type="float" office:value="0.141223911434">
                <text:p>0.1412239114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07370519459">
                <text:p>4.07370519459</text:p>
              </table:table-cell>
              <table:table-cell office:value-type="float" office:value="0.13534015024">
                <text:p>0.135340150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09289585133">
                <text:p>4.09289585133</text:p>
              </table:table-cell>
              <table:table-cell office:value-type="float" office:value="0.129966557447">
                <text:p>0.1299665574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11226624924">
                <text:p>4.11226624924</text:p>
              </table:table-cell>
              <table:table-cell office:value-type="float" office:value="0.125370407546">
                <text:p>0.1253704075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13358749655">
                <text:p>4.13358749655</text:p>
              </table:table-cell>
              <table:table-cell office:value-type="float" office:value="0.122220107309">
                <text:p>0.1222201073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16234005886">
                <text:p>4.16234005886</text:p>
              </table:table-cell>
              <table:table-cell office:value-type="float" office:value="0.119101377109">
                <text:p>0.1191013771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19183863591">
                <text:p>4.19183863591</text:p>
              </table:table-cell>
              <table:table-cell office:value-type="float" office:value="0.115525609239">
                <text:p>0.1155256092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21134777956">
                <text:p>4.21134777956</text:p>
              </table:table-cell>
              <table:table-cell office:value-type="float" office:value="0.110691288953">
                <text:p>0.1106912889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22981380499">
                <text:p>4.22981380499</text:p>
              </table:table-cell>
              <table:table-cell office:value-type="float" office:value="0.105498320059">
                <text:p>0.1054983200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24852406683">
                <text:p>4.24852406683</text:p>
              </table:table-cell>
              <table:table-cell office:value-type="float" office:value="0.100777092976">
                <text:p>0.1007770929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26708838249">
                <text:p>4.26708838249</text:p>
              </table:table-cell>
              <table:table-cell office:value-type="float" office:value="0.0968681091668">
                <text:p>0.09686810916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28741584923">
                <text:p>4.28741584923</text:p>
              </table:table-cell>
              <table:table-cell office:value-type="float" office:value="0.0941614200152">
                <text:p>0.09416142001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31033018062">
                <text:p>4.31033018062</text:p>
              </table:table-cell>
              <table:table-cell office:value-type="float" office:value="0.090802937254">
                <text:p>0.0908029372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32950998454">
                <text:p>4.32950998454</text:p>
              </table:table-cell>
              <table:table-cell office:value-type="float" office:value="0.086176051274">
                <text:p>0.0861760512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34847655675">
                <text:p>4.34847655675</text:p>
              </table:table-cell>
              <table:table-cell office:value-type="float" office:value="0.0821989096347">
                <text:p>0.08219890963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3691038605">
                <text:p>4.3691038605</text:p>
              </table:table-cell>
              <table:table-cell office:value-type="float" office:value="0.0795580411923">
                <text:p>0.07955804119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39188922317">
                <text:p>4.39188922317</text:p>
              </table:table-cell>
              <table:table-cell office:value-type="float" office:value="0.076613962166">
                <text:p>0.0766139621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41044915084">
                <text:p>4.41044915084</text:p>
              </table:table-cell>
              <table:table-cell office:value-type="float" office:value="0.072573644196">
                <text:p>0.0725736441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42876899653">
                <text:p>4.42876899653</text:p>
              </table:table-cell>
              <table:table-cell office:value-type="float" office:value="0.0691604416129">
                <text:p>0.06916044161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4491059649">
                <text:p>4.4491059649</text:p>
              </table:table-cell>
              <table:table-cell office:value-type="float" office:value="0.0668002798396">
                <text:p>0.06680027983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47199070048">
                <text:p>4.47199070048</text:p>
              </table:table-cell>
              <table:table-cell office:value-type="float" office:value="0.0636689461366">
                <text:p>0.06366894613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49072463774">
                <text:p>4.49072463774</text:p>
              </table:table-cell>
              <table:table-cell office:value-type="float" office:value="0.0592893159917">
                <text:p>0.05928931599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50967069226">
                <text:p>4.50967069226</text:p>
              </table:table-cell>
              <table:table-cell office:value-type="float" office:value="0.0551482193525">
                <text:p>0.05514821935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53104088614">
                <text:p>4.53104088614</text:p>
              </table:table-cell>
              <table:table-cell office:value-type="float" office:value="0.0523599394853">
                <text:p>0.05235993948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56014055372">
                <text:p>4.56014055372</text:p>
              </table:table-cell>
              <table:table-cell office:value-type="float" office:value="0.0496831543964">
                <text:p>0.04968315439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59009803928">
                <text:p>4.59009803928</text:p>
              </table:table-cell>
              <table:table-cell office:value-type="float" office:value="0.0467464069934">
                <text:p>0.04674640699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60916446925">
                <text:p>4.60916446925</text:p>
              </table:table-cell>
              <table:table-cell office:value-type="float" office:value="0.0424794227145">
                <text:p>0.04247942271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62753822688">
                <text:p>4.62753822688</text:p>
              </table:table-cell>
              <table:table-cell office:value-type="float" office:value="0.0374594601344">
                <text:p>0.03745946013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64645738044">
                <text:p>4.64645738044</text:p>
              </table:table-cell>
              <table:table-cell office:value-type="float" office:value="0.0328394255135">
                <text:p>0.03283942551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66538053153">
                <text:p>4.66538053153</text:p>
              </table:table-cell>
              <table:table-cell office:value-type="float" office:value="0.0292874112933">
                <text:p>0.02928741129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68667146283">
                <text:p>4.68667146283</text:p>
              </table:table-cell>
              <table:table-cell office:value-type="float" office:value="0.0270043891584">
                <text:p>0.02700438915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71557056812">
                <text:p>4.71557056812</text:p>
              </table:table-cell>
              <table:table-cell office:value-type="float" office:value="0.024774120362">
                <text:p>0.0247741203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74518684309">
                <text:p>4.74518684309</text:p>
              </table:table-cell>
              <table:table-cell office:value-type="float" office:value="0.0222553240328">
                <text:p>0.02225532403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76461408934">
                <text:p>4.76461408934</text:p>
              </table:table-cell>
              <table:table-cell office:value-type="float" office:value="0.0185488554897">
                <text:p>0.01854885548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7836772386">
                <text:p>4.7836772386</text:p>
              </table:table-cell>
              <table:table-cell office:value-type="float" office:value="0.0141841820313">
                <text:p>0.01418418203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8031617996">
                <text:p>4.8031617996</text:p>
              </table:table-cell>
              <table:table-cell office:value-type="float" office:value="0.0100760172315">
                <text:p>0.01007601723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82274144369">
                <text:p>4.82274144369</text:p>
              </table:table-cell>
              <table:table-cell office:value-type="float" office:value="0.00646018966844">
                <text:p>0.006460189668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84193625843">
                <text:p>4.84193625843</text:p>
              </table:table-cell>
              <table:table-cell office:value-type="float" office:value="0.00353516671182">
                <text:p>0.003535166711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86065062765">
                <text:p>4.86065062765</text:p>
              </table:table-cell>
              <table:table-cell office:value-type="float" office:value="0.00118151981742">
                <text:p>0.001181519817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87879946767">
                <text:p>4.87879946767</text:p>
              </table:table-cell>
              <table:table-cell office:value-type="float" office:value="-0.000716684962447">
                <text:p>-0.0007166849624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89630801458">
                <text:p>4.89630801458</text:p>
              </table:table-cell>
              <table:table-cell office:value-type="float" office:value="-0.0022657172547">
                <text:p>-0.00226571725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9131033922">
                <text:p>4.9131033922</text:p>
              </table:table-cell>
              <table:table-cell office:value-type="float" office:value="-0.00356721085208">
                <text:p>-0.00356721085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92910397636">
                <text:p>4.92910397636</text:p>
              </table:table-cell>
              <table:table-cell office:value-type="float" office:value="-0.00472663918225">
                <text:p>-0.004726639182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94420158298">
                <text:p>4.94420158298</text:p>
              </table:table-cell>
              <table:table-cell office:value-type="float" office:value="-0.00587076108693">
                <text:p>-0.005870761086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95822691815">
                <text:p>4.95822691815</text:p>
              </table:table-cell>
              <table:table-cell office:value-type="float" office:value="-0.00718643578291">
                <text:p>-0.00718643578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